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text-properties officeooo:rsid="002f73c6" officeooo:paragraph-rsid="002f73c6"/>
    </style:style>
    <style:style style:name="P3" style:family="paragraph" style:parent-style-name="Standard">
      <style:paragraph-properties fo:break-before="page"/>
      <style:text-properties officeooo:rsid="002f73c6" officeooo:paragraph-rsid="002f73c6"/>
    </style:style>
    <style:style style:name="P4" style:family="paragraph" style:parent-style-name="Standard">
      <style:paragraph-properties>
        <style:tab-stops/>
      </style:paragraph-properties>
      <style:text-properties officeooo:rsid="002f73c6" officeooo:paragraph-rsid="002f73c6"/>
    </style:style>
    <style:style style:name="P5" style:family="paragraph" style:parent-style-name="Standard">
      <style:paragraph-properties>
        <style:tab-stops/>
      </style:paragraph-properties>
      <style:text-properties officeooo:rsid="00bd6c24" officeooo:paragraph-rsid="00bd6c24"/>
    </style:style>
    <style:style style:name="P6" style:family="paragraph" style:parent-style-name="Standard">
      <style:paragraph-properties fo:break-before="page">
        <style:tab-stops/>
      </style:paragraph-properties>
      <style:text-properties officeooo:rsid="002f73c6" officeooo:paragraph-rsid="002f73c6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7pt" style:font-size-asian="7pt" style:font-size-complex="7pt"/>
    </style:style>
    <style:style style:name="P10" style:family="paragraph">
      <style:paragraph-properties fo:text-align="center"/>
      <style:text-properties style:font-name="Times New Roman" fo:font-size="8pt" style:font-size-asian="8pt" style:font-size-complex="8pt"/>
    </style:style>
    <style:style style:name="P11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12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13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14" style:family="paragraph">
      <style:paragraph-properties fo:text-align="center"/>
      <style:text-properties style:font-name="Times New Roman" fo:font-size="6pt" style:font-size-asian="6pt" style:font-size-complex="6pt"/>
    </style:style>
    <style:style style:name="P15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6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7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8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6666ff"/>
    </style:style>
    <style:style style:name="P2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none" draw:fill-color="#ffffff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5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text-properties fo:font-size="12pt"/>
    </style:style>
    <style:style style:name="P30" style:family="paragraph">
      <loext:graphic-properties draw:fill="solid" draw:fill-color="#ff6600"/>
      <style:paragraph-properties fo:text-align="center"/>
      <style:text-properties fo:font-size="9pt" style:font-size-asian="9pt" style:font-size-complex="9pt"/>
    </style:style>
    <style:style style:name="P31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P32" style:family="paragraph">
      <loext:graphic-properties draw:fill="solid" draw:fill-color="#99ff66"/>
      <style:paragraph-properties fo:text-align="center"/>
      <style:text-properties fo:font-size="9pt" style:font-size-asian="9pt" style:font-size-complex="9pt"/>
    </style:style>
    <style:style style:name="P33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  <style:text-properties fo:font-size="5pt" style:font-size-asian="5pt" style:font-size-complex="5pt"/>
    </style:style>
    <style:style style:name="P35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none" draw:fill-color="#ffffff"/>
      <style:text-properties fo:font-size="10pt" style:font-size-asian="10pt" style:font-size-complex="10pt"/>
    </style:style>
    <style:style style:name="P38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style:paragraph-properties fo:text-align="center"/>
      <style:text-properties fo:font-size="12pt"/>
    </style:style>
    <style:style style:name="P42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a4acf1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Times New Roman" fo:font-size="8pt" style:font-size-asian="8pt" style:font-size-complex="8pt"/>
    </style:style>
    <style:style style:name="T4" style:family="text">
      <style:text-properties style:font-name="Times New Roman"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Times New Roman1" fo:font-size="6pt" style:font-size-asian="6pt" style:font-size-complex="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dash" draw:stroke-dash="Line_20_Style_20_9" svg:stroke-color="#000000" draw:fill-color="#000000" draw:textarea-horizontal-align="center" draw:textarea-vertical-align="middle" style:run-through="foreground"/>
    </style:style>
    <style:style style:name="gr4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5" style:family="graphic">
      <style:graphic-properties draw:stroke="none" svg:stroke-color="#000000" draw:fill="none" draw:fill-color="#ffffff" fo:min-height="0.2555in" style:run-through="foreground"/>
    </style:style>
    <style:style style:name="gr6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3508in" style:run-through="foreground"/>
    </style:style>
    <style:style style:name="gr28" style:family="graphic">
      <style:graphic-properties draw:stroke="none" svg:stroke-color="#000000" draw:fill="none" draw:fill-color="#ffffff" fo:min-height="0.1925in" style:run-through="foreground"/>
    </style:style>
    <style:style style:name="gr29" style:family="graphic">
      <style:graphic-properties draw:textarea-horizontal-align="justify" draw:textarea-vertical-align="middle" draw:auto-grow-height="false" fo:min-height="0.4898in" fo:min-width="0.5638in" style:run-through="foreground"/>
    </style:style>
    <style:style style:name="gr30" style:family="graphic">
      <style:graphic-properties draw:textarea-horizontal-align="justify" draw:textarea-vertical-align="middle" draw:auto-grow-height="false" fo:min-height="0.4902in" fo:min-width="0.5638in" style:run-through="foreground"/>
    </style:style>
    <style:style style:name="gr31" style:family="graphic">
      <style:graphic-properties draw:textarea-horizontal-align="justify" draw:textarea-vertical-align="middle" draw:auto-grow-height="false" fo:min-height="0.4898in" fo:min-width="0.5634in" style:run-through="foreground"/>
    </style:style>
    <style:style style:name="gr32" style:family="graphic">
      <style:graphic-properties draw:stroke="none" svg:stroke-color="#000000" draw:fill="none" draw:fill-color="#ffffff" fo:min-height="0.2409in" style:run-through="foreground"/>
    </style:style>
    <style:style style:name="gr33" style:family="graphic">
      <style:graphic-properties draw:textarea-horizontal-align="justify" draw:textarea-vertical-align="middle" draw:auto-grow-height="false" fo:min-height="0.6583in" fo:min-width="0.7583in" style:run-through="foreground"/>
    </style:style>
    <style:style style:name="gr34" style:family="graphic">
      <style:graphic-properties svg:stroke-color="#ffffff" draw:fill-color="#6666ff" draw:textarea-horizontal-align="justify" draw:textarea-vertical-align="middle" draw:auto-grow-height="false" fo:min-height="0.1291in" fo:min-width="0.1555in" style:run-through="foreground"/>
    </style:style>
    <style:style style:name="gr35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6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/>
    </style:style>
    <style:style style:name="gr37" style:family="graphic">
      <style:graphic-properties svg:stroke-color="#ffffff" draw:fill-color="#6666ff" draw:textarea-horizontal-align="justify" draw:textarea-vertical-align="middle" draw:auto-grow-height="false" fo:min-height="0.1882in" fo:min-width="0.1882in" style:run-through="foreground"/>
    </style:style>
    <style:style style:name="gr38" style:family="graphic">
      <style:graphic-properties draw:stroke="none" svg:stroke-color="#000000" draw:fill="none" draw:fill-color="#ffffff" fo:min-height="0.1319in" style:run-through="foreground"/>
    </style:style>
    <style:style style:name="gr39" style:family="graphic">
      <style:graphic-properties draw:stroke="none" svg:stroke-color="#000000" draw:fill="none" draw:fill-color="#ffffff" fo:min-height="0.1661in" style:run-through="foreground"/>
    </style:style>
    <style:style style:name="gr40" style:family="graphic">
      <style:graphic-properties draw:stroke="none" svg:stroke-color="#000000" draw:fill="none" draw:fill-color="#ffffff" fo:min-height="0.172in" style:run-through="foreground"/>
    </style:style>
    <style:style style:name="gr41" style:family="graphic">
      <style:graphic-properties draw:stroke="none" svg:stroke-color="#000000" draw:fill="none" draw:fill-color="#ffffff" fo:min-height="0.1445in" style:run-through="foreground"/>
    </style:style>
    <style:style style:name="gr42" style:family="graphic">
      <style:graphic-properties draw:stroke="none" svg:stroke-color="#000000" draw:fill="none" draw:fill-color="#ffffff" fo:min-height="0.1634in" style:run-through="foreground"/>
    </style:style>
    <style:style style:name="gr43" style:family="graphic">
      <style:graphic-properties draw:marker-start="" draw:marker-end="Arrowheads_20_3" draw:textarea-horizontal-align="center" draw:textarea-vertical-align="middle" style:run-through="foreground"/>
    </style:style>
    <style:style style:name="gr44" style:family="graphic">
      <style:graphic-properties draw:stroke="none" svg:stroke-color="#000000" draw:fill="none" draw:fill-color="#ffffff" fo:min-height="0.1126in" style:run-through="foreground"/>
    </style:style>
    <style:style style:name="gr45" style:family="graphic">
      <style:graphic-properties draw:stroke="none" svg:stroke-color="#000000" draw:fill="none" draw:fill-color="#ffffff" fo:min-height="0.1236in" style:run-through="foreground"/>
    </style:style>
    <style:style style:name="gr46" style:family="graphic">
      <style:graphic-properties draw:stroke="none" svg:stroke-color="#000000" draw:fill="none" draw:fill-color="#ffffff" fo:min-height="0.1362in" style:run-through="foreground"/>
    </style:style>
    <style:style style:name="gr47" style:family="graphic">
      <style:graphic-properties draw:stroke="none" svg:stroke-color="#000000" draw:fill="none" draw:fill-color="#ffffff" fo:min-height="0.1181in" style:run-through="foreground"/>
    </style:style>
    <style:style style:name="gr48" style:family="graphic">
      <style:graphic-properties draw:stroke="none" svg:stroke-color="#000000" draw:fill="none" draw:fill-color="#ffffff" fo:min-height="0.1457in" style:run-through="foreground"/>
    </style:style>
    <style:style style:name="gr4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/>
    </style:style>
    <style:style style:name="gr50" style:family="graphic">
      <style:graphic-properties draw:stroke="none" svg:stroke-color="#000000" draw:fill="none" draw:fill-color="#ffffff" fo:min-height="0.1984in" style:run-through="foreground"/>
    </style:style>
    <style:style style:name="gr51" style:family="graphic">
      <style:graphic-properties draw:textarea-horizontal-align="justify" draw:textarea-vertical-align="middle" draw:auto-grow-height="false" fo:min-height="0.4909in" fo:min-width="0.5638in" style:run-through="foreground"/>
    </style:style>
    <style:style style:name="gr52" style:family="graphic">
      <style:graphic-properties draw:textarea-horizontal-align="justify" draw:textarea-vertical-align="middle" draw:auto-grow-height="false" fo:min-height="0.4898in" fo:min-width="0.5646in" style:run-through="foreground"/>
    </style:style>
    <style:style style:name="gr53" style:family="graphic">
      <style:graphic-properties draw:textarea-horizontal-align="justify" draw:textarea-vertical-align="middle" draw:auto-grow-height="false" fo:min-height="0.4909in" fo:min-width="0.5646in" style:run-through="foreground"/>
    </style:style>
    <style:style style:name="gr54" style:family="graphic">
      <style:graphic-properties draw:stroke="none" svg:stroke-color="#000000" draw:fill="none" draw:fill-color="#ffffff" fo:min-height="0.1665in" style:run-through="foreground"/>
    </style:style>
    <style:style style:name="gr55" style:family="graphic">
      <style:graphic-properties draw:textarea-horizontal-align="justify" draw:textarea-vertical-align="middle" draw:auto-grow-height="false" fo:min-height="0.3756in" fo:min-width="0.4327in" style:run-through="foreground"/>
    </style:style>
    <style:style style:name="gr56" style:family="graphic">
      <style:graphic-properties draw:textarea-horizontal-align="justify" draw:textarea-vertical-align="middle" draw:auto-grow-height="false" fo:min-height="0.3772in" fo:min-width="0.4335in" style:run-through="foreground"/>
    </style:style>
    <style:style style:name="gr57" style:family="graphic">
      <style:graphic-properties draw:textarea-horizontal-align="justify" draw:textarea-vertical-align="middle" draw:auto-grow-height="false" fo:min-height="0.3756in" fo:min-width="0.4319in" style:run-through="foreground"/>
    </style:style>
    <style:style style:name="gr58" style:family="graphic">
      <style:graphic-properties draw:stroke="none" svg:stroke-color="#000000" draw:fill="none" draw:fill-color="#ffffff" fo:min-height="0.1382in" style:run-through="foreground"/>
    </style:style>
    <style:style style:name="gr59" style:family="graphic">
      <style:graphic-properties draw:stroke="none" svg:stroke-color="#000000" draw:fill="none" draw:fill-color="#ffffff" fo:min-height="0.1374in" style:run-through="foreground"/>
    </style:style>
    <style:style style:name="gr60" style:family="graphic">
      <style:graphic-properties draw:textarea-horizontal-align="justify" draw:textarea-vertical-align="middle" draw:auto-grow-height="false" fo:min-height="0.2846in" fo:min-width="0.3291in" style:run-through="foreground"/>
    </style:style>
    <style:style style:name="gr61" style:family="graphic">
      <style:graphic-properties draw:textarea-horizontal-align="justify" draw:textarea-vertical-align="middle" draw:auto-grow-height="false" fo:min-height="0.2854in" fo:min-width="0.3299in" style:run-through="foreground"/>
    </style:style>
    <style:style style:name="gr62" style:family="graphic">
      <style:graphic-properties draw:textarea-horizontal-align="justify" draw:textarea-vertical-align="middle" draw:auto-grow-height="false" fo:min-height="0.2846in" fo:min-width="0.3283in" style:run-through="foreground"/>
    </style:style>
    <style:style style:name="gr63" style:family="graphic">
      <style:graphic-properties draw:textarea-horizontal-align="justify" draw:textarea-vertical-align="middle" draw:auto-grow-height="false" fo:min-height="0.3764in" fo:min-width="0.4327in" style:run-through="foreground"/>
    </style:style>
    <style:style style:name="gr64" style:family="graphic">
      <style:graphic-properties draw:textarea-horizontal-align="justify" draw:textarea-vertical-align="middle" draw:auto-grow-height="false" fo:min-height="0.3783in" fo:min-width="0.4335in" style:run-through="foreground"/>
    </style:style>
    <style:style style:name="gr65" style:family="graphic">
      <style:graphic-properties draw:textarea-horizontal-align="justify" draw:textarea-vertical-align="middle" draw:auto-grow-height="false" fo:min-height="0.3764in" fo:min-width="0.4319in" style:run-through="foreground"/>
    </style:style>
    <style:style style:name="gr66" style:family="graphic">
      <style:graphic-properties svg:stroke-color="#ffffff" draw:fill-color="#6666ff" draw:textarea-horizontal-align="justify" draw:textarea-vertical-align="middle" draw:auto-grow-height="false" fo:min-height="0.1291in" fo:min-width="0.1319in" style:run-through="foreground"/>
    </style:style>
    <style:style style:name="gr67" style:family="graphic">
      <style:graphic-properties draw:stroke="solid" svg:stroke-color="#000000" draw:fill="solid" draw:fill-color="#ff6600" fo:min-height="0.2563in" style:run-through="foreground"/>
    </style:style>
    <style:style style:name="gr68" style:family="graphic">
      <style:graphic-properties draw:stroke="solid" svg:stroke-color="#000000" draw:fill="solid" draw:fill-color="#ffff00" fo:min-height="0.1811in" style:run-through="foreground"/>
    </style:style>
    <style:style style:name="gr69" style:family="graphic">
      <style:graphic-properties draw:stroke="solid" svg:stroke-color="#000000" draw:fill="solid" draw:fill-color="#99ff66" fo:min-height="0.2035in" style:run-through="foreground"/>
    </style:style>
    <style:style style:name="gr7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/>
    </style:style>
    <style:style style:name="gr71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/>
    </style:style>
    <style:style style:name="gr72" style:family="graphic">
      <style:graphic-properties draw:stroke="none" svg:stroke-color="#000000" draw:fill="none" draw:fill-color="#ffffff" fo:min-height="0.0807in" style:run-through="foreground"/>
    </style:style>
    <style:style style:name="gr73" style:family="graphic">
      <style:graphic-properties draw:textarea-horizontal-align="justify" draw:textarea-vertical-align="middle" draw:auto-grow-height="false" fo:min-height="0.6583in" fo:min-width="0.75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Line_20_Style_20_9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svg:stroke-color="#000000" draw:fill="none" draw:fill-color="#ffffff" fo:min-height="0.1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none" svg:stroke-color="#000000" draw:fill="none" draw:fill-color="#ffffff" fo:min-height="0.144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svg:stroke-color="#000000" draw:fill="none" draw:fill-color="#ffffff" fo:min-height="0.16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marker-start="" draw:marker-end="Arrowheads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none" svg:stroke-color="#000000" draw:fill="none" draw:fill-color="#ffffff" fo:min-height="0.1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color="#000000" draw:fill="none" draw:fill-color="#ffffff" fo:min-height="0.136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none" svg:stroke-color="#000000" draw:fill="none" draw:fill-color="#ffffff" fo:min-height="0.1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none" svg:stroke-color="#000000" draw:fill="none" draw:fill-color="#ffffff" fo:min-height="0.145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solid" svg:stroke-color="#000000" draw:fill="solid" draw:fill-color="#ff6600" draw:textarea-vertical-align="middle" fo:min-height="0.2563in" style:run-through="foreground"/>
    </style:style>
    <style:style style:name="gr87" style:family="graphic">
      <style:graphic-properties draw:stroke="solid" svg:stroke-color="#000000" draw:fill="solid" draw:fill-color="#ffff00" draw:textarea-vertical-align="middle" fo:min-height="0.1811in" style:run-through="foreground"/>
    </style:style>
    <style:style style:name="gr88" style:family="graphic">
      <style:graphic-properties draw:stroke="solid" svg:stroke-color="#000000" draw:fill="solid" draw:fill-color="#99ff66" draw:textarea-vertical-align="middle" fo:min-height="0.2035in" style:run-through="foreground"/>
    </style:style>
    <style:style style:name="gr8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svg:stroke-color="#000000" draw:fill="none" draw:fill-color="#ffffff" fo:min-height="0.1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svg:stroke-color="#000000" draw:fill="none" draw:fill-color="#ffffff" fo:min-height="0.08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color="#000000" draw:fill="none" draw:fill-color="#ffffff" fo:min-height="0.16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0.3429in" style:run-through="foreground"/>
    </style:style>
    <style:style style:name="gr95" style:family="graphic">
      <style:graphic-properties draw:textarea-horizontal-align="justify" draw:textarea-vertical-align="middle" draw:auto-grow-height="false" fo:min-height="0.2689in" fo:min-width="0.3098in" style:run-through="foreground"/>
    </style:style>
    <style:style style:name="gr96" style:family="graphic">
      <style:graphic-properties draw:textarea-horizontal-align="justify" draw:textarea-vertical-align="middle" draw:auto-grow-height="false" fo:min-height="0.2689in" fo:min-width="0.3102in" style:run-through="foreground"/>
    </style:style>
    <style:style style:name="gr97" style:family="graphic">
      <style:graphic-properties draw:stroke="none" svg:stroke-color="#000000" draw:fill="none" draw:fill-color="#ffffff" fo:min-height="0.1945in" style:run-through="foreground"/>
    </style:style>
    <style:style style:name="gr98" style:family="graphic">
      <style:graphic-properties draw:stroke="none" svg:stroke-color="#000000" draw:fill="none" draw:fill-color="#ffffff" fo:min-height="0.3839in" style:run-through="foreground"/>
    </style:style>
    <style:style style:name="gr99" style:family="graphic">
      <style:graphic-properties draw:textarea-horizontal-align="justify" draw:textarea-vertical-align="middle" draw:auto-grow-height="false" fo:min-height="0.361in" fo:min-width="0.4165in" style:run-through="foreground"/>
    </style:style>
    <style:style style:name="gr100" style:family="graphic">
      <style:graphic-properties draw:textarea-horizontal-align="justify" draw:textarea-vertical-align="middle" draw:auto-grow-height="false" fo:min-height="0.361in" fo:min-width="0.4173in" style:run-through="foreground"/>
    </style:style>
    <style:style style:name="gr101" style:family="graphic">
      <style:graphic-properties draw:stroke="none" svg:stroke-color="#000000" draw:fill="none" draw:fill-color="#ffffff" fo:min-height="0.1937in" style:run-through="foreground"/>
    </style:style>
    <style:style style:name="gr102" style:family="graphic">
      <style:graphic-properties svg:stroke-color="#ffffff" draw:fill-color="#6666ff" draw:textarea-horizontal-align="justify" draw:textarea-vertical-align="middle" draw:auto-grow-height="false" fo:min-height="0.0709in" fo:min-width="0.0862in" style:run-through="foreground"/>
    </style:style>
    <style:style style:name="gr103" style:family="graphic">
      <style:graphic-properties svg:stroke-color="#ffffff" draw:fill-color="#6666ff" draw:textarea-horizontal-align="justify" draw:textarea-vertical-align="middle" draw:auto-grow-height="false" fo:min-height="0.0799in" fo:min-width="0.07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draw:stroke="none" svg:stroke-color="#000000" draw:fill="none" draw:fill-color="#ffffff" fo:min-height="0.0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5" style:family="graphic">
      <style:graphic-properties draw:stroke="none" svg:stroke-color="#000000" draw:fill="none" draw:fill-color="#ffffff" fo:min-height="0.19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draw:stroke="solid" svg:stroke-color="#000000" draw:fill="solid" draw:fill-color="#ff6600" draw:textarea-vertical-align="middle" fo:min-height="0.15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draw:stroke="solid" svg:stroke-color="#000000" draw:fill="solid" draw:fill-color="#ffff00" draw:textarea-vertical-align="middle" fo:min-height="0.1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draw:textarea-horizontal-align="justify" draw:textarea-vertical-align="middle" draw:auto-grow-height="false" fo:min-height="0.4283in" fo:min-width="0.4929in" style:run-through="foreground"/>
    </style:style>
    <style:style style:name="gr109" style:family="graphic">
      <style:graphic-properties draw:textarea-horizontal-align="justify" draw:textarea-vertical-align="middle" draw:auto-grow-height="false" fo:min-height="0.4291in" fo:min-width="0.4929in" style:run-through="foreground"/>
    </style:style>
    <style:style style:name="gr110" style:family="graphic">
      <style:graphic-properties draw:stroke="none" svg:stroke-color="#000000" draw:fill="none" draw:fill-color="#ffffff" fo:min-height="0.1602in" style:run-through="foreground"/>
    </style:style>
    <style:style style:name="gr1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3" style:family="graphic">
      <style:graphic-properties draw:stroke="none" svg:stroke-color="#000000" draw:fill="none" draw:fill-color="#ffffff" fo:min-height="0.0965in" style:run-through="foreground"/>
    </style:style>
    <style:style style:name="gr114" style:family="graphic">
      <style:graphic-properties draw:stroke="none" svg:stroke-color="#000000" draw:fill="none" draw:fill-color="#ffffff" fo:min-height="0.1075in" style:run-through="foreground"/>
    </style:style>
    <style:style style:name="gr115" style:family="graphic">
      <style:graphic-properties draw:stroke="none" svg:stroke-color="#000000" draw:fill="none" draw:fill-color="#ffffff" fo:min-height="0.2118in" style:run-through="foreground"/>
    </style:style>
    <style:style style:name="gr116" style:family="graphic">
      <style:graphic-properties draw:stroke="none" svg:stroke-color="#000000" draw:fill="none" draw:fill-color="#ffffff" fo:min-height="0.2453in" style:run-through="foreground"/>
    </style:style>
    <style:style style:name="gr117" style:family="graphic">
      <style:graphic-properties style:run-through="foreground" style:vertical-pos="from-top" style:vertical-rel="paragraph" style:horizontal-pos="from-left" style:horizontal-rel="paragraph"/>
    </style:style>
    <style:style style:name="gr118" style:family="graphic">
      <style:graphic-properties draw:textarea-horizontal-align="justify" draw:textarea-vertical-align="middle" draw:auto-grow-height="false" fo:min-height="0.4236in" fo:min-width="0.4366in" style:run-through="foreground"/>
    </style:style>
    <style:style style:name="gr119" style:family="graphic">
      <style:graphic-properties draw:stroke="none" svg:stroke-color="#000000" draw:fill="none" draw:fill-color="#ffffff" fo:min-height="0.1437in" style:run-through="foreground"/>
    </style:style>
    <style:style style:name="gr120" style:family="graphic">
      <style:graphic-properties draw:stroke="none" svg:stroke-color="#000000" draw:fill="none" draw:fill-color="#ffffff" fo:min-height="0.1492in" style:run-through="foreground"/>
    </style:style>
    <style:style style:name="gr121" style:family="graphic">
      <style:graphic-properties draw:stroke="none" svg:stroke-color="#000000" draw:fill="none" draw:fill-color="#ffffff" fo:min-height="0.1252in" style:run-through="foreground"/>
    </style:style>
    <style:style style:name="gr122" style:family="graphic">
      <style:graphic-properties draw:stroke="none" svg:stroke-color="#000000" draw:fill="none" draw:fill-color="#ffffff" fo:min-height="0.1417in" style:run-through="foreground"/>
    </style:style>
    <style:style style:name="gr123" style:family="graphic">
      <style:graphic-properties draw:stroke="none" svg:stroke-color="#000000" draw:fill="none" draw:fill-color="#ffffff" fo:min-height="0.069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1" draw:style-name="gr6" draw:text-style-name="P10" svg:width="0.4067in" svg:height="0.7768in" svg:x="0.1929in" svg:y="0.2236in"><text:p text:style-name="P8"><text:span text:style-name="T3">Input</text:span></text:p><text:p text:style-name="P8"><text:span text:style-name="T3">1x15x15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7" draw:text-style-name="P11" svg:width="0.7748in" svg:height="0.7768in" svg:x="0.6217in" svg:y="0.2236in"><text:p text:style-name="P8"><text:span text:style-name="T3">CONV1+ReLU</text:span></text:p><text:p text:style-name="P8"><text:span text:style-name="T3">filters: 20</text:span></text:p><text:p text:style-name="P8"><text:span text:style-name="T3">f_size: 4x4</text:span></text:p><text:p text:style-name="P8"><text:span text:style-name="T3">stride: 1</text:span></text:p><text:p text:style-name="P8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8" draw:text-style-name="P12" svg:width="0.5287in" svg:height="0.7768in" svg:x="1.4181in" svg:y="0.2236in"><text:p text:style-name="P8"><text:span text:style-name="T3">POOL1</text:span></text:p><text:p text:style-name="P8"><text:span text:style-name="T3">f_size: 2x2</text:span></text:p><text:p text:style-name="P8"><text:span text:style-name="T3">stride: 2</text:span></text:p><text:p text:style-name="P8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9" draw:text-style-name="P11" svg:width="0.7406in" svg:height="0.7768in" svg:x="1.9626in" svg:y="0.2236in"><text:p text:style-name="P8"><text:span text:style-name="T3">CONV2+ReLU</text:span></text:p><text:p text:style-name="P8"><text:span text:style-name="T3">filters: 40</text:span></text:p><text:p text:style-name="P8"><text:span text:style-name="T3">f_size: 3x3</text:span></text:p><text:p text:style-name="P8"><text:span text:style-name="T3">stride: 1</text:span></text:p><text:p text:style-name="P8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10" draw:text-style-name="P12" svg:width="0.5524in" svg:height="0.7768in" svg:x="2.7193in" svg:y="0.2236in"><text:p text:style-name="P8"><text:span text:style-name="T3">POOL2</text:span></text:p><text:p text:style-name="P8"><text:span text:style-name="T3">stride: 2</text:span></text:p><text:p text:style-name="P8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11" draw:text-style-name="P13" svg:width="0.5524in" svg:height="0.7768in" svg:x="3.2937in" svg:y="0.2236in"><text:p text:style-name="P8"><text:span text:style-name="T3">FC1+ReLU</text:span></text:p><text:p text:style-name="P8"><text:span text:style-name="T3">60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11" draw:text-style-name="P13" svg:width="0.5524in" svg:height="0.7768in" svg:x="3.8681in" svg:y="0.2236in"><text:p text:style-name="P8"><text:span text:style-name="T3">FC2+ReLU</text:span></text:p><text:p text:style-name="P8"><text:span text:style-name="T3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name="Shape1" draw:style-name="gr12" draw:text-style-name="P14" svg:width="0.3331in" svg:height="0.7768in" svg:x="0.1929in" svg:y="0.0319in"><text:p text:style-name="P8"><text:span text:style-name="T4">Input</text:span></text:p><text:p text:style-name="P8"><text:span text:style-name="T4">1x39x39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13" draw:text-style-name="P15" svg:width="0.5504in" svg:height="0.7768in" svg:x="0.5437in" svg:y="0.0319in"><text:p text:style-name="P8"><text:span text:style-name="T4">CONV1+ReLU</text:span></text:p><text:p text:style-name="P8"><text:span text:style-name="T4">filters: 20</text:span></text:p><text:p text:style-name="P8"><text:span text:style-name="T4">f_size: 4x4</text:span></text:p><text:p text:style-name="P8"><text:span text:style-name="T4">stride: 1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3" draw:text-style-name="P15" svg:width="0.5504in" svg:height="0.7768in" svg:x="1.5366in" svg:y="0.0319in"><text:p text:style-name="P8"><text:span text:style-name="T4">CONV2+ReLU</text:span></text:p><text:p text:style-name="P8"><text:span text:style-name="T4">filters: 40</text:span></text:p><text:p text:style-name="P8"><text:span text:style-name="T4">f_size: 3x3</text:span></text:p><text:p text:style-name="P8"><text:span text:style-name="T4">stride: 1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4" draw:text-style-name="P16" svg:width="0.4098in" svg:height="0.7768in" svg:x="1.111in" svg:y="0.0319in"><text:p text:style-name="P8"><text:span text:style-name="T4">POOL1</text:span></text:p><text:p text:style-name="P8"><text:span text:style-name="T4">f_size: 2x2</text:span></text:p><text:p text:style-name="P8"><text:span text:style-name="T4">stride: 2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5" draw:text-style-name="P16" svg:width="0.4157in" svg:height="0.7768in" svg:x="2.1055in" svg:y="0.0374in"><text:p text:style-name="P8"><text:span text:style-name="T4">POOL2</text:span></text:p><text:p text:style-name="P8"><text:span text:style-name="T4">stride: 2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13" draw:text-style-name="P15" svg:width="0.5504in" svg:height="0.7768in" svg:x="2.5374in" svg:y="0.0319in"><text:p text:style-name="P8"><text:span text:style-name="T4">CONV3+ReLU</text:span></text:p><text:p text:style-name="P8"><text:span text:style-name="T4">filters: 60</text:span></text:p><text:p text:style-name="P8"><text:span text:style-name="T4">f_size: 3x3</text:span></text:p><text:p text:style-name="P8"><text:span text:style-name="T4">stride: 1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4" draw:text-style-name="P16" svg:width="0.4098in" svg:height="0.7768in" svg:x="3.0992in" svg:y="0.0319in"><text:p text:style-name="P8"><text:span text:style-name="T4">POOL3</text:span></text:p><text:p text:style-name="P8"><text:span text:style-name="T4">f_size: 2x2</text:span></text:p><text:p text:style-name="P8"><text:span text:style-name="T4">stride: 2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18" draw:text-style-name="P15" svg:width="0.548in" svg:height="0.7768in" svg:x="3.5252in" svg:y="0.0319in"><text:p text:style-name="P8"><text:span text:style-name="T4">CONV4+ReLU</text:span></text:p><text:p text:style-name="P8"><text:span text:style-name="T4">filters: 80</text:span></text:p><text:p text:style-name="P8"><text:span text:style-name="T4">f_size: 2x2</text:span></text:p><text:p text:style-name="P8"><text:span text:style-name="T4">stride: 1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6" draw:text-style-name="P17" svg:width="0.4512in" svg:height="0.7768in" svg:x="4.0898in" svg:y="0.0319in"><text:p text:style-name="P8"><text:span text:style-name="T4">FC1+ReLU</text:span></text:p><text:p text:style-name="P8"><text:span text:style-name="T4">120/100/10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17" draw:text-style-name="P17" svg:width="0.4217in" svg:height="0.7768in" svg:x="4.5571in" svg:y="0.0319in"><text:p text:style-name="P8"><text:span text:style-name="T4">FC2+ReLU</text:span></text:p><text:p text:style-name="P8"><text:span text:style-name="T4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8" draw:name="Shape1" draw:style-name="gr19" draw:text-style-name="P14" svg:width="0.4012in" svg:height="0.7768in" svg:x="0.1764in" svg:y="0.0319in"><text:p text:style-name="P8"><text:span text:style-name="T4">Input</text:span></text:p><text:p text:style-name="P8"><text:span text:style-name="T4">1x192x256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13" draw:text-style-name="P15" svg:width="0.5504in" svg:height="0.7768in" svg:x="0.5937in" svg:y="0.0319in"><text:p text:style-name="P8"><text:span text:style-name="T4">CONV1</text:span></text:p><text:p text:style-name="P8"><text:span text:style-name="T4">filters: 32</text:span></text:p><text:p text:style-name="P8"><text:span text:style-name="T4">f_size: 3x3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14" draw:text-style-name="P16" svg:width="0.4098in" svg:height="0.7768in" svg:x="1.161in" svg:y="0.0319in"><text:p text:style-name="P8"><text:span text:style-name="T4">POOL1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3" draw:text-style-name="P15" svg:width="0.5504in" svg:height="0.7768in" svg:x="1.9366in" svg:y="0.0319in"><text:p text:style-name="P8"><text:span text:style-name="T4">CONV2</text:span></text:p><text:p text:style-name="P8"><text:span text:style-name="T4">filters: 64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5" draw:text-style-name="P16" svg:width="0.4157in" svg:height="0.7768in" svg:x="2.5055in" svg:y="0.0374in"><text:p text:style-name="P8"><text:span text:style-name="T4">POOL2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6" draw:text-style-name="P17" svg:width="0.4512in" svg:height="0.7768in" svg:x="4.6307in" svg:y="0.0319in"><text:p text:style-name="P8"><text:span text:style-name="T4">FC1</text:span></text:p><text:p text:style-name="P8"><text:span text:style-name="T4">1000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13" draw:text-style-name="P15" svg:width="0.5504in" svg:height="0.7768in" svg:x="3.2925in" svg:y="0.0319in"><text:p text:style-name="P8"><text:span text:style-name="T4">CONV3</text:span></text:p><text:p text:style-name="P8"><text:span text:style-name="T4">filters: 128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4" draw:text-style-name="P16" svg:width="0.4098in" svg:height="0.7768in" svg:x="3.8543in" svg:y="0.0319in"><text:p text:style-name="P8"><text:span text:style-name="T4">POOL3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7" draw:name="Shape1" draw:style-name="gr16" draw:text-style-name="P17" svg:width="0.4512in" svg:height="0.7768in" svg:x="5.4429in" svg:y="0.0319in"><text:p text:style-name="P8"><text:span text:style-name="T4">FC2</text:span></text:p><text:p text:style-name="P8"><text:span text:style-name="T4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Shape1" draw:style-name="gr20" draw:text-style-name="P18" svg:width="0.3331in" svg:height="0.7768in" svg:x="1.5854in" svg:y="0.0319in"><text:p text:style-name="P8"><text:span text:style-name="T4">DROP1</text:span></text:p><text:p text:style-name="P8"><text:span text:style-name="T4">p: 0.1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20" draw:text-style-name="P18" svg:width="0.3331in" svg:height="0.7768in" svg:x="2.9402in" svg:y="0.0374in"><text:p text:style-name="P8"><text:span text:style-name="T4">DROP2</text:span></text:p><text:p text:style-name="P8"><text:span text:style-name="T4">p: 0.2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20" draw:text-style-name="P18" svg:width="0.3331in" svg:height="0.7768in" svg:x="4.2783in" svg:y="0.0319in"><text:p text:style-name="P8"><text:span text:style-name="T4">DROP3</text:span></text:p><text:p text:style-name="P8"><text:span text:style-name="T4">p: 0.3</text:span></text:p><draw:enhanced-geometry svg:viewBox="0 0 21600 21600" draw:type="rectangle" draw:enhanced-path="M 0 0 L 21600 0 21600 21600 0 21600 0 0 Z N"/></draw:custom-shape><draw:custom-shape text:anchor-type="paragraph" draw:z-index="31" draw:name="Shape1" draw:style-name="gr20" draw:text-style-name="P18" svg:width="0.3331in" svg:height="0.7768in" svg:x="5.0957in" svg:y="0.0319in"><text:p text:style-name="P8"><text:span text:style-name="T4">DROP4</text:span></text:p><text:p text:style-name="P8"><text:span text:style-name="T4">p: 0.5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17" draw:text-style-name="P17" svg:width="0.4217in" svg:height="0.7768in" svg:x="5.9083in" svg:y="0.0319in"><text:p text:style-name="P8"><text:span text:style-name="T4">FC3</text:span></text:p><text:p text:style-name="P8"><text:span text:style-name="T4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2" draw:name="Shape1" draw:style-name="gr12" draw:text-style-name="P14" svg:width="0.3331in" svg:height="0.7768in" svg:x="0.2319in" svg:y="0.4228in"><text:p text:style-name="P8"><text:span text:style-name="T4">Input</text:span></text:p><text:p text:style-name="P8"><text:span text:style-name="T4">96x96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21" draw:text-style-name="P15" svg:width="0.4051in" svg:height="0.7768in" svg:x="0.5827in" svg:y="0.4228in"><text:p text:style-name="P8"><text:span text:style-name="T4">CONV1.1</text:span></text:p><text:p text:style-name="P8"><text:span text:style-name="T4">filters: 32</text:span></text:p><text:p text:style-name="P8"><text:span text:style-name="T4">f_size: 4x4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4" draw:text-style-name="P16" svg:width="0.4098in" svg:height="0.7768in" svg:x="1.4327in" svg:y="0.4228in"><text:p text:style-name="P8"><text:span text:style-name="T4">POOL1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22" draw:text-style-name="P15" svg:width="0.3787in" svg:height="0.7768in" svg:x="2.2083in" svg:y="0.4228in"><text:p text:style-name="P8"><text:span text:style-name="T4">CONV2.1</text:span></text:p><text:p text:style-name="P8"><text:span text:style-name="T4">filters: 32</text:span></text:p><text:p text:style-name="P8"><text:span text:style-name="T4">f_size: 3x3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5" draw:text-style-name="P16" svg:width="0.4157in" svg:height="0.7768in" svg:x="2.9992in" svg:y="0.4283in"><text:p text:style-name="P8"><text:span text:style-name="T4">POOL2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6" draw:text-style-name="P17" svg:width="0.4512in" svg:height="0.7768in" svg:x="5.3681in" svg:y="0.4228in"><text:p text:style-name="P8"><text:span text:style-name="T4">FC1</text:span></text:p><text:p text:style-name="P8"><text:span text:style-name="T4">1500</text:span></text:p><draw:enhanced-geometry svg:viewBox="0 0 21600 21600" draw:type="rectangle" draw:enhanced-path="M 0 0 L 21600 0 21600 21600 0 21600 0 0 Z N"/></draw:custom-shape><draw:custom-shape text:anchor-type="paragraph" draw:z-index="38" draw:name="Shape1" draw:style-name="gr17" draw:text-style-name="P17" svg:width="0.4217in" svg:height="0.7768in" svg:x="6.6457in" svg:y="0.4228in"><text:p text:style-name="P8"><text:span text:style-name="T4">FC3</text:span></text:p><text:p text:style-name="P8"><text:span text:style-name="T4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9" draw:name="Shape1" draw:style-name="gr23" draw:text-style-name="P15" svg:width="0.3858in" svg:height="0.7768in" svg:x="3.7862in" svg:y="0.4228in"><text:p text:style-name="P8"><text:span text:style-name="T4">CONV3.1</text:span></text:p><text:p text:style-name="P8"><text:span text:style-name="T4">filters: 64</text:span></text:p><text:p text:style-name="P8"><text:span text:style-name="T4">f_size: 3x3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4" draw:text-style-name="P16" svg:width="0.4098in" svg:height="0.7768in" svg:x="4.5917in" svg:y="0.4228in"><text:p text:style-name="P8"><text:span text:style-name="T4">POOL3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41" draw:name="Shape1" draw:style-name="gr16" draw:text-style-name="P17" svg:width="0.4512in" svg:height="0.7768in" svg:x="6.1807in" svg:y="0.4228in"><text:p text:style-name="P8"><text:span text:style-name="T4">FC2</text:span></text:p><text:p text:style-name="P8"><text:span text:style-name="T4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2" draw:name="Shape1" draw:style-name="gr24" draw:text-style-name="P18" svg:width="0.3331in" svg:height="0.7768in" svg:x="1.8571in" svg:y="0.4228in"><text:p text:style-name="P8"><text:span text:style-name="T4">DROP1</text:span></text:p><text:p text:style-name="P8"><text:span text:style-name="T4">p: 0.1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24" draw:text-style-name="P18" svg:width="0.3331in" svg:height="0.7768in" svg:x="3.4339in" svg:y="0.4283in"><text:p text:style-name="P8"><text:span text:style-name="T4">DROP2</text:span></text:p><text:p text:style-name="P8"><text:span text:style-name="T4">p: 0.2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24" draw:text-style-name="P18" svg:width="0.3331in" svg:height="0.7768in" svg:x="5.0161in" svg:y="0.4228in"><text:p text:style-name="P8"><text:span text:style-name="T4">DROP3</text:span></text:p><text:p text:style-name="P8"><text:span text:style-name="T4">p: 0.3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4" draw:text-style-name="P18" svg:width="0.3331in" svg:height="0.7768in" svg:x="5.8335in" svg:y="0.4228in"><text:p text:style-name="P8"><text:span text:style-name="T4">DROP4</text:span></text:p><text:p text:style-name="P8"><text:span text:style-name="T4">p: 0.5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25" draw:text-style-name="P15" svg:width="0.4106in" svg:height="0.7768in" svg:x="1.0075in" svg:y="0.4228in"><text:p text:style-name="P8"><text:span text:style-name="T4">CONV1.2</text:span></text:p><text:p text:style-name="P8"><text:span text:style-name="T4">filters: 32</text:span></text:p><text:p text:style-name="P8"><text:span text:style-name="T4">f_size: 4x4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22" draw:text-style-name="P15" svg:width="0.3787in" svg:height="0.7768in" svg:x="2.6043in" svg:y="0.428in"><text:p text:style-name="P8"><text:span text:style-name="T4">CONV2.2</text:span></text:p><text:p text:style-name="P8"><text:span text:style-name="T4">filters: 32</text:span></text:p><text:p text:style-name="P8"><text:span text:style-name="T4">f_size: 3x3</text:span></text:p><draw:enhanced-geometry svg:viewBox="0 0 21600 21600" draw:type="rectangle" draw:enhanced-path="M 0 0 L 21600 0 21600 21600 0 21600 0 0 Z N"/></draw:custom-shape><draw:custom-shape text:anchor-type="paragraph" draw:z-index="48" draw:name="Shape1" draw:style-name="gr23" draw:text-style-name="P15" svg:width="0.3858in" svg:height="0.7768in" svg:x="4.1898in" svg:y="0.4228in"><text:p text:style-name="P8"><text:span text:style-name="T4">CONV3.2</text:span></text:p><text:p text:style-name="P8"><text:span text:style-name="T4">filters: 64</text:span></text:p><text:p text:style-name="P8"><text:span text:style-name="T4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9" draw:name="Shape1" draw:style-name="gr12" draw:text-style-name="P14" svg:width="0.3331in" svg:height="0.7768in" svg:x="0.2189in" svg:y="0.852in"><text:p text:style-name="P8"><text:span text:style-name="T4">Input</text:span></text:p><text:p text:style-name="P8"><text:span text:style-name="T4">192x256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13" draw:text-style-name="P15" svg:width="0.5504in" svg:height="0.7768in" svg:x="0.5693in" svg:y="0.852in"><text:p text:style-name="P8"><text:span text:style-name="T4">CONV1</text:span></text:p><text:p text:style-name="P8"><text:span text:style-name="T4">filters: 32</text:span></text:p><text:p text:style-name="P8"><text:span text:style-name="T4">f_size: 3x3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14" draw:text-style-name="P16" svg:width="0.4098in" svg:height="0.7768in" svg:x="1.1366in" svg:y="0.852in"><text:p text:style-name="P8"><text:span text:style-name="T4">POOL1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3" draw:text-style-name="P15" svg:width="0.5504in" svg:height="0.7768in" svg:x="1.5626in" svg:y="0.852in"><text:p text:style-name="P8"><text:span text:style-name="T4">CONV2</text:span></text:p><text:p text:style-name="P8"><text:span text:style-name="T4">filters: 64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5" draw:text-style-name="P16" svg:width="0.4157in" svg:height="0.7768in" svg:x="2.1311in" svg:y="0.8575in"><text:p text:style-name="P8"><text:span text:style-name="T4">POOL2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6" draw:text-style-name="P17" svg:width="0.4512in" svg:height="0.7768in" svg:x="3.5563in" svg:y="0.852in"><text:p text:style-name="P8"><text:span text:style-name="T4">FC1</text:span></text:p><text:p text:style-name="P8"><text:span text:style-name="T4">500</text:span></text:p><draw:enhanced-geometry svg:viewBox="0 0 21600 21600" draw:type="rectangle" draw:enhanced-path="M 0 0 L 21600 0 21600 21600 0 21600 0 0 Z N"/></draw:custom-shape><draw:custom-shape text:anchor-type="paragraph" draw:z-index="55" draw:name="Shape1" draw:style-name="gr17" draw:text-style-name="P17" svg:width="0.4217in" svg:height="0.7768in" svg:x="4.4902in" svg:y="0.852in"><text:p text:style-name="P8"><text:span text:style-name="T4">FC3</text:span></text:p><text:p text:style-name="P8"><text:span text:style-name="T4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6" draw:name="Shape1" draw:style-name="gr13" draw:text-style-name="P15" svg:width="0.5504in" svg:height="0.7768in" svg:x="2.5618in" svg:y="0.852in"><text:p text:style-name="P8"><text:span text:style-name="T4">CONV3</text:span></text:p><text:p text:style-name="P8"><text:span text:style-name="T4">filters: 128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4" draw:text-style-name="P16" svg:width="0.4098in" svg:height="0.7768in" svg:x="3.1236in" svg:y="0.852in"><text:p text:style-name="P8"><text:span text:style-name="T4">POOL3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58" draw:name="Shape1" draw:style-name="gr16" draw:text-style-name="P17" svg:width="0.4512in" svg:height="0.7768in" svg:x="4.0252in" svg:y="0.852in"><text:p text:style-name="P8"><text:span text:style-name="T4">FC2</text:span></text:p><text:p text:style-name="P8"><text:span text:style-name="T4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3"><draw:g text:anchor-type="paragraph" draw:z-index="60" draw:style-name="gr1"><draw:g draw:style-name="gr2"><draw:frame draw:name="Shape11" draw:style-name="gr27" draw:text-style-name="P20" svg:width="0.1886in" svg:height="0.3512in" draw:transform="rotate (-0.803724120543389) translate (2.45555555555556in 1.51805555555556in)"><draw:text-box><text:p>...</text:p></draw:text-box></draw:frame><draw:frame draw:name="Shape11" draw:style-name="gr28" draw:text-style-name="P20" svg:width="0.2413in" svg:height="0.1925in" draw:transform="rotate (-0.803724120543389) translate (3.01388888888889in 1.02986111111111in)"><draw:text-box><text:p>...</text:p></draw:text-box></draw:frame><draw:custom-shape draw:name="Shape2" draw:style-name="gr29" svg:width="0.5642in" svg:height="0.4898in" svg:x="2.2862in" svg:y="1.0614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3354in" svg:y="1.1106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4492in" svg:y="1.2197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43541666666667in 1.03819444444444in)"><draw:text-box><text:p>…</text:p></draw:text-box></draw:frame></draw:g><draw:g draw:style-name="gr2"><draw:frame draw:name="Shape11" draw:style-name="gr28" draw:text-style-name="P20" svg:width="0.2531in" svg:height="0.1925in" draw:transform="rotate (-0.802851455917392) translate (1.39027777777778in 1.55625in)"><draw:text-box><text:p>.…</text:p></draw:text-box></draw:frame><draw:frame draw:name="Shape11" draw:style-name="gr32" draw:text-style-name="P20" svg:width="0.3248in" svg:height="0.2413in" draw:transform="rotate (-0.802851455917392) translate (2.14097222222222in 0.891666666666667in)"><draw:text-box><text:p>….</text:p></draw:text-box></draw:frame><draw:custom-shape draw:name="Shape2" draw:style-name="gr33" svg:width="0.7587in" svg:height="0.6587in" svg:x="1.2146in" svg:y="0.9272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2811in" svg:y="0.9933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335in" svg:y="1.1398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41597222222222in 0.894444444444444in)"><draw:text-box><text:p>….</text:p></draw:text-box></draw:frame></draw:g><draw:custom-shape draw:name="Shape2" draw:style-name="gr33" svg:width="0.7587in" svg:height="0.6587in" svg:x="0.2028in" svg:y="1.0236in"><text:p/><draw:enhanced-geometry svg:viewBox="0 0 21600 21600" draw:type="rectangle" draw:enhanced-path="M 0 0 L 21600 0 21600 21600 0 21600 0 0 Z N"/></draw:custom-shape><draw:g draw:style-name="gr2"><draw:custom-shape draw:name="Shape3" draw:style-name="gr34" draw:text-style-name="P21" svg:width="0.1559in" svg:height="0.1295in" svg:x="1.7016in" svg:y="1.346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8571in" svg:y1="1.3472in" svg:x2="2.7496in" svg:y2="1.4559in"><text:p/></draw:line><draw:line draw:name="Shape4" draw:style-name="gr35" draw:text-style-name="P8" svg:x1="1.8567in" svg:y1="1.4764in" svg:x2="2.7492in" svg:y2="1.4764in"><text:p/></draw:line></draw:g></draw:g><draw:custom-shape draw:name="Shape3" draw:style-name="gr36" draw:text-style-name="P21" svg:width="0.1421in" svg:height="0.1461in" svg:x="2.7492in" svg:y="1.337in"><text:p/><draw:enhanced-geometry svg:viewBox="0 0 21600 21600" draw:type="rectangle" draw:enhanced-path="M 0 0 L 21600 0 21600 21600 0 21600 0 0 Z N"/></draw:custom-shape><draw:line draw:name="Shape4" draw:style-name="gr35" draw:text-style-name="P8" svg:x1="7.6992in" svg:y1="1.3933in" svg:x2="7.9909in" svg:y2="1.2917in"><text:p/></draw:line><draw:g draw:style-name="gr2"><draw:line draw:name="Shape4" draw:style-name="gr35" draw:text-style-name="P8" svg:x1="8.761in" svg:y1="1.3591in" svg:x2="8.8831in" svg:y2="1.3591in"><text:p/></draw:line><draw:line draw:name="Shape4" draw:style-name="gr35" draw:text-style-name="P8" svg:x1="8.7791in" svg:y1="1.4059in" svg:x2="8.872in" svg:y2="1.4059in"><text:p/></draw:line></draw:g><draw:line draw:name="Shape4" draw:style-name="gr4" draw:text-style-name="P8" svg:x1="8.0102in" svg:y1="1.2917in" svg:x2="8.1421in" svg:y2="1.6689in"><text:p/></draw:line><draw:line draw:name="Shape4" draw:style-name="gr4" draw:text-style-name="P8" svg:x1="8.7327in" svg:y1="1.3425in" svg:x2="8.8134in" svg:y2="1.5528in"><text:p/></draw:line><draw:g draw:style-name="gr2"><draw:custom-shape draw:name="Shape3" draw:style-name="gr37" draw:text-style-name="P21" svg:width="0.1886in" svg:height="0.1886in" svg:x="0.6689in" svg:y="1.279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8528in" svg:y1="1.2799in" svg:x2="1.7331in" svg:y2="1.4465in"><text:p/></draw:line><draw:line draw:name="Shape4" draw:style-name="gr35" draw:text-style-name="P8" svg:x1="0.8528in" svg:y1="1.4681in" svg:x2="1.7331in" svg:y2="1.4681in"><text:p/></draw:line></draw:g></draw:g><draw:line draw:name="Shape6" draw:style-name="gr3" draw:text-style-name="P7" svg:x1="7.7083in" svg:y1="1.5177in" svg:x2="8.0992in" svg:y2="1.5913in"><text:p/></draw:line><draw:frame draw:name="Shape5" draw:style-name="gr38" draw:text-style-name="P22" svg:width="0.9114in" svg:height="0.1323in" svg:x="0.1264in" svg:y="1.7299in"><draw:text-box><text:p text:style-name="P8"><text:span text:style-name="T6">1x192x256</text:span></text:p></draw:text-box></draw:frame><draw:frame draw:name="Shape5" draw:style-name="gr39" draw:text-style-name="P9" svg:width="0.2087in" svg:height="0.1661in" svg:x="7.9339in" svg:y="1.1823in"><draw:text-box><text:p><text:span text:style-name="T2">FC1</text:span></text:p></draw:text-box></draw:frame><draw:frame draw:name="Shape5" draw:style-name="gr40" draw:text-style-name="P23" svg:width="0.274in" svg:height="0.1724in" svg:x="8.2311in" svg:y="1.6917in"><draw:text-box><text:p><text:span text:style-name="T6">1000</text:span></text:p></draw:text-box></draw:frame><draw:frame draw:name="Shape5" draw:style-name="gr41" draw:text-style-name="P23" svg:width="0.2524in" svg:height="0.1449in" svg:x="8.6508in" svg:y="1.6264in"><draw:text-box><text:p><text:span text:style-name="T6">1000</text:span></text:p></draw:text-box></draw:frame><draw:frame draw:name="Shape5" draw:style-name="gr42" draw:text-style-name="P23" svg:width="0.1252in" svg:height="0.1634in" svg:x="8.9173in" svg:y="1.3898in"><draw:text-box><text:p><text:span text:style-name="T6">16</text:span></text:p></draw:text-box></draw:frame><draw:line draw:name="Shape7" draw:style-name="gr43" draw:text-style-name="P8" svg:x1="2.9984in" svg:y1="0.8571in" svg:x2="2.9984in" svg:y2="1.1425in"><text:p/></draw:line><draw:frame draw:name="Shape8" draw:style-name="gr44" draw:text-style-name="P24" svg:width="0.1815in" svg:height="0.113in" svg:x="0.6819in" svg:y="1.1736in"><draw:text-box><text:p><text:span text:style-name="T7">3x3</text:span></text:p></draw:text-box></draw:frame><draw:frame draw:name="Shape8" draw:style-name="gr44" draw:text-style-name="P24" svg:width="0.1815in" svg:height="0.113in" svg:x="1.7016in" svg:y="1.2343in"><draw:text-box><text:p><text:span text:style-name="T7">2x2</text:span></text:p></draw:text-box></draw:frame><draw:frame draw:name="Shape9" draw:style-name="gr45" draw:text-style-name="P23" svg:width="0.326in" svg:height="0.124in" draw:transform="rotate (-0.00907571211037019) translate (1.56736111111111in 1.79722222222222in)"><draw:text-box><text:p><text:span text:style-name="T6">254x190</text:span></text:p></draw:text-box></draw:frame><draw:frame draw:name="Shape9" draw:style-name="gr45" draw:text-style-name="P23" svg:width="0.2713in" svg:height="0.124in" draw:transform="rotate (-0.00907571211037019) translate (2.5875in 1.72361111111111in)"><draw:text-box><text:p><text:span text:style-name="T6">127x95</text:span></text:p></draw:text-box></draw:frame><draw:frame draw:name="Shape9" draw:style-name="gr45" draw:text-style-name="P23" svg:width="0.2776in" svg:height="0.124in" draw:transform="rotate (-0.00907571211037019) translate (4.24097222222222in 1.72083333333333in)"><draw:text-box><text:p><text:span text:style-name="T6">126x94</text:span></text:p></draw:text-box></draw:frame><draw:frame draw:name="Shape9" draw:style-name="gr46" draw:text-style-name="P23" svg:width="0.2394in" svg:height="0.1362in" draw:transform="rotate (-0.00907571211037019) translate (5.03125in 1.69722222222222in)"><draw:text-box><text:p><text:span text:style-name="T6">63x47</text:span></text:p></draw:text-box></draw:frame><draw:frame draw:name="Shape9" draw:style-name="gr47" draw:text-style-name="P23" svg:width="0.215in" svg:height="0.1185in" draw:transform="rotate (-0.00907571211037019) translate (6.34722222222222in 1.70625in)"><draw:text-box><text:p><text:span text:style-name="T6">62x46</text:span></text:p></draw:text-box></draw:frame><draw:frame draw:name="Shape9" draw:style-name="gr47" draw:text-style-name="P23" svg:width="0.2425in" svg:height="0.1185in" draw:transform="rotate (-0.00907571211037019) translate (6.88958333333333in 1.7in)"><draw:text-box><text:p><text:span text:style-name="T6">31x23</text:span></text:p></draw:text-box></draw:frame><draw:frame draw:name="Shape5" draw:style-name="gr48" draw:text-style-name="P25" svg:width="0.2988in" svg:height="0.1461in" svg:x="0.4835in" svg:y="0.9087in"><draw:text-box><text:p text:style-name="P8"><text:span text:style-name="T2">Input</text:span></text:p></draw:text-box></draw:frame><draw:custom-shape draw:name="Shape10" draw:style-name="gr49" draw:text-style-name="P27" svg:width="2.8315in" svg:height="1.4441in" svg:x="1.0035in" svg:y="0.585in"><text:p text:style-name="P26"><text:span text:style-name="T8">Elementary block 1</text:span></text:p><draw:enhanced-geometry svg:viewBox="0 0 21600 21600" draw:type="rectangle" draw:enhanced-path="M 0 0 L 21600 0 21600 21600 0 21600 0 0 Z N"/></draw:custom-shape><draw:g draw:style-name="gr2"><draw:frame draw:name="Shape11" draw:style-name="gr50" draw:text-style-name="P28" svg:width="0.1894in" svg:height="0.1988in" draw:transform="rotate (-0.80354958761819) translate (3.25208333333333in 1.51180555555556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3.81111111111111in 1.02152777777778in)"><draw:text-box><text:p><text:span text:style-name="T9">...</text:span></text:p></draw:text-box></draw:frame><draw:custom-shape draw:name="Shape2" draw:style-name="gr29" draw:text-style-name="P29" svg:width="0.5642in" svg:height="0.4898in" svg:x="3.0839in" svg:y="1.0535in"><text:p/><draw:enhanced-geometry svg:viewBox="0 0 21600 21600" draw:type="rectangle" draw:enhanced-path="M 0 0 L 21600 0 21600 21600 0 21600 0 0 Z N"/></draw:custom-shape><draw:custom-shape draw:name="Shape2" draw:style-name="gr51" draw:text-style-name="P29" svg:width="0.5642in" svg:height="0.4913in" svg:x="3.1335in" svg:y="1.1035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2465in" svg:y="1.2118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23194444444444in 1.02986111111111in)"><draw:text-box><text:p><text:span text:style-name="T9">…</text:span></text:p></draw:text-box></draw:frame></draw:g><draw:g draw:style-name="gr2"><draw:frame draw:name="Shape11" draw:style-name="gr28" draw:text-style-name="P28" svg:width="0.1894in" svg:height="0.1925in" draw:transform="rotate (-0.80354958761819) translate (4.10902777777778in 1.51875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4.66805555555556in 1.02986111111111in)"><draw:text-box><text:p><text:span text:style-name="T9">...</text:span></text:p></draw:text-box></draw:frame><draw:custom-shape draw:name="Shape2" draw:style-name="gr52" draw:text-style-name="P29" svg:width="0.565in" svg:height="0.4898in" svg:x="3.9398in" svg:y="1.0618in"><text:p/><draw:enhanced-geometry svg:viewBox="0 0 21600 21600" draw:type="rectangle" draw:enhanced-path="M 0 0 L 21600 0 21600 21600 0 21600 0 0 Z N"/></draw:custom-shape><draw:custom-shape draw:name="Shape2" draw:style-name="gr53" draw:text-style-name="P29" svg:width="0.565in" svg:height="0.4913in" svg:x="3.989in" svg:y="1.1114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4.102in" svg:y="1.2205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4.08819444444444in 1.03819444444444in)"><draw:text-box><text:p><text:span text:style-name="T9">…</text:span></text:p></draw:text-box></draw:frame></draw:g><draw:g draw:style-name="gr2"><draw:frame draw:name="Shape11" draw:style-name="gr54" draw:text-style-name="P19" svg:width="0.1453in" svg:height="0.1669in" draw:transform="rotate (-0.802327857141794) translate (4.92916666666667in 1.55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5.35763888888889in 1.17430555555556in)"><draw:text-box><text:p><text:span text:style-name="T5">...</text:span></text:p></draw:text-box></draw:frame><draw:custom-shape draw:name="Shape2" draw:style-name="gr55" draw:text-style-name="P29" svg:width="0.4331in" svg:height="0.376in" svg:x="4.8in" svg:y="1.1996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4.8374in" svg:y="1.2362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4.9244in" svg:y="1.3205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4.91388888888889in 1.18055555555556in)"><draw:text-box><text:p><text:span text:style-name="T5">…</text:span></text:p></draw:text-box></draw:frame></draw:g><draw:g draw:style-name="gr2"><draw:frame draw:name="Shape11" draw:style-name="gr54" draw:text-style-name="P19" svg:width="0.1453in" svg:height="0.1669in" draw:transform="rotate (-0.802327857141794) translate (5.5625in 1.55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5.99097222222222in 1.17430555555556in)"><draw:text-box><text:p><text:span text:style-name="T5">...</text:span></text:p></draw:text-box></draw:frame><draw:custom-shape draw:name="Shape2" draw:style-name="gr55" draw:text-style-name="P29" svg:width="0.4331in" svg:height="0.376in" svg:x="5.4335in" svg:y="1.1996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5.4709in" svg:y="1.2362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5.5575in" svg:y="1.3205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5.54722222222222in 1.18055555555556in)"><draw:text-box><text:p><text:span text:style-name="T5">…</text:span></text:p></draw:text-box></draw:frame></draw:g><draw:g draw:style-name="gr2"><draw:frame draw:name="Shape11" draw:style-name="gr58" draw:text-style-name="P9" svg:width="0.1098in" svg:height="0.1386in" draw:transform="rotate (-0.803200521767791) translate (6.84027777777778in 1.55902777777778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7.16597222222222in 1.27361111111111in)"><draw:text-box><text:p><text:span text:style-name="T2">...</text:span></text:p></draw:text-box></draw:frame><draw:custom-shape draw:name="Shape2" draw:style-name="gr60" draw:text-style-name="P29" svg:width="0.3295in" svg:height="0.285in" svg:x="6.7429in" svg:y="1.2925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6.7717in" svg:y="1.3205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6.8374in" svg:y="1.3843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6.82986111111111in 1.27708333333333in)"><draw:text-box><text:p><text:span text:style-name="T2">…</text:span></text:p></draw:text-box></draw:frame></draw:g><draw:g draw:style-name="gr2"><draw:frame draw:name="Shape11" draw:style-name="gr41" draw:text-style-name="P19" svg:width="0.1453in" svg:height="0.1449in" draw:transform="rotate (-0.805643982720583) translate (6.21944444444444in 1.55in)"><draw:text-box><text:p><text:span text:style-name="T5">...</text:span></text:p></draw:text-box></draw:frame><draw:frame draw:name="Shape11" draw:style-name="gr41" draw:text-style-name="P19" svg:width="0.1858in" svg:height="0.1449in" draw:transform="rotate (-0.806516647346579) translate (6.64861111111111in 1.17430555555556in)"><draw:text-box><text:p><text:span text:style-name="T5">...</text:span></text:p></draw:text-box></draw:frame><draw:custom-shape draw:name="Shape2" draw:style-name="gr63" draw:text-style-name="P29" svg:width="0.4331in" svg:height="0.3768in" svg:x="6.0909in" svg:y="1.1996in"><text:p/><draw:enhanced-geometry svg:viewBox="0 0 21600 21600" draw:type="rectangle" draw:enhanced-path="M 0 0 L 21600 0 21600 21600 0 21600 0 0 Z N"/></draw:custom-shape><draw:custom-shape draw:name="Shape2" draw:style-name="gr64" draw:text-style-name="P29" svg:width="0.4335in" svg:height="0.3787in" svg:x="6.128in" svg:y="1.2362in"><text:p/><draw:enhanced-geometry svg:viewBox="0 0 21600 21600" draw:type="rectangle" draw:enhanced-path="M 0 0 L 21600 0 21600 21600 0 21600 0 0 Z N"/></draw:custom-shape><draw:custom-shape draw:name="Shape2" draw:style-name="gr65" draw:text-style-name="P29" svg:width="0.4323in" svg:height="0.3768in" svg:x="6.2154in" svg:y="1.3205in"><text:p/><draw:enhanced-geometry svg:viewBox="0 0 21600 21600" draw:type="rectangle" draw:enhanced-path="M 0 0 L 21600 0 21600 21600 0 21600 0 0 Z N"/></draw:custom-shape><draw:frame draw:name="Shape11" draw:style-name="gr41" draw:text-style-name="P19" svg:width="0.187in" svg:height="0.1449in" draw:transform="rotate (-0.801106126665397) translate (6.20416666666667in 1.18055555555556in)"><draw:text-box><text:p><text:span text:style-name="T5">…</text:span></text:p></draw:text-box></draw:frame></draw:g><draw:g draw:style-name="gr2"><draw:frame draw:name="Shape11" draw:style-name="gr58" draw:text-style-name="P9" svg:width="0.1098in" svg:height="0.1386in" draw:transform="rotate (-0.803200521767791) translate (7.375in 1.55902777777778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7.69930555555556in 1.27361111111111in)"><draw:text-box><text:p><text:span text:style-name="T2">...</text:span></text:p></draw:text-box></draw:frame><draw:custom-shape draw:name="Shape2" draw:style-name="gr60" draw:text-style-name="P29" svg:width="0.3295in" svg:height="0.285in" svg:x="7.2764in" svg:y="1.2925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7.3047in" svg:y="1.3205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7.3709in" svg:y="1.3843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7.36319444444444in 1.27708333333333in)"><draw:text-box><text:p><text:span text:style-name="T2">…</text:span></text:p></draw:text-box></draw:frame></draw:g><draw:g draw:style-name="gr2"><draw:custom-shape draw:name="Shape3" draw:style-name="gr66" draw:text-style-name="P21" svg:width="0.1323in" svg:height="0.1295in" svg:x="4.2555in" svg:y="1.422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3874in" svg:y1="1.4236in" svg:x2="5.0925in" svg:y2="1.5323in"><text:p/></draw:line><draw:line draw:name="Shape4" draw:style-name="gr35" draw:text-style-name="P8" svg:x1="4.387in" svg:y1="1.55in" svg:x2="5.0921in" svg:y2="1.55in"><text:p/></draw:line></draw:g></draw:g><draw:g draw:style-name="gr2"><draw:custom-shape draw:name="Shape3" draw:style-name="gr66" draw:text-style-name="P21" svg:width="0.1323in" svg:height="0.1295in" svg:x="6.35in" svg:y="1.476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6.4815in" svg:y1="1.4764in" svg:x2="6.9673in" svg:y2="1.585in"><text:p/></draw:line><draw:line draw:name="Shape4" draw:style-name="gr35" draw:text-style-name="P8" svg:x1="6.4815in" svg:y1="1.6059in" svg:x2="6.9673in" svg:y2="1.6059in"><text:p/></draw:line></draw:g></draw:g><draw:g draw:style-name="gr2"><draw:custom-shape draw:name="Shape3" draw:style-name="gr66" draw:text-style-name="P21" svg:width="0.1323in" svg:height="0.1295in" svg:x="5.7575in" svg:y="1.446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8882in" svg:y1="1.4472in" svg:x2="6.374in" svg:y2="1.5559in"><text:p/></draw:line><draw:line draw:name="Shape4" draw:style-name="gr35" draw:text-style-name="P8" svg:x1="5.8882in" svg:y1="1.5736in" svg:x2="6.374in" svg:y2="1.5736in"><text:p/></draw:line></draw:g></draw:g><draw:g draw:style-name="gr2"><draw:custom-shape draw:name="Shape3" draw:style-name="gr66" draw:text-style-name="P21" svg:width="0.1323in" svg:height="0.1295in" svg:x="3.461in" svg:y="1.368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5929in" svg:y1="1.3681in" svg:x2="4.2811in" svg:y2="1.4768in"><text:p/></draw:line><draw:line draw:name="Shape4" draw:style-name="gr35" draw:text-style-name="P8" svg:x1="3.5917in" svg:y1="1.4972in" svg:x2="4.2803in" svg:y2="1.4972in"><text:p/></draw:line></draw:g></draw:g><draw:g draw:style-name="gr2"><draw:frame draw:name="Shape5" draw:style-name="gr67" draw:text-style-name="P30" svg:width="0.6614in" svg:height="0.2567in" svg:x="1.0445in" svg:y="0.6181in"><draw:text-box><text:p text:style-name="P8"><text:span text:style-name="T6"><text:s/></text:span><text:span text:style-name="T6">Convolution C1</text:span></text:p><text:p text:style-name="P8"><text:span text:style-name="T10">Filters: 32</text:span></text:p><text:p text:style-name="P8"><text:span text:style-name="T10">kernel_size: 3x3</text:span></text:p></draw:text-box></draw:frame><draw:line draw:name="Shape7" draw:style-name="gr43" draw:text-style-name="P8" svg:x1="1.1264in" svg:y1="0.8736in" svg:x2="1.1264in" svg:y2="1.1217in"><text:p/></draw:line><draw:frame draw:name="Shape5" draw:style-name="gr68" draw:text-style-name="P31" svg:width="0.6614in" svg:height="0.1815in" svg:x="1.8992in" svg:y="0.6496in"><draw:text-box><text:p text:style-name="P8"><text:span text:style-name="T6"><text:s/></text:span><text:span text:style-name="T6">Max Pooling P1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2.7528in" svg:y="0.6535in"><draw:text-box><text:p text:style-name="P8"><text:span text:style-name="T6"><text:s/></text:span><text:span text:style-name="T6">Dropout D1</text:span></text:p><text:p text:style-name="P8"><text:span text:style-name="T10">p:0.1</text:span></text:p></draw:text-box></draw:frame><draw:line draw:name="Shape7" draw:style-name="gr43" draw:text-style-name="P8" svg:x1="2.9992in" svg:y1="0.8571in" svg:x2="2.9992in" svg:y2="1.1425in"><text:p/></draw:line><draw:line draw:name="Shape7" draw:style-name="gr43" draw:text-style-name="P8" svg:x1="2.2244in" svg:y1="0.8307in" svg:x2="2.2244in" svg:y2="1.1161in"><text:p/></draw:line></draw:g><draw:g draw:style-name="gr2"><draw:frame draw:name="Shape5" draw:style-name="gr67" draw:text-style-name="P30" svg:width="0.6614in" svg:height="0.2567in" svg:x="3.8362in" svg:y="0.6878in"><draw:text-box><text:p text:style-name="P8"><text:span text:style-name="T6"><text:s/></text:span><text:span text:style-name="T6">Convolution C2</text:span></text:p><text:p text:style-name="P8"><text:span text:style-name="T10">Filters: 64</text:span></text:p><text:p text:style-name="P8"><text:span text:style-name="T10">kernel_size: 2x2</text:span></text:p></draw:text-box></draw:frame><draw:line draw:name="Shape7" draw:style-name="gr43" draw:text-style-name="P8" svg:x1="3.8736in" svg:y1="0.9445in" svg:x2="3.8736in" svg:y2="1.1925in"><text:p/></draw:line><draw:frame draw:name="Shape5" draw:style-name="gr68" draw:text-style-name="P31" svg:width="0.6614in" svg:height="0.1815in" svg:x="4.5201in" svg:y="0.6925in"><draw:text-box><text:p text:style-name="P8"><text:span text:style-name="T6"><text:s/></text:span><text:span text:style-name="T6">Max Pooling P2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5.261in" svg:y="0.6906in"><draw:text-box><text:p text:style-name="P8"><text:span text:style-name="T6"><text:s/></text:span><text:span text:style-name="T6">Dropout D2</text:span></text:p><text:p text:style-name="P8"><text:span text:style-name="T10">p:0.2</text:span></text:p></draw:text-box></draw:frame><draw:line draw:name="Shape7" draw:style-name="gr43" draw:text-style-name="P8" svg:x1="5.3846in" svg:y1="0.8945in" svg:x2="5.3846in" svg:y2="1.1799in"><text:p/></draw:line><draw:line draw:name="Shape7" draw:style-name="gr43" draw:text-style-name="P8" svg:x1="4.7362in" svg:y1="0.8736in" svg:x2="4.7362in" svg:y2="1.1591in"><text:p/></draw:line></draw:g><draw:g draw:style-name="gr2"><draw:frame draw:name="Shape5" draw:style-name="gr67" draw:text-style-name="P30" svg:width="0.6614in" svg:height="0.2567in" svg:x="6.0189in" svg:y="0.6406in"><draw:text-box><text:p text:style-name="P8"><text:span text:style-name="T6"><text:s/></text:span><text:span text:style-name="T6">Convolution C3</text:span></text:p><text:p text:style-name="P8"><text:span text:style-name="T10">Filters: 128</text:span></text:p><text:p text:style-name="P8"><text:span text:style-name="T10">kernel_size: 2x2</text:span></text:p></draw:text-box></draw:frame><draw:line draw:name="Shape7" draw:style-name="gr43" draw:text-style-name="P8" svg:x1="6.0646in" svg:y1="0.8972in" svg:x2="6.0646in" svg:y2="1.2173in"><text:p/></draw:line><draw:frame draw:name="Shape5" draw:style-name="gr68" draw:text-style-name="P31" svg:width="0.6614in" svg:height="0.1815in" svg:x="6.5228in" svg:y="0.9189in"><draw:text-box><text:p text:style-name="P8"><text:span text:style-name="T6"><text:s/></text:span><text:span text:style-name="T6">Max Pooling P3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7.2193in" svg:y="0.9146in"><draw:text-box><text:p text:style-name="P8"><text:span text:style-name="T6"><text:s/></text:span><text:span text:style-name="T6">Dropout D3</text:span></text:p><text:p text:style-name="P8"><text:span text:style-name="T10">p:0.3</text:span></text:p></draw:text-box></draw:frame><draw:line draw:name="Shape7" draw:style-name="gr43" draw:text-style-name="P8" svg:x1="7.2209in" svg:y1="1.1181in" svg:x2="7.2209in" svg:y2="1.4035in"><text:p/></draw:line><draw:line draw:name="Shape7" draw:style-name="gr43" draw:text-style-name="P8" svg:x1="6.6945in" svg:y1="1.1in" svg:x2="6.6945in" svg:y2="1.3484in"><text:p/></draw:line></draw:g><draw:g draw:style-name="gr2"><draw:line draw:name="Shape4" draw:style-name="gr35" draw:text-style-name="P8" svg:x1="2.8909in" svg:y1="1.3382in" svg:x2="3.4417in" svg:y2="1.4669in"><text:p/></draw:line><draw:line draw:name="Shape4" draw:style-name="gr35" draw:text-style-name="P8" svg:x1="2.8909in" svg:y1="1.4827in" svg:x2="3.4417in" svg:y2="1.4827in"><text:p/></draw:line></draw:g><draw:g draw:style-name="gr2"><draw:custom-shape draw:name="Shape3" draw:style-name="gr66" draw:text-style-name="P21" svg:width="0.1323in" svg:height="0.1295in" svg:x="5.1047in" svg:y="1.441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2366in" svg:y1="1.4413in" svg:x2="5.7224in" svg:y2="1.55in"><text:p/></draw:line><draw:line draw:name="Shape4" draw:style-name="gr35" draw:text-style-name="P8" svg:x1="5.2354in" svg:y1="1.5709in" svg:x2="5.7213in" svg:y2="1.5709in"><text:p/></draw:line></draw:g></draw:g><draw:g draw:style-name="gr2"><draw:custom-shape draw:name="Shape3" draw:style-name="gr66" draw:text-style-name="P21" svg:width="0.1323in" svg:height="0.1295in" svg:x="6.9673in" svg:y="1.476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7.0988in" svg:y1="1.4764in" svg:x2="7.5846in" svg:y2="1.585in"><text:p/></draw:line><draw:line draw:name="Shape4" draw:style-name="gr35" draw:text-style-name="P8" svg:x1="7.0988in" svg:y1="1.6059in" svg:x2="7.5846in" svg:y2="1.6059in"><text:p/></draw:line></draw:g></draw:g><draw:frame draw:name="Shape9" draw:style-name="gr45" draw:text-style-name="P23" svg:width="0.1161in" svg:height="0.124in" draw:transform="rotate (-0.785398163397448) translate (1.33263888888889in 1.7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2.34097222222222in 1.61180555555556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3.14166666666667in 1.64513888888889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4.00277777777778in 1.62430555555556in)"><draw:text-box><text:p><text:span text:style-name="T6">64</text:span></text:p></draw:text-box></draw:frame><draw:frame draw:name="Shape9" draw:style-name="gr45" draw:text-style-name="P23" svg:width="0.1161in" svg:height="0.124in" draw:transform="rotate (-0.785398163397448) translate (4.84236111111111in 1.61319444444444in)"><draw:text-box><text:p><text:span text:style-name="T6">64</text:span></text:p></draw:text-box></draw:frame><draw:frame draw:name="Shape9" draw:style-name="gr45" draw:text-style-name="P23" svg:width="0.1161in" svg:height="0.124in" draw:transform="rotate (-0.785398163397448) translate (5.47569444444444in 1.61319444444444in)"><draw:text-box><text:p><text:span text:style-name="T6">64</text:span></text:p></draw:text-box></draw:frame><draw:frame draw:name="Shape9" draw:style-name="gr46" draw:text-style-name="P23" svg:width="0.2394in" svg:height="0.1362in" draw:transform="rotate (-0.00907571211037019) translate (5.64027777777778in 1.69722222222222in)"><draw:text-box><text:p><text:span text:style-name="T6">63x47</text:span></text:p></draw:text-box></draw:frame><draw:frame draw:name="Shape9" draw:style-name="gr45" draw:text-style-name="P23" svg:width="0.178in" svg:height="0.124in" draw:transform="rotate (-0.785398163397449) translate (6.11180555555556in 1.60347222222222in)"><draw:text-box><text:p><text:span text:style-name="T6">128</text:span></text:p></draw:text-box></draw:frame><draw:frame draw:name="Shape9" draw:style-name="gr45" draw:text-style-name="P23" svg:width="0.178in" svg:height="0.124in" draw:transform="rotate (-0.785398163397449) translate (6.73472222222222in 1.58541666666667in)"><draw:text-box><text:p><text:span text:style-name="T6">128</text:span></text:p></draw:text-box></draw:frame><draw:frame draw:name="Shape9" draw:style-name="gr45" draw:text-style-name="P23" svg:width="0.178in" svg:height="0.124in" draw:transform="rotate (-0.785398163397449) translate (7.25347222222222in 1.58541666666667in)"><draw:text-box><text:p><text:span text:style-name="T6">128</text:span></text:p></draw:text-box></draw:frame><draw:frame draw:name="Shape9" draw:style-name="gr47" draw:text-style-name="P23" svg:width="0.2425in" svg:height="0.1185in" draw:transform="rotate (-0.00907571211037019) translate (7.43819444444444in 1.69444444444444in)"><draw:text-box><text:p><text:span text:style-name="T6">31x23</text:span></text:p></draw:text-box></draw:frame><draw:custom-shape draw:name="Shape10" draw:style-name="gr70" draw:text-style-name="P33" svg:width="2.1807in" svg:height="1.4441in" svg:x="3.8346in" svg:y="0.585in"><text:p text:style-name="P26"><text:span text:style-name="T11">Elementary block 2</text:span></text:p><draw:enhanced-geometry svg:viewBox="0 0 21600 21600" draw:type="rectangle" draw:enhanced-path="M 0 0 L 21600 0 21600 21600 0 21600 0 0 Z N"/></draw:custom-shape><draw:custom-shape draw:name="Shape10" draw:style-name="gr71" draw:text-style-name="P33" svg:width="1.7323in" svg:height="1.4441in" svg:x="6.0154in" svg:y="0.578in"><text:p text:style-name="P26"><text:span text:style-name="T11">Elementary block 3</text:span></text:p><draw:enhanced-geometry svg:viewBox="0 0 21600 21600" draw:type="rectangle" draw:enhanced-path="M 0 0 L 21600 0 21600 21600 0 21600 0 0 Z N"/></draw:custom-shape><draw:frame draw:name="Shape9" draw:style-name="gr45" draw:text-style-name="P23" svg:width="0.2713in" svg:height="0.124in" draw:transform="rotate (-0.00907571211037019) translate (3.38541666666667in 1.70138888888889in)"><draw:text-box><text:p><text:span text:style-name="T6">127x95</text:span></text:p></draw:text-box></draw:frame><draw:frame draw:name="Shape8" draw:style-name="gr44" draw:text-style-name="P24" svg:width="0.1815in" svg:height="0.113in" svg:x="3.461in" svg:y="1.2563in"><draw:text-box><text:p><text:span text:style-name="T7">2x2</text:span></text:p></draw:text-box></draw:frame><draw:frame draw:name="Shape8" draw:style-name="gr44" draw:text-style-name="P24" svg:width="0.1815in" svg:height="0.113in" svg:x="4.2492in" svg:y="1.3224in"><draw:text-box><text:p><text:span text:style-name="T7">2x2</text:span></text:p></draw:text-box></draw:frame><draw:frame draw:name="Shape8" draw:style-name="gr44" draw:text-style-name="P24" svg:width="0.1815in" svg:height="0.113in" svg:x="5.7575in" svg:y="1.3535in"><draw:text-box><text:p><text:span text:style-name="T7">2x2</text:span></text:p></draw:text-box></draw:frame><draw:frame draw:name="Shape8" draw:style-name="gr44" draw:text-style-name="P24" svg:width="0.1815in" svg:height="0.113in" svg:x="6.3425in" svg:y="1.3642in"><draw:text-box><text:p><text:span text:style-name="T7">2x2</text:span></text:p></draw:text-box></draw:frame><draw:line draw:name="Shape6" draw:style-name="gr3" draw:text-style-name="P7" svg:x1="7.7083in" svg:y1="1.4217in" svg:x2="8.0618in" svg:y2="1.5173in"><text:p/></draw:line><draw:line draw:name="Shape6" draw:style-name="gr3" draw:text-style-name="P7" svg:x1="7.6346in" svg:y1="1.348in" svg:x2="8.0256in" svg:y2="1.4217in"><text:p/></draw:line><draw:g draw:style-name="gr2"><draw:line draw:name="Shape6" draw:style-name="gr3" draw:text-style-name="P7" svg:x1="7.7in" svg:y1="1.6689in" svg:x2="8.1429in" svg:y2="1.6689in"><text:p/></draw:line><draw:line draw:name="Shape6" draw:style-name="gr3" draw:text-style-name="P7" svg:x1="7.6016in" svg:y1="1.2917in" svg:x2="8.0106in" svg:y2="1.2917in"><text:p/></draw:line><draw:line draw:name="Shape6" draw:style-name="gr3" draw:text-style-name="P7" svg:x1="7.7in" svg:y1="1.6693in" svg:x2="8.0626in" svg:y2="1.5209in"><text:p/></draw:line><draw:line draw:name="Shape6" draw:style-name="gr3" draw:text-style-name="P7" svg:x1="7.7091in" svg:y1="1.5177in" svg:x2="8.1in" svg:y2="1.5913in"><text:p/></draw:line><draw:line draw:name="Shape6" draw:style-name="gr3" draw:text-style-name="P7" svg:x1="7.7091in" svg:y1="1.4217in" svg:x2="8.0626in" svg:y2="1.5173in"><text:p/></draw:line><draw:line draw:name="Shape6" draw:style-name="gr3" draw:text-style-name="P7" svg:x1="7.6354in" svg:y1="1.348in" svg:x2="8.0264in" svg:y2="1.4217in"><text:p/></draw:line><draw:line draw:name="Shape6" draw:style-name="gr3" draw:text-style-name="P7" svg:x1="7.7472in" svg:y1="1.4583in" svg:x2="8.0346in" svg:y2="1.348in"><text:p/></draw:line><draw:line draw:name="Shape6" draw:style-name="gr3" draw:text-style-name="P7" svg:x1="7.7091in" svg:y1="1.5909in" svg:x2="8.0354in" svg:y2="1.4425in"><text:p/></draw:line></draw:g><draw:g draw:style-name="gr2"><draw:line draw:name="Shape6" draw:style-name="gr3" draw:text-style-name="P7" svg:x1="8.1346in" svg:y1="1.6689in" svg:x2="8.5776in" svg:y2="1.6689in"><text:p/></draw:line><draw:line draw:name="Shape6" draw:style-name="gr3" draw:text-style-name="P7" svg:x1="8.0366in" svg:y1="1.2917in" svg:x2="8.4457in" svg:y2="1.2917in"><text:p/></draw:line><draw:line draw:name="Shape6" draw:style-name="gr3" draw:text-style-name="P7" svg:x1="8.1346in" svg:y1="1.6693in" svg:x2="8.4972in" svg:y2="1.5209in"><text:p/></draw:line><draw:line draw:name="Shape6" draw:style-name="gr3" draw:text-style-name="P7" svg:x1="8.1055in" svg:y1="1.4898in" svg:x2="8.5339in" svg:y2="1.5913in"><text:p/></draw:line><draw:line draw:name="Shape6" draw:style-name="gr3" draw:text-style-name="P7" svg:x1="8.0701in" svg:y1="1.3945in" svg:x2="8.4972in" svg:y2="1.5189in"><text:p/></draw:line><draw:line draw:name="Shape6" draw:style-name="gr3" draw:text-style-name="P7" svg:x1="8.0701in" svg:y1="1.348in" svg:x2="8.461in" svg:y2="1.4217in"><text:p/></draw:line><draw:line draw:name="Shape6" draw:style-name="gr3" draw:text-style-name="P7" svg:x1="8.1055in" svg:y1="1.4898in" svg:x2="8.4693in" svg:y2="1.348in"><text:p/></draw:line><draw:line draw:name="Shape6" draw:style-name="gr3" draw:text-style-name="P7" svg:x1="8.1437in" svg:y1="1.5909in" svg:x2="8.4701in" svg:y2="1.4425in"><text:p/></draw:line></draw:g><draw:line draw:name="Shape4" draw:style-name="gr4" draw:text-style-name="P8" svg:x1="8.4457in" svg:y1="1.2917in" svg:x2="8.5776in" svg:y2="1.6689in"><text:p/></draw:line><draw:g draw:style-name="gr2"><draw:line draw:name="Shape6" draw:style-name="gr3" draw:text-style-name="P7" svg:x1="8.578in" svg:y1="1.6469in" svg:x2="8.7795in" svg:y2="1.5531in"><text:p/></draw:line><draw:line draw:name="Shape6" draw:style-name="gr3" draw:text-style-name="P7" svg:x1="8.4799in" svg:y1="1.2917in" svg:x2="8.7327in" svg:y2="1.3681in"><text:p/></draw:line><draw:line draw:name="Shape6" draw:style-name="gr3" draw:text-style-name="P7" svg:x1="8.5437in" svg:y1="1.5764in" svg:x2="8.7791in" svg:y2="1.4646in"><text:p/></draw:line><draw:line draw:name="Shape6" draw:style-name="gr3" draw:text-style-name="P7" svg:x1="8.5244in" svg:y1="1.4413in" svg:x2="8.7606in" svg:y2="1.5016in"><text:p/></draw:line><draw:line draw:name="Shape6" draw:style-name="gr3" draw:text-style-name="P7" svg:x1="8.5016in" svg:y1="1.3681in" svg:x2="8.7791in" svg:y2="1.4618in"><text:p/></draw:line><draw:line draw:name="Shape6" draw:style-name="gr3" draw:text-style-name="P7" svg:x1="8.5016in" svg:y1="1.3354in" svg:x2="8.7327in" svg:y2="1.3909in"><text:p/></draw:line><draw:line draw:name="Shape6" draw:style-name="gr3" draw:text-style-name="P7" svg:x1="8.5244in" svg:y1="1.4413in" svg:x2="8.7319in" svg:y2="1.3898in"><text:p/></draw:line><draw:line draw:name="Shape6" draw:style-name="gr3" draw:text-style-name="P7" svg:x1="8.5492in" svg:y1="1.5177in" svg:x2="8.761in" svg:y2="1.4059in"><text:p/></draw:line></draw:g><draw:g draw:style-name="gr2"><draw:line draw:name="Shape4" draw:style-name="gr35" draw:text-style-name="P8" svg:x1="8.8126in" svg:y1="1.4772in" svg:x2="8.9055in" svg:y2="1.4772in"><text:p/></draw:line></draw:g><draw:frame draw:name="Shape11" draw:style-name="gr72" draw:text-style-name="P34" svg:width="0.1378in" svg:height="0.0807in" draw:transform="rotate (-1.25663706143592) translate (8.88888888888889in 1.39722222222222in)"><draw:text-box><text:p><text:span text:style-name="T10">…</text:span><text:span text:style-name="T10">.</text:span></text:p></draw:text-box></draw:frame><draw:frame draw:name="Shape5" draw:style-name="gr39" draw:text-style-name="P9" svg:width="0.2087in" svg:height="0.1661in" svg:x="8.3693in" svg:y="1.1681in"><draw:text-box><text:p><text:span text:style-name="T2">FC2</text:span></text:p></draw:text-box></draw:frame><draw:frame draw:name="Shape5" draw:style-name="gr39" draw:text-style-name="P9" svg:width="0.2087in" svg:height="0.1661in" svg:x="8.6638in" svg:y="1.2315in"><draw:text-box><text:p><text:span text:style-name="T2">FC3</text:span></text:p></draw:text-box></draw:frame><draw:frame draw:name="Shape5" draw:style-name="gr69" draw:text-style-name="P32" svg:width="0.4898in" svg:height="0.2039in" svg:x="7.9866in" svg:y="0.8378in"><draw:text-box><text:p text:style-name="P8"><text:span text:style-name="T6"><text:s/></text:span><text:span text:style-name="T6">Dropout D4</text:span></text:p><text:p text:style-name="P8"><text:span text:style-name="T10">p:0.5</text:span></text:p></draw:text-box></draw:frame><draw:line draw:name="Shape7" draw:style-name="gr43" draw:text-style-name="P8" svg:x1="8.2016in" svg:y1="1.0413in" svg:x2="8.2016in" svg:y2="1.2516in"><text:p/></draw:line></draw:g><draw:frame text:anchor-type="paragraph" draw:z-index="59" draw:name="Shape5" draw:style-name="gr26" draw:text-style-name="P19" svg:width="0.2524in" svg:height="0.1449in" svg:x="7.5563in" svg:y="0.0563in"><draw:text-box><text:p><text:span text:style-name="T5">FC</text:span></text:p></draw:text-box></draw:frame>input<text:tab/><text:tab/>conv<text:tab/><text:tab/>pool+ drop<text:tab/>conv<text:tab/>pool+drop<text:tab/>conv<text:tab/>pool+drop<text:tab/>fc<text:tab/>fc<text:span text:style-name="T1">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63" draw:name="Shape2" draw:style-name="gr73" svg:width="0.7587in" svg:height="0.6587in" svg:x="0.2457in" svg:y="0.5882in"><text:p/><draw:enhanced-geometry svg:viewBox="0 0 21600 21600" draw:type="rectangle" draw:enhanced-path="M 0 0 L 21600 0 21600 21600 0 21600 0 0 Z N"/></draw:custom-shape><draw:frame text:anchor-type="paragraph" draw:z-index="71" draw:name="Shape5" draw:style-name="gr78" draw:text-style-name="P22" svg:width="0.9114in" svg:height="0.1323in" svg:x="0.1693in" svg:y="1.2945in"><draw:text-box><text:p text:style-name="P8"><text:span text:style-name="T6">cxwxh</text:span></text:p></draw:text-box></draw:frame><draw:frame text:anchor-type="paragraph" draw:z-index="81" draw:name="Shape5" draw:style-name="gr85" draw:text-style-name="P25" svg:width="0.2988in" svg:height="0.1461in" svg:x="0.5264in" svg:y="0.4728in"><draw:text-box><text:p text:style-name="P8"><text:span text:style-name="T2">Input</text:span></text:p></draw:text-box></draw:frame><draw:g text:anchor-type="paragraph" draw:z-index="61" draw:style-name="gr1"><draw:frame draw:name="Shape11" draw:style-name="gr27" draw:text-style-name="P20" svg:width="0.1886in" svg:height="0.3512in" draw:transform="rotate (-0.803724120543389) translate (2.49861111111111in 1.08263888888889in)"><draw:text-box><text:p>...</text:p></draw:text-box></draw:frame><draw:frame draw:name="Shape11" draw:style-name="gr28" draw:text-style-name="P20" svg:width="0.2413in" svg:height="0.1925in" draw:transform="rotate (-0.803724120543389) translate (3.05555555555556in 0.59375in)"><draw:text-box><text:p>...</text:p></draw:text-box></draw:frame><draw:custom-shape draw:name="Shape2" draw:style-name="gr29" svg:width="0.5642in" svg:height="0.4898in" svg:x="2.3291in" svg:y="0.6256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3783in" svg:y="0.6748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4921in" svg:y="0.7839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47847222222222in 0.600694444444444in)"><draw:text-box><text:p>…</text:p></draw:text-box></draw:frame></draw:g><draw:g text:anchor-type="paragraph" draw:z-index="62" draw:style-name="gr1"><draw:frame draw:name="Shape11" draw:style-name="gr28" draw:text-style-name="P20" svg:width="0.2531in" svg:height="0.1925in" draw:transform="rotate (-0.802851455917392) translate (1.43194444444444in 1.12083333333333in)"><draw:text-box><text:p>.…</text:p></draw:text-box></draw:frame><draw:frame draw:name="Shape11" draw:style-name="gr32" draw:text-style-name="P20" svg:width="0.3248in" svg:height="0.2413in" draw:transform="rotate (-0.802851455917392) translate (2.18402777777778in 0.455555555555556in)"><draw:text-box><text:p>….</text:p></draw:text-box></draw:frame><draw:custom-shape draw:name="Shape2" draw:style-name="gr33" svg:width="0.7587in" svg:height="0.6587in" svg:x="1.2575in" svg:y="0.4917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24in" svg:y="0.5575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764in" svg:y="0.7039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45902777777778in 0.458333333333333in)"><draw:text-box><text:p>….</text:p></draw:text-box></draw:frame></draw:g><draw:g text:anchor-type="paragraph" draw:z-index="64" draw:style-name="gr1"><draw:custom-shape draw:name="Shape3" draw:style-name="gr34" draw:text-style-name="P21" svg:width="0.1559in" svg:height="0.1295in" svg:x="1.7445in" svg:y="0.91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9in" svg:y1="0.911in" svg:x2="2.7925in" svg:y2="1.0197in"><text:p/></draw:line><draw:line draw:name="Shape4" draw:style-name="gr35" draw:text-style-name="P8" svg:x1="1.8996in" svg:y1="1.0402in" svg:x2="2.7921in" svg:y2="1.0402in"><text:p/></draw:line></draw:g></draw:g><draw:custom-shape text:anchor-type="paragraph" draw:z-index="65" draw:name="Shape3" draw:style-name="gr74" draw:text-style-name="P21" svg:width="0.1421in" svg:height="0.1461in" svg:x="2.7925in" svg:y="0.9016in"><text:p/><draw:enhanced-geometry svg:viewBox="0 0 21600 21600" draw:type="rectangle" draw:enhanced-path="M 0 0 L 21600 0 21600 21600 0 21600 0 0 Z N"/></draw:custom-shape><draw:line text:anchor-type="paragraph" draw:z-index="74" draw:name="Shape7" draw:style-name="gr81" draw:text-style-name="P8" svg:x1="3.0413in" svg:y1="0.4217in" svg:x2="3.0413in" svg:y2="0.7071in"><text:p/></draw:line><draw:frame text:anchor-type="paragraph" draw:z-index="75" draw:name="Shape9" draw:style-name="gr82" draw:text-style-name="P23" svg:width="0.326in" svg:height="0.124in" draw:transform="rotate (-0.00907571211037019) translate (1.61041666666667in 1.36041666666667in)"><draw:text-box><text:p><text:span text:style-name="T6">w x h</text:span></text:p></draw:text-box></draw:frame><draw:frame text:anchor-type="paragraph" draw:z-index="76" draw:name="Shape9" draw:style-name="gr82" draw:text-style-name="P23" svg:width="0.2713in" svg:height="0.124in" draw:transform="rotate (-0.00907571211037019) translate (2.63055555555556in 1.28680555555556in)"><draw:text-box><text:p><text:span text:style-name="T6">w x h </text:span></text:p></draw:text-box></draw:frame><draw:g text:anchor-type="paragraph" draw:z-index="83" draw:style-name="gr1"><draw:frame draw:name="Shape11" draw:style-name="gr50" draw:text-style-name="P28" svg:width="0.1894in" svg:height="0.1988in" draw:transform="rotate (-0.80354958761819) translate (3.29583333333333in 1.07638888888889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3.85416666666667in 0.586111111111111in)"><draw:text-box><text:p><text:span text:style-name="T9">...</text:span></text:p></draw:text-box></draw:frame><draw:custom-shape draw:name="Shape2" draw:style-name="gr29" draw:text-style-name="P29" svg:width="0.5642in" svg:height="0.4898in" svg:x="3.1272in" svg:y="0.6181in"><text:p/><draw:enhanced-geometry svg:viewBox="0 0 21600 21600" draw:type="rectangle" draw:enhanced-path="M 0 0 L 21600 0 21600 21600 0 21600 0 0 Z N"/></draw:custom-shape><draw:custom-shape draw:name="Shape2" draw:style-name="gr51" draw:text-style-name="P29" svg:width="0.5642in" svg:height="0.4913in" svg:x="3.1764in" svg:y="0.6673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2898in" svg:y="0.7764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27569444444444in 0.59375in)"><draw:text-box><text:p><text:span text:style-name="T9">…</text:span></text:p></draw:text-box></draw:frame></draw:g><draw:g text:anchor-type="paragraph" draw:z-index="94" draw:style-name="gr1"><draw:frame draw:name="Shape5" draw:style-name="gr86" draw:text-style-name="P35" svg:width="0.6614in" svg:height="0.2567in" svg:x="1.0874in" svg:y="0.1819in"><draw:text-box><text:p text:style-name="P26"><text:span text:style-name="T12"><text:s/></text:span><text:span text:style-name="T12">Convolution</text:span></text:p></draw:text-box></draw:frame><draw:line draw:name="Shape7" draw:style-name="gr43" draw:text-style-name="P8" svg:x1="1.1693in" svg:y1="0.4382in" svg:x2="1.1693in" svg:y2="0.6862in"><text:p/></draw:line><draw:frame draw:name="Shape5" draw:style-name="gr87" draw:text-style-name="P36" svg:width="0.6614in" svg:height="0.1815in" svg:x="1.9421in" svg:y="0.2138in"><draw:text-box><text:p text:style-name="P26"><text:span text:style-name="T12"><text:s/></text:span><text:span text:style-name="T12">Max Pooling </text:span></text:p></draw:text-box></draw:frame><draw:frame draw:name="Shape5" draw:style-name="gr88" draw:text-style-name="P32" svg:width="0.4898in" svg:height="0.2039in" svg:x="2.7957in" svg:y="0.2181in"><draw:text-box><text:p text:style-name="P26"><text:span text:style-name="T6"><text:s/></text:span><text:span text:style-name="T12">Dropout</text:span></text:p></draw:text-box></draw:frame><draw:line draw:name="Shape7" draw:style-name="gr43" draw:text-style-name="P8" svg:x1="3.0417in" svg:y1="0.4217in" svg:x2="3.0417in" svg:y2="0.7071in"><text:p/></draw:line><draw:line draw:name="Shape7" draw:style-name="gr43" draw:text-style-name="P8" svg:x1="2.2681in" svg:y1="0.3953in" svg:x2="2.2681in" svg:y2="0.6807in"><text:p/></draw:line></draw:g><draw:g text:anchor-type="paragraph" draw:z-index="97" draw:style-name="gr1"><draw:line draw:name="Shape4" draw:style-name="gr35" draw:text-style-name="P8" svg:x1="2.9339in" svg:y1="0.9012in" svg:x2="3.4846in" svg:y2="1.0299in"><text:p/></draw:line><draw:line draw:name="Shape4" draw:style-name="gr35" draw:text-style-name="P8" svg:x1="2.9339in" svg:y1="1.0472in" svg:x2="3.4846in" svg:y2="1.0472in"><text:p/></draw:line></draw:g><draw:frame text:anchor-type="paragraph" draw:z-index="100" draw:name="Shape9" draw:style-name="gr82" draw:text-style-name="P23" svg:width="0.1161in" svg:height="0.124in" draw:transform="rotate (-0.785398163397448) translate (1.37569444444444in 1.26319444444444in)"><draw:text-box><text:p><text:span text:style-name="T6">d</text:span></text:p></draw:text-box></draw:frame><draw:frame text:anchor-type="paragraph" draw:z-index="101" draw:name="Shape9" draw:style-name="gr82" draw:text-style-name="P23" svg:width="0.1161in" svg:height="0.124in" draw:transform="rotate (-0.785398163397448) translate (2.38402777777778in 1.17638888888889in)"><draw:text-box><text:p><text:span text:style-name="T6">d</text:span></text:p></draw:text-box></draw:frame><draw:frame text:anchor-type="paragraph" draw:z-index="102" draw:name="Shape9" draw:style-name="gr82" draw:text-style-name="P23" svg:width="0.1161in" svg:height="0.124in" draw:transform="rotate (-0.785398163397448) translate (3.18472222222222in 1.20972222222222in)"><draw:text-box><text:p><text:span text:style-name="T6">d</text:span></text:p></draw:text-box></draw:frame><draw:frame text:anchor-type="paragraph" draw:z-index="113" draw:name="Shape9" draw:style-name="gr82" draw:text-style-name="P23" svg:width="0.2713in" svg:height="0.124in" draw:transform="rotate (-0.00907571211037019) translate (3.42847222222222in 1.26597222222222in)"><draw:text-box><text:p><text:span text:style-name="T6">w x h</text:span></text:p></draw:text-box></draw:frame></text:p>
      <text:p text:style-name="P2"><draw:g text:anchor-type="paragraph" draw:z-index="69" draw:style-name="gr1"><draw:custom-shape draw:name="Shape3" draw:style-name="gr37" draw:text-style-name="P21" svg:width="0.1886in" svg:height="0.1886in" svg:x="0.6807in" svg:y="0.6602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8646in" svg:y1="0.6602in" svg:x2="1.7449in" svg:y2="0.8268in"><text:p/></draw:line><draw:line draw:name="Shape4" draw:style-name="gr35" draw:text-style-name="P8" svg:x1="0.8646in" svg:y1="0.8484in" svg:x2="1.7449in" svg:y2="0.8484in"><text:p/></draw:line></draw:g></draw:g><draw:g text:anchor-type="paragraph" draw:z-index="93" draw:style-name="gr1"><draw:custom-shape draw:name="Shape3" draw:style-name="gr66" draw:text-style-name="P21" svg:width="0.1323in" svg:height="0.1295in" svg:x="3.4472in" svg:y="1.753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5791in" svg:y1="1.7535in" svg:x2="4.2673in" svg:y2="1.8622in"><text:p/></draw:line><draw:line draw:name="Shape4" draw:style-name="gr35" draw:text-style-name="P8" svg:x1="3.578in" svg:y1="1.8827in" svg:x2="4.2665in" svg:y2="1.8827in"><text:p/></draw:line></draw:g></draw:g><draw:line text:anchor-type="paragraph" draw:z-index="66" draw:name="Shape4" draw:style-name="gr75" draw:text-style-name="P8" svg:x1="7.0941in" svg:y1="2.8898in" svg:x2="7.3858in" svg:y2="2.7882in"><text:p/></draw:line><draw:g text:anchor-type="paragraph" draw:z-index="67" draw:style-name="gr1"><draw:line draw:name="Shape4" draw:style-name="gr35" draw:text-style-name="P8" svg:x1="8.1559in" svg:y1="2.8539in" svg:x2="8.278in" svg:y2="2.8539in"><text:p/></draw:line><draw:line draw:name="Shape4" draw:style-name="gr35" draw:text-style-name="P8" svg:x1="8.1744in" svg:y1="2.9012in" svg:x2="8.2673in" svg:y2="2.9012in"><text:p/></draw:line></draw:g><draw:line text:anchor-type="paragraph" draw:z-index="68" draw:name="Shape4" draw:style-name="gr76" draw:text-style-name="P8" svg:x1="8.1276in" svg:y1="2.839in" svg:x2="8.2083in" svg:y2="3.0492in"><text:p/></draw:line><draw:line text:anchor-type="paragraph" draw:z-index="70" draw:name="Shape6" draw:style-name="gr77" draw:text-style-name="P7" svg:x1="7.1031in" svg:y1="3.0138in" svg:x2="7.4941in" svg:y2="3.0874in"><text:p/></draw:line><draw:frame text:anchor-type="paragraph" draw:z-index="72" draw:name="Shape5" draw:style-name="gr79" draw:text-style-name="P23" svg:width="0.2524in" svg:height="0.1449in" svg:x="8.0457in" svg:y="3.1228in"><draw:text-box><text:p><text:span text:style-name="T6">1000</text:span></text:p></draw:text-box></draw:frame><draw:frame text:anchor-type="paragraph" draw:z-index="73" draw:name="Shape5" draw:style-name="gr80" draw:text-style-name="P23" svg:width="0.1252in" svg:height="0.1634in" svg:x="8.3126in" svg:y="2.8862in"><draw:text-box><text:p><text:span text:style-name="T6">16</text:span></text:p></draw:text-box></draw:frame><draw:frame text:anchor-type="paragraph" draw:z-index="77" draw:name="Shape9" draw:style-name="gr82" draw:text-style-name="P23" svg:width="0.2776in" svg:height="0.124in" draw:transform="rotate (-0.00907571211037019) translate (3.63611111111111in 3.21736111111111in)"><draw:text-box><text:p><text:span text:style-name="T6">126x94</text:span></text:p></draw:text-box></draw:frame><draw:frame text:anchor-type="paragraph" draw:z-index="78" draw:name="Shape9" draw:style-name="gr83" draw:text-style-name="P23" svg:width="0.2394in" svg:height="0.1362in" draw:transform="rotate (-0.00907571211037019) translate (4.42638888888889in 3.19236111111111in)"><draw:text-box><text:p><text:span text:style-name="T6">63x47</text:span></text:p></draw:text-box></draw:frame><draw:frame text:anchor-type="paragraph" draw:z-index="79" draw:name="Shape9" draw:style-name="gr84" draw:text-style-name="P23" svg:width="0.215in" svg:height="0.1185in" draw:transform="rotate (-0.00907571211037019) translate (5.74236111111111in 3.20277777777778in)"><draw:text-box><text:p><text:span text:style-name="T6">62x46</text:span></text:p></draw:text-box></draw:frame><draw:frame text:anchor-type="paragraph" draw:z-index="80" draw:name="Shape9" draw:style-name="gr84" draw:text-style-name="P23" svg:width="0.2425in" svg:height="0.1185in" draw:transform="rotate (-0.00907571211037019) translate (6.28472222222222in 3.19513888888889in)"><draw:text-box><text:p><text:span text:style-name="T6">31x23</text:span></text:p></draw:text-box></draw:frame><draw:g text:anchor-type="paragraph" draw:z-index="84" draw:style-name="gr1"><draw:frame draw:name="Shape11" draw:style-name="gr28" draw:text-style-name="P28" svg:width="0.1894in" svg:height="0.1925in" draw:transform="rotate (-0.80354958761819) translate (3.50347222222222in 3.01527777777778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4.0625in 2.52638888888889in)"><draw:text-box><text:p><text:span text:style-name="T9">...</text:span></text:p></draw:text-box></draw:frame><draw:custom-shape draw:name="Shape2" draw:style-name="gr52" draw:text-style-name="P29" svg:width="0.565in" svg:height="0.4898in" svg:x="3.3346in" svg:y="2.5583in"><text:p/><draw:enhanced-geometry svg:viewBox="0 0 21600 21600" draw:type="rectangle" draw:enhanced-path="M 0 0 L 21600 0 21600 21600 0 21600 0 0 Z N"/></draw:custom-shape><draw:custom-shape draw:name="Shape2" draw:style-name="gr53" draw:text-style-name="P29" svg:width="0.565in" svg:height="0.4913in" svg:x="3.3839in" svg:y="2.6075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4972in" svg:y="2.7165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48263888888889in 2.53402777777778in)"><draw:text-box><text:p><text:span text:style-name="T9">…</text:span></text:p></draw:text-box></draw:frame></draw:g><draw:g text:anchor-type="paragraph" draw:z-index="85" draw:style-name="gr1"><draw:frame draw:name="Shape11" draw:style-name="gr54" draw:text-style-name="P19" svg:width="0.1453in" svg:height="0.1669in" draw:transform="rotate (-0.802327857141794) translate (4.32430555555556in 3.04652777777778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4.75277777777778in 2.67083333333333in)"><draw:text-box><text:p><text:span text:style-name="T5">...</text:span></text:p></draw:text-box></draw:frame><draw:custom-shape draw:name="Shape2" draw:style-name="gr55" draw:text-style-name="P29" svg:width="0.4331in" svg:height="0.376in" svg:x="4.1953in" svg:y="2.6961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4.2327in" svg:y="2.7327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4.3197in" svg:y="2.8165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4.30902777777778in 2.67708333333333in)"><draw:text-box><text:p><text:span text:style-name="T5">…</text:span></text:p></draw:text-box></draw:frame></draw:g><draw:g text:anchor-type="paragraph" draw:z-index="86" draw:style-name="gr1"><draw:frame draw:name="Shape11" draw:style-name="gr54" draw:text-style-name="P19" svg:width="0.1453in" svg:height="0.1669in" draw:transform="rotate (-0.802327857141794) translate (4.95763888888889in 3.04652777777778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5.38541666666667in 2.67083333333333in)"><draw:text-box><text:p><text:span text:style-name="T5">...</text:span></text:p></draw:text-box></draw:frame><draw:custom-shape draw:name="Shape2" draw:style-name="gr55" draw:text-style-name="P29" svg:width="0.4331in" svg:height="0.376in" svg:x="4.8283in" svg:y="2.6961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4.8657in" svg:y="2.7327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4.9528in" svg:y="2.8165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4.94236111111111in 2.67708333333333in)"><draw:text-box><text:p><text:span text:style-name="T5">…</text:span></text:p></draw:text-box></draw:frame></draw:g><draw:g text:anchor-type="paragraph" draw:z-index="87" draw:style-name="gr1"><draw:frame draw:name="Shape11" draw:style-name="gr58" draw:text-style-name="P9" svg:width="0.1098in" svg:height="0.1386in" draw:transform="rotate (-0.803200521767791) translate (6.23611111111111in 3.05277777777778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6.56111111111111in 2.76944444444444in)"><draw:text-box><text:p><text:span text:style-name="T2">...</text:span></text:p></draw:text-box></draw:frame><draw:custom-shape draw:name="Shape2" draw:style-name="gr60" draw:text-style-name="P29" svg:width="0.3295in" svg:height="0.285in" svg:x="6.1382in" svg:y="2.7886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6.1665in" svg:y="2.8165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6.2327in" svg:y="2.8803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6.225in 2.77361111111111in)"><draw:text-box><text:p><text:span text:style-name="T2">…</text:span></text:p></draw:text-box></draw:frame></draw:g><draw:g text:anchor-type="paragraph" draw:z-index="88" draw:style-name="gr1"><draw:frame draw:name="Shape11" draw:style-name="gr41" draw:text-style-name="P19" svg:width="0.1453in" svg:height="0.1449in" draw:transform="rotate (-0.805643982720583) translate (5.61597222222222in 3.04652777777778in)"><draw:text-box><text:p><text:span text:style-name="T5">...</text:span></text:p></draw:text-box></draw:frame><draw:frame draw:name="Shape11" draw:style-name="gr41" draw:text-style-name="P19" svg:width="0.1858in" svg:height="0.1449in" draw:transform="rotate (-0.806516647346579) translate (6.04375in 2.67083333333333in)"><draw:text-box><text:p><text:span text:style-name="T5">...</text:span></text:p></draw:text-box></draw:frame><draw:custom-shape draw:name="Shape2" draw:style-name="gr63" draw:text-style-name="P29" svg:width="0.4331in" svg:height="0.3768in" svg:x="5.4862in" svg:y="2.6961in"><text:p/><draw:enhanced-geometry svg:viewBox="0 0 21600 21600" draw:type="rectangle" draw:enhanced-path="M 0 0 L 21600 0 21600 21600 0 21600 0 0 Z N"/></draw:custom-shape><draw:custom-shape draw:name="Shape2" draw:style-name="gr64" draw:text-style-name="P29" svg:width="0.4335in" svg:height="0.3787in" svg:x="5.5224in" svg:y="2.7327in"><text:p/><draw:enhanced-geometry svg:viewBox="0 0 21600 21600" draw:type="rectangle" draw:enhanced-path="M 0 0 L 21600 0 21600 21600 0 21600 0 0 Z N"/></draw:custom-shape><draw:custom-shape draw:name="Shape2" draw:style-name="gr65" draw:text-style-name="P29" svg:width="0.4323in" svg:height="0.3768in" svg:x="5.6106in" svg:y="2.8165in"><text:p/><draw:enhanced-geometry svg:viewBox="0 0 21600 21600" draw:type="rectangle" draw:enhanced-path="M 0 0 L 21600 0 21600 21600 0 21600 0 0 Z N"/></draw:custom-shape><draw:frame draw:name="Shape11" draw:style-name="gr41" draw:text-style-name="P19" svg:width="0.187in" svg:height="0.1449in" draw:transform="rotate (-0.801106126665397) translate (5.6in 2.67708333333333in)"><draw:text-box><text:p><text:span text:style-name="T5">…</text:span></text:p></draw:text-box></draw:frame></draw:g><draw:g text:anchor-type="paragraph" draw:z-index="89" draw:style-name="gr1"><draw:frame draw:name="Shape11" draw:style-name="gr58" draw:text-style-name="P9" svg:width="0.1098in" svg:height="0.1386in" draw:transform="rotate (-0.803200521767791) translate (6.76944444444444in 3.05277777777778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7.09513888888889in 2.76944444444444in)"><draw:text-box><text:p><text:span text:style-name="T2">...</text:span></text:p></draw:text-box></draw:frame><draw:custom-shape draw:name="Shape2" draw:style-name="gr60" draw:text-style-name="P29" svg:width="0.3295in" svg:height="0.285in" svg:x="6.6717in" svg:y="2.7886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6.7in" svg:y="2.8165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6.7661in" svg:y="2.8803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6.75833333333333in 2.77361111111111in)"><draw:text-box><text:p><text:span text:style-name="T2">…</text:span></text:p></draw:text-box></draw:frame></draw:g><draw:g text:anchor-type="paragraph" draw:z-index="90" draw:style-name="gr1"><draw:custom-shape draw:name="Shape3" draw:style-name="gr66" draw:text-style-name="P21" svg:width="0.1323in" svg:height="0.1295in" svg:x="3.6508in" svg:y="2.918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7819in" svg:y1="2.9185in" svg:x2="4.487in" svg:y2="3.0272in"><text:p/></draw:line><draw:line draw:name="Shape4" draw:style-name="gr35" draw:text-style-name="P8" svg:x1="3.7819in" svg:y1="3.0472in" svg:x2="4.487in" svg:y2="3.0472in"><text:p/></draw:line></draw:g></draw:g><draw:g text:anchor-type="paragraph" draw:z-index="91" draw:style-name="gr1"><draw:custom-shape draw:name="Shape3" draw:style-name="gr66" draw:text-style-name="P21" svg:width="0.1323in" svg:height="0.1295in" svg:x="5.7453in" svg:y="2.9728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8764in" svg:y1="2.9728in" svg:x2="6.3622in" svg:y2="3.0815in"><text:p/></draw:line><draw:line draw:name="Shape4" draw:style-name="gr35" draw:text-style-name="P8" svg:x1="5.8764in" svg:y1="3.102in" svg:x2="6.3622in" svg:y2="3.102in"><text:p/></draw:line></draw:g></draw:g><draw:g text:anchor-type="paragraph" draw:z-index="92" draw:style-name="gr1"><draw:custom-shape draw:name="Shape3" draw:style-name="gr66" draw:text-style-name="P21" svg:width="0.1323in" svg:height="0.1295in" svg:x="5.1528in" svg:y="2.942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2835in" svg:y1="2.9421in" svg:x2="5.7693in" svg:y2="3.0508in"><text:p/></draw:line><draw:line draw:name="Shape4" draw:style-name="gr35" draw:text-style-name="P8" svg:x1="5.2835in" svg:y1="3.0709in" svg:x2="5.7693in" svg:y2="3.0709in"><text:p/></draw:line></draw:g></draw:g><draw:g text:anchor-type="paragraph" draw:z-index="95" draw:style-name="gr1"><draw:frame draw:name="Shape5" draw:style-name="gr67" draw:text-style-name="P30" svg:width="0.6614in" svg:height="0.2567in" svg:x="3.2799in" svg:y="2.1839in"><draw:text-box><text:p text:style-name="P8"><text:span text:style-name="T6"><text:s/></text:span><text:span text:style-name="T6">Convolution C2</text:span></text:p><text:p text:style-name="P8"><text:span text:style-name="T10">Filters: 64</text:span></text:p><text:p text:style-name="P8"><text:span text:style-name="T10">kernel_size: 2x2</text:span></text:p></draw:text-box></draw:frame><draw:line draw:name="Shape7" draw:style-name="gr43" draw:text-style-name="P8" svg:x1="3.3173in" svg:y1="2.4402in" svg:x2="3.3173in" svg:y2="2.6882in"><text:p/></draw:line><draw:frame draw:name="Shape5" draw:style-name="gr68" draw:text-style-name="P31" svg:width="0.6614in" svg:height="0.1815in" svg:x="3.9638in" svg:y="2.1886in"><draw:text-box><text:p text:style-name="P8"><text:span text:style-name="T6"><text:s/></text:span><text:span text:style-name="T6">Max Pooling P2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4.7055in" svg:y="2.1866in"><draw:text-box><text:p text:style-name="P8"><text:span text:style-name="T6"><text:s/></text:span><text:span text:style-name="T6">Dropout D2</text:span></text:p><text:p text:style-name="P8"><text:span text:style-name="T10">p:0.2</text:span></text:p></draw:text-box></draw:frame><draw:line draw:name="Shape7" draw:style-name="gr43" draw:text-style-name="P8" svg:x1="4.8283in" svg:y1="2.3902in" svg:x2="4.8283in" svg:y2="2.6756in"><text:p/></draw:line><draw:line draw:name="Shape7" draw:style-name="gr43" draw:text-style-name="P8" svg:x1="4.1799in" svg:y1="2.3701in" svg:x2="4.1799in" svg:y2="2.6555in"><text:p/></draw:line></draw:g><draw:g text:anchor-type="paragraph" draw:z-index="96" draw:style-name="gr1"><draw:frame draw:name="Shape5" draw:style-name="gr67" draw:text-style-name="P30" svg:width="0.6614in" svg:height="0.2567in" svg:x="5.4138in" svg:y="2.1366in"><draw:text-box><text:p text:style-name="P8"><text:span text:style-name="T6"><text:s/></text:span><text:span text:style-name="T6">Convolution C3</text:span></text:p><text:p text:style-name="P8"><text:span text:style-name="T10">Filters: 128</text:span></text:p><text:p text:style-name="P8"><text:span text:style-name="T10">kernel_size: 2x2</text:span></text:p></draw:text-box></draw:frame><draw:line draw:name="Shape7" draw:style-name="gr43" draw:text-style-name="P8" svg:x1="5.4591in" svg:y1="2.3929in" svg:x2="5.4591in" svg:y2="2.713in"><text:p/></draw:line><draw:frame draw:name="Shape5" draw:style-name="gr68" draw:text-style-name="P31" svg:width="0.6614in" svg:height="0.1815in" svg:x="5.9181in" svg:y="2.415in"><draw:text-box><text:p text:style-name="P8"><text:span text:style-name="T6"><text:s/></text:span><text:span text:style-name="T6">Max Pooling P3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6.6146in" svg:y="2.411in"><draw:text-box><text:p text:style-name="P8"><text:span text:style-name="T6"><text:s/></text:span><text:span text:style-name="T6">Dropout D3</text:span></text:p><text:p text:style-name="P8"><text:span text:style-name="T10">p:0.3</text:span></text:p></draw:text-box></draw:frame><draw:line draw:name="Shape7" draw:style-name="gr43" draw:text-style-name="P8" svg:x1="6.6154in" svg:y1="2.6146in" svg:x2="6.6154in" svg:y2="2.9in"><text:p/></draw:line><draw:line draw:name="Shape7" draw:style-name="gr43" draw:text-style-name="P8" svg:x1="6.089in" svg:y1="2.5965in" svg:x2="6.089in" svg:y2="2.8449in"><text:p/></draw:line></draw:g><draw:g text:anchor-type="paragraph" draw:z-index="98" draw:style-name="gr1"><draw:custom-shape draw:name="Shape3" draw:style-name="gr66" draw:text-style-name="P21" svg:width="0.1323in" svg:height="0.1295in" svg:x="4.5in" svg:y="2.937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6315in" svg:y1="2.9374in" svg:x2="5.1173in" svg:y2="3.0461in"><text:p/></draw:line><draw:line draw:name="Shape4" draw:style-name="gr35" draw:text-style-name="P8" svg:x1="4.6307in" svg:y1="3.0665in" svg:x2="5.1165in" svg:y2="3.0665in"><text:p/></draw:line></draw:g></draw:g><draw:g text:anchor-type="paragraph" draw:z-index="99" draw:style-name="gr1"><draw:custom-shape draw:name="Shape3" draw:style-name="gr66" draw:text-style-name="P21" svg:width="0.1323in" svg:height="0.1295in" svg:x="6.3626in" svg:y="2.9728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6.4937in" svg:y1="2.9728in" svg:x2="6.9795in" svg:y2="3.0815in"><text:p/></draw:line><draw:line draw:name="Shape4" draw:style-name="gr35" draw:text-style-name="P8" svg:x1="6.4937in" svg:y1="3.102in" svg:x2="6.9795in" svg:y2="3.102in"><text:p/></draw:line></draw:g></draw:g><draw:frame text:anchor-type="paragraph" draw:z-index="103" draw:name="Shape9" draw:style-name="gr82" draw:text-style-name="P23" svg:width="0.1161in" svg:height="0.124in" draw:transform="rotate (-0.785398163397448) translate (3.39791666666667in 3.12083333333333in)"><draw:text-box><text:p><text:span text:style-name="T6">64</text:span></text:p></draw:text-box></draw:frame><draw:frame text:anchor-type="paragraph" draw:z-index="104" draw:name="Shape9" draw:style-name="gr82" draw:text-style-name="P23" svg:width="0.1161in" svg:height="0.124in" draw:transform="rotate (-0.785398163397448) translate (4.2375in 3.10972222222222in)"><draw:text-box><text:p><text:span text:style-name="T6">64</text:span></text:p></draw:text-box></draw:frame><draw:frame text:anchor-type="paragraph" draw:z-index="105" draw:name="Shape9" draw:style-name="gr82" draw:text-style-name="P23" svg:width="0.1161in" svg:height="0.124in" draw:transform="rotate (-0.785398163397448) translate (4.87083333333333in 3.10972222222222in)"><draw:text-box><text:p><text:span text:style-name="T6">64</text:span></text:p></draw:text-box></draw:frame><draw:frame text:anchor-type="paragraph" draw:z-index="106" draw:name="Shape9" draw:style-name="gr83" draw:text-style-name="P23" svg:width="0.2394in" svg:height="0.1362in" draw:transform="rotate (-0.00907571211037019) translate (5.03541666666667in 3.19236111111111in)"><draw:text-box><text:p><text:span text:style-name="T6">63x47</text:span></text:p></draw:text-box></draw:frame><draw:frame text:anchor-type="paragraph" draw:z-index="107" draw:name="Shape9" draw:style-name="gr82" draw:text-style-name="P23" svg:width="0.178in" svg:height="0.124in" draw:transform="rotate (-0.785398163397449) translate (5.50694444444444in 3.1in)"><draw:text-box><text:p><text:span text:style-name="T6">128</text:span></text:p></draw:text-box></draw:frame><draw:frame text:anchor-type="paragraph" draw:z-index="108" draw:name="Shape9" draw:style-name="gr82" draw:text-style-name="P23" svg:width="0.178in" svg:height="0.124in" draw:transform="rotate (-0.785398163397449) translate (6.12986111111111in 3.08194444444444in)"><draw:text-box><text:p><text:span text:style-name="T6">128</text:span></text:p></draw:text-box></draw:frame><draw:frame text:anchor-type="paragraph" draw:z-index="109" draw:name="Shape9" draw:style-name="gr82" draw:text-style-name="P23" svg:width="0.178in" svg:height="0.124in" draw:transform="rotate (-0.785398163397449) translate (6.64861111111111in 3.08194444444444in)"><draw:text-box><text:p><text:span text:style-name="T6">128</text:span></text:p></draw:text-box></draw:frame><draw:frame text:anchor-type="paragraph" draw:z-index="110" draw:name="Shape9" draw:style-name="gr84" draw:text-style-name="P23" svg:width="0.2425in" svg:height="0.1185in" draw:transform="rotate (-0.00907571211037019) translate (6.83333333333333in 3.18958333333333in)"><draw:text-box><text:p><text:span text:style-name="T6">31x23</text:span></text:p></draw:text-box></draw:frame><draw:custom-shape text:anchor-type="paragraph" draw:z-index="111" draw:name="Shape10" draw:style-name="gr89" draw:text-style-name="P33" svg:width="2.1807in" svg:height="1.4441in" svg:x="3.2299in" svg:y="2.0811in"><text:p text:style-name="P26"><text:span text:style-name="T11">Elementary block 2</text:span></text:p><draw:enhanced-geometry svg:viewBox="0 0 21600 21600" draw:type="rectangle" draw:enhanced-path="M 0 0 L 21600 0 21600 21600 0 21600 0 0 Z N"/></draw:custom-shape><draw:custom-shape text:anchor-type="paragraph" draw:z-index="112" draw:name="Shape10" draw:style-name="gr90" draw:text-style-name="P33" svg:width="1.7323in" svg:height="1.4441in" svg:x="5.4102in" svg:y="2.0744in"><text:p text:style-name="P26"><text:span text:style-name="T11">Elementary block 3</text:span></text:p><draw:enhanced-geometry svg:viewBox="0 0 21600 21600" draw:type="rectangle" draw:enhanced-path="M 0 0 L 21600 0 21600 21600 0 21600 0 0 Z N"/></draw:custom-shape><draw:frame text:anchor-type="paragraph" draw:z-index="114" draw:name="Shape8" draw:style-name="gr91" draw:text-style-name="P24" svg:width="0.1815in" svg:height="0.113in" svg:x="3.6445in" svg:y="2.8189in"><draw:text-box><text:p><text:span text:style-name="T7">2x2</text:span></text:p></draw:text-box></draw:frame><draw:frame text:anchor-type="paragraph" draw:z-index="115" draw:name="Shape8" draw:style-name="gr91" draw:text-style-name="P24" svg:width="0.1815in" svg:height="0.113in" svg:x="5.1528in" svg:y="2.8492in"><draw:text-box><text:p><text:span text:style-name="T7">2x2</text:span></text:p></draw:text-box></draw:frame><draw:frame text:anchor-type="paragraph" draw:z-index="116" draw:name="Shape8" draw:style-name="gr91" draw:text-style-name="P24" svg:width="0.1815in" svg:height="0.113in" svg:x="5.7374in" svg:y="2.8602in"><draw:text-box><text:p><text:span text:style-name="T7">2x2</text:span></text:p></draw:text-box></draw:frame><draw:line text:anchor-type="paragraph" draw:z-index="117" draw:name="Shape6" draw:style-name="gr77" draw:text-style-name="P7" svg:x1="7.1031in" svg:y1="2.9181in" svg:x2="7.4567in" svg:y2="3.0138in"><text:p/></draw:line><draw:line text:anchor-type="paragraph" draw:z-index="118" draw:name="Shape6" draw:style-name="gr77" draw:text-style-name="P7" svg:x1="7.0295in" svg:y1="2.8445in" svg:x2="7.4205in" svg:y2="2.9181in"><text:p/></draw:line><draw:g text:anchor-type="paragraph" draw:z-index="119" draw:style-name="gr1"><draw:line draw:name="Shape4" draw:style-name="gr35" draw:text-style-name="P8" svg:x1="8.2083in" svg:y1="2.9736in" svg:x2="8.3012in" svg:y2="2.9736in"><text:p/></draw:line></draw:g><draw:frame text:anchor-type="paragraph" draw:z-index="120" draw:name="Shape11" draw:style-name="gr92" draw:text-style-name="P34" svg:width="0.1378in" svg:height="0.0807in" draw:transform="rotate (-1.25663706143592) translate (8.28472222222222in 2.89375in)"><draw:text-box><text:p><text:span text:style-name="T10">…</text:span><text:span text:style-name="T10">.</text:span></text:p></draw:text-box></draw:frame><draw:frame text:anchor-type="paragraph" draw:z-index="121" draw:name="Shape5" draw:style-name="gr93" draw:text-style-name="P9" svg:width="0.2087in" svg:height="0.1661in" svg:x="8.0591in" svg:y="2.728in"><draw:text-box><text:p><text:span text:style-name="T2">FC3</text:span></text:p></draw:text-box></draw:frame><draw:g text:anchor-type="paragraph" draw:z-index="82" draw:style-name="gr1"><draw:line draw:name="Shape4" draw:style-name="gr4" draw:text-style-name="P8" svg:x1="4.1618in" svg:y1="0.6571in" svg:x2="4.2937in" svg:y2="1.0343in"><text:p/></draw:line><draw:frame draw:name="Shape5" draw:style-name="gr39" draw:text-style-name="P9" svg:width="0.2087in" svg:height="0.1661in" svg:x="4.0866in" svg:y="0.5472in"><draw:text-box><text:p><text:span text:style-name="T2">FC1</text:span></text:p></draw:text-box></draw:frame><draw:frame draw:name="Shape5" draw:style-name="gr28" draw:text-style-name="P23" svg:width="0.4169in" svg:height="0.1925in" svg:x="4.3319in" svg:y="1.0571in"><draw:text-box><text:p><text:span text:style-name="T6">FC1 outputs</text:span></text:p></draw:text-box></draw:frame><draw:g draw:style-name="gr2"><draw:line draw:name="Shape6" draw:style-name="gr3" draw:text-style-name="P7" svg:x1="3.8441in" svg:y1="1.0354in" svg:x2="4.287in" svg:y2="1.0354in"><text:p/></draw:line><draw:line draw:name="Shape6" draw:style-name="gr3" draw:text-style-name="P7" svg:x1="3.7461in" svg:y1="0.6571in" svg:x2="4.1551in" svg:y2="0.6571in"><text:p/></draw:line><draw:line draw:name="Shape6" draw:style-name="gr3" draw:text-style-name="P7" svg:x1="3.8441in" svg:y1="1.0339in" svg:x2="4.2067in" svg:y2="0.8854in"><text:p/></draw:line><draw:line draw:name="Shape6" draw:style-name="gr3" draw:text-style-name="P7" svg:x1="3.8528in" svg:y1="0.8827in" svg:x2="4.2437in" svg:y2="0.9563in"><text:p/></draw:line><draw:line draw:name="Shape6" draw:style-name="gr3" draw:text-style-name="P7" svg:x1="3.8528in" svg:y1="0.7882in" svg:x2="4.2063in" svg:y2="0.8839in"><text:p/></draw:line><draw:line draw:name="Shape6" draw:style-name="gr3" draw:text-style-name="P7" svg:x1="3.7791in" svg:y1="0.7134in" svg:x2="4.1701in" svg:y2="0.787in"><text:p/></draw:line><draw:line draw:name="Shape6" draw:style-name="gr3" draw:text-style-name="P7" svg:x1="3.8909in" svg:y1="0.8236in" svg:x2="4.1783in" svg:y2="0.7134in"><text:p/></draw:line><draw:line draw:name="Shape6" draw:style-name="gr3" draw:text-style-name="P7" svg:x1="3.8528in" svg:y1="0.9575in" svg:x2="4.1791in" svg:y2="0.8091in"><text:p/></draw:line></draw:g><draw:g draw:style-name="gr2"><draw:line draw:name="Shape6" draw:style-name="gr3" draw:text-style-name="P7" svg:x1="4.2874in" svg:y1="1.0354in" svg:x2="4.7303in" svg:y2="1.0354in"><text:p/></draw:line><draw:line draw:name="Shape6" draw:style-name="gr3" draw:text-style-name="P7" svg:x1="4.1882in" svg:y1="0.6571in" svg:x2="4.5972in" svg:y2="0.6571in"><text:p/></draw:line><draw:line draw:name="Shape6" draw:style-name="gr3" draw:text-style-name="P7" svg:x1="4.2874in" svg:y1="1.0339in" svg:x2="4.65in" svg:y2="0.8854in"><text:p/></draw:line><draw:line draw:name="Shape6" draw:style-name="gr3" draw:text-style-name="P7" svg:x1="4.2587in" svg:y1="0.8555in" svg:x2="4.687in" svg:y2="0.9571in"><text:p/></draw:line><draw:line draw:name="Shape6" draw:style-name="gr3" draw:text-style-name="P7" svg:x1="4.2228in" svg:y1="0.7591in" svg:x2="4.65in" svg:y2="0.8835in"><text:p/></draw:line><draw:line draw:name="Shape6" draw:style-name="gr3" draw:text-style-name="P7" svg:x1="4.2228in" svg:y1="0.7134in" svg:x2="4.6138in" svg:y2="0.787in"><text:p/></draw:line><draw:line draw:name="Shape6" draw:style-name="gr3" draw:text-style-name="P7" svg:x1="4.2587in" svg:y1="0.8551in" svg:x2="4.6224in" svg:y2="0.7134in"><text:p/></draw:line><draw:line draw:name="Shape6" draw:style-name="gr3" draw:text-style-name="P7" svg:x1="4.2969in" svg:y1="0.9575in" svg:x2="4.6232in" svg:y2="0.8091in"><text:p/></draw:line></draw:g><draw:line draw:name="Shape4" draw:style-name="gr4" draw:text-style-name="P8" svg:x1="4.5984in" svg:y1="0.6571in" svg:x2="4.7303in" svg:y2="1.0343in"><text:p/></draw:line><draw:g draw:style-name="gr2"><draw:line draw:name="Shape6" draw:style-name="gr3" draw:text-style-name="P7" svg:x1="4.7291in" svg:y1="1.0118in" svg:x2="4.9307in" svg:y2="1.0118in"><text:p/></draw:line><draw:line draw:name="Shape6" draw:style-name="gr3" draw:text-style-name="P7" svg:x1="4.6323in" svg:y1="0.6571in" svg:x2="4.8406in" svg:y2="0.6571in"><text:p/></draw:line><draw:line draw:name="Shape6" draw:style-name="gr3" draw:text-style-name="P7" svg:x1="4.7118in" svg:y1="0.9409in" svg:x2="4.9201in" svg:y2="0.9409in"><text:p/></draw:line><draw:line draw:name="Shape6" draw:style-name="gr3" draw:text-style-name="P7" svg:x1="4.6591in" svg:y1="0.7673in" svg:x2="4.8575in" svg:y2="0.7673in"><text:p/></draw:line><draw:line draw:name="Shape6" draw:style-name="gr3" draw:text-style-name="P7" svg:x1="4.6528in" svg:y1="0.7118in" svg:x2="4.828in" svg:y2="0.7118in"><text:p/></draw:line><draw:line draw:name="Shape6" draw:style-name="gr3" draw:text-style-name="P7" svg:x1="4.6764in" svg:y1="0.8299in" svg:x2="4.8689in" svg:y2="0.8264in"><text:p/></draw:line><draw:line draw:name="Shape6" draw:style-name="gr3" draw:text-style-name="P7" svg:x1="4.7in" svg:y1="0.8827in" svg:x2="4.9118in" svg:y2="0.8827in"><text:p/></draw:line></draw:g><draw:frame draw:name="Shape5" draw:style-name="gr39" draw:text-style-name="P9" svg:width="0.2087in" svg:height="0.1661in" svg:x="4.522in" svg:y="0.5335in"><draw:text-box><text:p><text:span text:style-name="T2">FC2</text:span></text:p></draw:text-box></draw:frame></draw:g></text:p>
      <text:p text:style-name="P6"><draw:g text:anchor-type="paragraph" draw:z-index="134" draw:style-name="gr1"><draw:custom-shape draw:name="Shape2" draw:style-name="gr108" draw:text-style-name="P29" svg:width="0.4933in" svg:height="0.4287in" svg:x="2.3846in" svg:y="0.6496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09" draw:text-style-name="P29" svg:width="0.4933in" svg:height="0.4295in" svg:x="2.428in" svg:y="0.6925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08" draw:text-style-name="P29" svg:width="0.4933in" svg:height="0.4287in" svg:x="2.5272in" svg:y="0.7878in"><text:p/><draw:enhanced-geometry svg:viewBox="0 0 21600 21600" draw:mirror-horizontal="false" draw:mirror-vertical="false" draw:type="rectangle" draw:enhanced-path="M 0 0 L 21600 0 21600 21600 0 21600 0 0 Z N"/></draw:custom-shape><draw:frame draw:name="Shape11" draw:style-name="gr28" draw:text-style-name="P28" svg:width="0.2106in" svg:height="0.1925in" draw:transform="rotate (-0.801629725440996) translate (2.51527777777778in 0.571527777777778in)"><draw:text-box><text:p><text:span text:style-name="T9">…</text:span></text:p></draw:text-box></draw:frame><draw:frame draw:name="Shape11" draw:style-name="gr28" draw:text-style-name="P28" svg:width="0.2106in" svg:height="0.1925in" draw:transform="rotate (-0.801629725440996) translate (3.00069444444444in 0.585416666666667in)"><draw:text-box><text:p><text:span text:style-name="T9">...</text:span></text:p></draw:text-box></draw:frame><draw:frame draw:name="Shape11" draw:style-name="gr28" draw:text-style-name="P28" svg:width="0.165in" svg:height="0.1925in" draw:transform="rotate (-0.8004079949646) translate (2.52291666666667in 0.985416666666667in)"><draw:text-box><text:p><text:span text:style-name="T9">...</text:span></text:p></draw:text-box></draw:frame></draw:g><draw:g text:anchor-type="paragraph" draw:z-index="135" draw:style-name="gr1"><draw:frame draw:name="Shape11" draw:style-name="gr28" draw:text-style-name="P20" svg:width="0.2531in" svg:height="0.1925in" draw:transform="rotate (-0.802851455917392) translate (1.43194444444444in 1.12083333333333in)"><draw:text-box><text:p>.…</text:p></draw:text-box></draw:frame><draw:frame draw:name="Shape11" draw:style-name="gr32" draw:text-style-name="P20" svg:width="0.3248in" svg:height="0.2413in" draw:transform="rotate (-0.802851455917392) translate (2.18402777777778in 0.455555555555556in)"><draw:text-box><text:p>….</text:p></draw:text-box></draw:frame><draw:custom-shape draw:name="Shape2" draw:style-name="gr33" svg:width="0.7587in" svg:height="0.6587in" svg:x="1.2575in" svg:y="0.4917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24in" svg:y="0.5575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764in" svg:y="0.7039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45902777777778in 0.458333333333333in)"><draw:text-box><text:p>….</text:p></draw:text-box></draw:frame></draw:g><draw:custom-shape text:anchor-type="paragraph" draw:z-index="136" draw:name="Shape2" draw:style-name="gr73" svg:width="0.7587in" svg:height="0.6587in" svg:x="0.2457in" svg:y="0.5882in"><text:p/><draw:enhanced-geometry svg:viewBox="0 0 21600 21600" draw:type="rectangle" draw:enhanced-path="M 0 0 L 21600 0 21600 21600 0 21600 0 0 Z N"/></draw:custom-shape><draw:g text:anchor-type="paragraph" draw:z-index="137" draw:style-name="gr1"><draw:custom-shape draw:name="Shape3" draw:style-name="gr34" draw:text-style-name="P21" svg:width="0.1559in" svg:height="0.1295in" svg:x="1.7445in" svg:y="0.91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9in" svg:y1="0.911in" svg:x2="2.7925in" svg:y2="1.0197in"><text:p/></draw:line><draw:line draw:name="Shape4" draw:style-name="gr35" draw:text-style-name="P8" svg:x1="1.8996in" svg:y1="1.0402in" svg:x2="2.7921in" svg:y2="1.0402in"><text:p/></draw:line></draw:g></draw:g><draw:custom-shape text:anchor-type="paragraph" draw:z-index="138" draw:name="Shape3" draw:style-name="gr74" draw:text-style-name="P21" svg:width="0.1421in" svg:height="0.1461in" svg:x="2.7925in" svg:y="0.9016in"><text:p/><draw:enhanced-geometry svg:viewBox="0 0 21600 21600" draw:type="rectangle" draw:enhanced-path="M 0 0 L 21600 0 21600 21600 0 21600 0 0 Z N"/></draw:custom-shape><draw:g text:anchor-type="paragraph" draw:z-index="139" draw:style-name="gr1"><draw:custom-shape draw:name="Shape3" draw:style-name="gr37" draw:text-style-name="P21" svg:width="0.1886in" svg:height="0.1886in" svg:x="0.6807in" svg:y="0.8382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8646in" svg:y1="0.8382in" svg:x2="1.7449in" svg:y2="1.0047in"><text:p/></draw:line><draw:line draw:name="Shape4" draw:style-name="gr35" draw:text-style-name="P8" svg:x1="0.8646in" svg:y1="1.0264in" svg:x2="1.7449in" svg:y2="1.0264in"><text:p/></draw:line></draw:g></draw:g><draw:frame text:anchor-type="paragraph" draw:z-index="140" draw:name="Shape9" draw:style-name="gr82" draw:text-style-name="P23" svg:width="0.326in" svg:height="0.124in" draw:transform="rotate (-0.00907571211037019) translate (1.61041666666667in 1.36041666666667in)"><draw:text-box><text:p><text:span text:style-name="T6">w x h</text:span></text:p></draw:text-box></draw:frame><draw:frame text:anchor-type="paragraph" draw:z-index="141" draw:name="Shape9" draw:style-name="gr82" draw:text-style-name="P23" svg:width="0.2713in" svg:height="0.124in" draw:transform="rotate (-0.00907571211037019) translate (2.69375in 1.23472222222222in)"><draw:text-box><text:p><text:span text:style-name="T6">w x h </text:span></text:p></draw:text-box></draw:frame><draw:frame text:anchor-type="paragraph" draw:z-index="142" draw:name="Shape5" draw:style-name="gr85" draw:text-style-name="P25" svg:width="0.2988in" svg:height="0.1461in" svg:x="0.5264in" svg:y="0.4728in"><draw:text-box><text:p text:style-name="P8"><text:span text:style-name="T2">Input</text:span></text:p></draw:text-box></draw:frame><draw:g text:anchor-type="paragraph" draw:z-index="143" draw:style-name="gr1"><draw:line draw:name="Shape4" draw:style-name="gr4" draw:text-style-name="P8" svg:x1="5.3657in" svg:y1="0.813in" svg:x2="5.4839in" svg:y2="1.1276in"><text:p/></draw:line><draw:frame draw:name="Shape5" draw:style-name="gr58" draw:text-style-name="P23" svg:width="0.187in" svg:height="0.1386in" svg:x="5.298in" svg:y="0.7217in"><draw:text-box><text:p><text:span text:style-name="T6">FC2</text:span></text:p></draw:text-box></draw:frame><draw:frame draw:name="Shape5" draw:style-name="gr110" draw:text-style-name="P34" svg:width="0.374in" svg:height="0.1606in" svg:x="5.5181in" svg:y="1.1465in"><draw:text-box><text:p><text:span text:style-name="T10">FC2 outputs</text:span></text:p></draw:text-box></draw:frame><draw:g draw:style-name="gr2"><draw:line draw:name="Shape6" draw:style-name="gr3" draw:text-style-name="P7" svg:x1="5.0803in" svg:y1="1.128in" svg:x2="5.4772in" svg:y2="1.128in"><text:p/></draw:line><draw:line draw:name="Shape6" draw:style-name="gr3" draw:text-style-name="P7" svg:x1="4.9925in" svg:y1="0.813in" svg:x2="5.3591in" svg:y2="0.813in"><text:p/></draw:line><draw:line draw:name="Shape6" draw:style-name="gr3" draw:text-style-name="P7" svg:x1="5.0803in" svg:y1="1.1272in" svg:x2="5.4051in" svg:y2="1.0035in"><text:p/></draw:line><draw:line draw:name="Shape6" draw:style-name="gr3" draw:text-style-name="P7" svg:x1="5.0886in" svg:y1="1.0012in" svg:x2="5.439in" svg:y2="1.0626in"><text:p/></draw:line><draw:line draw:name="Shape6" draw:style-name="gr3" draw:text-style-name="P7" svg:x1="5.0886in" svg:y1="0.9217in" svg:x2="5.4051in" svg:y2="1.0016in"><text:p/></draw:line><draw:line draw:name="Shape6" draw:style-name="gr3" draw:text-style-name="P7" svg:x1="5.0236in" svg:y1="0.8598in" svg:x2="5.374in" svg:y2="0.9213in"><text:p/></draw:line><draw:line draw:name="Shape6" draw:style-name="gr3" draw:text-style-name="P7" svg:x1="5.1236in" svg:y1="0.952in" svg:x2="5.3811in" svg:y2="0.8598in"><text:p/></draw:line><draw:line draw:name="Shape6" draw:style-name="gr3" draw:text-style-name="P7" svg:x1="5.0886in" svg:y1="1.0626in" svg:x2="5.3811in" svg:y2="0.939in"><text:p/></draw:line></draw:g><draw:g draw:style-name="gr2"><draw:line draw:name="Shape6" draw:style-name="gr3" draw:text-style-name="P7" svg:x1="5.4776in" svg:y1="1.128in" svg:x2="5.8744in" svg:y2="1.128in"><text:p/></draw:line><draw:line draw:name="Shape6" draw:style-name="gr3" draw:text-style-name="P7" svg:x1="5.3894in" svg:y1="0.813in" svg:x2="5.7559in" svg:y2="0.813in"><text:p/></draw:line><draw:line draw:name="Shape6" draw:style-name="gr3" draw:text-style-name="P7" svg:x1="5.4776in" svg:y1="1.1272in" svg:x2="5.8024in" svg:y2="1.0035in"><text:p/></draw:line><draw:line draw:name="Shape6" draw:style-name="gr3" draw:text-style-name="P7" svg:x1="5.4528in" svg:y1="0.9791in" svg:x2="5.8366in" svg:y2="1.0638in"><text:p/></draw:line><draw:line draw:name="Shape6" draw:style-name="gr3" draw:text-style-name="P7" svg:x1="5.4209in" svg:y1="0.898in" svg:x2="5.8035in" svg:y2="1.002in"><text:p/></draw:line><draw:line draw:name="Shape6" draw:style-name="gr3" draw:text-style-name="P7" svg:x1="5.4209in" svg:y1="0.8598in" svg:x2="5.7713in" svg:y2="0.9213in"><text:p/></draw:line><draw:line draw:name="Shape6" draw:style-name="gr3" draw:text-style-name="P7" svg:x1="5.4528in" svg:y1="0.978in" svg:x2="5.7787in" svg:y2="0.8598in"><text:p/></draw:line><draw:line draw:name="Shape6" draw:style-name="gr3" draw:text-style-name="P7" svg:x1="5.4858in" svg:y1="1.0626in" svg:x2="5.7783in" svg:y2="0.939in"><text:p/></draw:line></draw:g><draw:line draw:name="Shape4" draw:style-name="gr4" draw:text-style-name="P8" svg:x1="5.7559in" svg:y1="0.813in" svg:x2="5.874in" svg:y2="1.1276in"><text:p/></draw:line><draw:g draw:style-name="gr2"><draw:line draw:name="Shape6" draw:style-name="gr3" draw:text-style-name="P7" svg:x1="5.8744in" svg:y1="1.1087in" svg:x2="6.0551in" svg:y2="1.1087in"><text:p/></draw:line><draw:line draw:name="Shape6" draw:style-name="gr3" draw:text-style-name="P7" svg:x1="5.7874in" svg:y1="0.813in" svg:x2="5.974in" svg:y2="0.813in"><text:p/></draw:line><draw:line draw:name="Shape6" draw:style-name="gr3" draw:text-style-name="P7" svg:x1="5.8591in" svg:y1="1.05in" svg:x2="6.0457in" svg:y2="1.05in"><text:p/></draw:line><draw:line draw:name="Shape6" draw:style-name="gr3" draw:text-style-name="P7" svg:x1="5.8118in" svg:y1="0.9055in" svg:x2="5.9894in" svg:y2="0.9055in"><text:p/></draw:line><draw:line draw:name="Shape6" draw:style-name="gr3" draw:text-style-name="P7" svg:x1="5.8063in" svg:y1="0.8583in" svg:x2="5.9634in" svg:y2="0.8583in"><text:p/></draw:line><draw:line draw:name="Shape6" draw:style-name="gr3" draw:text-style-name="P7" svg:x1="5.8272in" svg:y1="0.9571in" svg:x2="5.9996in" svg:y2="0.9539in"><text:p/></draw:line><draw:line draw:name="Shape6" draw:style-name="gr3" draw:text-style-name="P7" svg:x1="5.848in" svg:y1="1.0012in" svg:x2="6.0378in" svg:y2="1.0012in"><text:p/></draw:line></draw:g><draw:frame draw:name="Shape5" draw:style-name="gr58" draw:text-style-name="P23" svg:width="0.187in" svg:height="0.1386in" svg:x="5.6878in" svg:y="0.7098in"><draw:text-box><text:p><text:span text:style-name="T6">FC3</text:span></text:p></draw:text-box></draw:frame></draw:g><draw:frame text:anchor-type="paragraph" draw:z-index="145" draw:name="Shape9" draw:style-name="gr82" draw:text-style-name="P23" svg:width="0.1161in" svg:height="0.124in" draw:transform="rotate (-0.785398163397448) translate (1.37569444444444in 1.26319444444444in)"><draw:text-box><text:p><text:span text:style-name="T6">d</text:span></text:p></draw:text-box></draw:frame><draw:frame text:anchor-type="paragraph" draw:z-index="146" draw:name="Shape9" draw:style-name="gr82" draw:text-style-name="P23" svg:width="0.1161in" svg:height="0.124in" draw:transform="rotate (-0.785398163397448) translate (2.41388888888889in 1.12152777777778in)"><draw:text-box><text:p><text:span text:style-name="T6">d</text:span></text:p></draw:text-box></draw:frame><draw:g text:anchor-type="paragraph" draw:z-index="122" draw:style-name="gr1"><draw:frame draw:name="Shape11" draw:style-name="gr94" draw:text-style-name="P37" svg:width="0.1496in" svg:height="0.3433in" draw:transform="rotate (-0.799535330338603) translate (4.33611111111111in 0.967361111111111in)"><draw:text-box><text:p><text:span text:style-name="T13">...</text:span></text:p></draw:text-box></draw:frame><draw:frame draw:name="Shape11" draw:style-name="gr28" draw:text-style-name="P20" svg:width="0.1323in" svg:height="0.1925in" draw:transform="rotate (-0.807738377822975) translate (4.64652777777778in 0.754861111111111in)"><draw:text-box><text:p>...</text:p></draw:text-box></draw:frame><draw:custom-shape draw:name="Shape2" draw:style-name="gr95" svg:width="0.3098in" svg:height="0.2689in" svg:x="4.2472in" svg:y="0.772in"><text:p/><draw:enhanced-geometry svg:viewBox="0 0 21600 21600" draw:type="rectangle" draw:enhanced-path="M 0 0 L 21600 0 21600 21600 0 21600 0 0 Z N"/></draw:custom-shape><draw:custom-shape draw:name="Shape2" draw:style-name="gr96" svg:width="0.3106in" svg:height="0.2689in" svg:x="4.2736in" svg:y="0.7992in"><text:p/><draw:enhanced-geometry svg:viewBox="0 0 21600 21600" draw:type="rectangle" draw:enhanced-path="M 0 0 L 21600 0 21600 21600 0 21600 0 0 Z N"/></draw:custom-shape><draw:custom-shape draw:name="Shape2" draw:style-name="gr95" svg:width="0.3098in" svg:height="0.2689in" svg:x="4.3366in" svg:y="0.8591in"><text:p/><draw:enhanced-geometry svg:viewBox="0 0 21600 21600" draw:type="rectangle" draw:enhanced-path="M 0 0 L 21600 0 21600 21600 0 21600 0 0 Z N"/></draw:custom-shape><draw:frame draw:name="Shape11" draw:style-name="gr40" draw:text-style-name="P37" svg:width="0.1331in" svg:height="0.1724in" draw:transform="rotate (-0.8002334620394) translate (4.33263888888889in 0.685416666666667in)"><draw:text-box><text:p><text:span text:style-name="T13">…</text:span></text:p></draw:text-box></draw:frame></draw:g><draw:g text:anchor-type="paragraph" draw:z-index="123" draw:style-name="gr1"><draw:frame draw:name="Shape11" draw:style-name="gr97" draw:text-style-name="P34" svg:width="0.1398in" svg:height="0.1949in" draw:transform="rotate (-0.799535330338603) translate (3.74236111111111in 0.975in)"><draw:text-box><text:p><text:span text:style-name="T13">…</text:span></text:p></draw:text-box></draw:frame><draw:frame draw:name="Shape11" draw:style-name="gr98" draw:text-style-name="P28" svg:width="0.1787in" svg:height="0.3843in" draw:transform="rotate (-0.804596785169387) translate (4.15625in 0.661805555555556in)"><draw:text-box><text:p><text:span text:style-name="T9">…</text:span><text:span text:style-name="T9">.</text:span></text:p></draw:text-box></draw:frame><draw:custom-shape draw:name="Shape2" draw:style-name="gr99" draw:text-style-name="P29" svg:width="0.4169in" svg:height="0.3614in" svg:x="3.6472in" svg:y="0.6819in"><text:p/><draw:enhanced-geometry svg:viewBox="0 0 21600 21600" draw:type="rectangle" draw:enhanced-path="M 0 0 L 21600 0 21600 21600 0 21600 0 0 Z N"/></draw:custom-shape><draw:custom-shape draw:name="Shape2" draw:style-name="gr100" draw:text-style-name="P29" svg:width="0.4177in" svg:height="0.3614in" svg:x="3.6835in" svg:y="0.7181in"><text:p/><draw:enhanced-geometry svg:viewBox="0 0 21600 21600" draw:type="rectangle" draw:enhanced-path="M 0 0 L 21600 0 21600 21600 0 21600 0 0 Z N"/></draw:custom-shape><draw:custom-shape draw:name="Shape2" draw:style-name="gr99" draw:text-style-name="P29" svg:width="0.4169in" svg:height="0.3614in" svg:x="3.7673in" svg:y="0.7988in"><text:p/><draw:enhanced-geometry svg:viewBox="0 0 21600 21600" draw:type="rectangle" draw:enhanced-path="M 0 0 L 21600 0 21600 21600 0 21600 0 0 Z N"/></draw:custom-shape><draw:frame draw:name="Shape11" draw:style-name="gr101" draw:text-style-name="P37" svg:width="0.1795in" svg:height="0.1941in" draw:transform="rotate (-0.799011731563004) translate (3.75694444444444in 0.621527777777778in)"><draw:text-box><text:p><text:span text:style-name="T13">…</text:span></text:p></draw:text-box></draw:frame></draw:g><draw:g text:anchor-type="paragraph" draw:z-index="124" draw:style-name="gr1"><draw:custom-shape draw:name="Shape3" draw:style-name="gr102" draw:text-style-name="P21" svg:width="0.0862in" svg:height="0.0713in" svg:x="3.9256in" svg:y="0.929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0114in" svg:y1="0.9287in" svg:x2="4.5016in" svg:y2="0.9886in"><text:p/></draw:line><draw:line draw:name="Shape4" draw:style-name="gr35" draw:text-style-name="P8" svg:x1="4.011in" svg:y1="0.9996in" svg:x2="4.5012in" svg:y2="0.9996in"><text:p/></draw:line></draw:g></draw:g><draw:custom-shape text:anchor-type="paragraph" draw:z-index="125" draw:name="Shape3" draw:style-name="gr103" draw:text-style-name="P21" svg:width="0.078in" svg:height="0.0803in" svg:x="4.5016in" svg:y="0.9236in"><text:p/><draw:enhanced-geometry svg:viewBox="0 0 21600 21600" draw:type="rectangle" draw:enhanced-path="M 0 0 L 21600 0 21600 21600 0 21600 0 0 Z N"/></draw:custom-shape><draw:frame text:anchor-type="paragraph" draw:z-index="126" draw:name="Shape9" draw:style-name="gr104" draw:text-style-name="P23" svg:width="0.215in" svg:height="0.0969in" draw:transform="rotate (-0.00767944870877482) translate (3.85208333333333in 1.17569444444444in)"><draw:text-box><text:p><text:span text:style-name="T6">w x h</text:span></text:p></draw:text-box></draw:frame><draw:frame text:anchor-type="paragraph" draw:z-index="127" draw:name="Shape9" draw:style-name="gr105" draw:text-style-name="P23" svg:width="0.1913in" svg:height="0.1925in" draw:transform="rotate (-0.0139626340159549) translate (4.4125in 1.13472222222222in)"><draw:text-box><text:p><text:span text:style-name="T6">w x h </text:span></text:p></draw:text-box></draw:frame><draw:frame text:anchor-type="paragraph" draw:z-index="132" draw:name="Shape9" draw:style-name="gr104" draw:text-style-name="P23" svg:width="0.0642in" svg:height="0.0969in" draw:transform="rotate (-0.785398163397448) translate (3.72291666666667in 1.12222222222222in)"><draw:text-box><text:p><text:span text:style-name="T6">d</text:span></text:p></draw:text-box></draw:frame><draw:frame text:anchor-type="paragraph" draw:z-index="133" draw:name="Shape9" draw:style-name="gr104" draw:text-style-name="P23" svg:width="0.065in" svg:height="0.0969in" draw:transform="rotate (-0.785398163397448) translate (4.27708333333333in 1.07430555555556in)"><draw:text-box><text:p><text:span text:style-name="T6">d</text:span></text:p></draw:text-box></draw:frame><draw:frame text:anchor-type="paragraph" draw:z-index="128" draw:name="Shape5" draw:style-name="gr106" draw:text-style-name="P38" svg:width="0.3634in" svg:height="0.1551in" svg:x="3.5083in" svg:y="0.2272in"><draw:text-box><text:p text:style-name="P26"><text:span text:style-name="T14">Convolution</text:span></text:p></draw:text-box></draw:frame><draw:line text:anchor-type="paragraph" draw:z-index="129" draw:name="Shape7" draw:style-name="gr81" draw:text-style-name="P8" svg:x1="3.6102in" svg:y1="0.3819in" svg:x2="3.6102in" svg:y2="0.8055in"><text:p/></draw:line><draw:frame text:anchor-type="paragraph" draw:z-index="130" draw:name="Shape5" draw:style-name="gr107" draw:text-style-name="P39" svg:width="0.363in" svg:height="0.1724in" svg:x="3.9917in" svg:y="0.2161in"><draw:text-box><text:p text:style-name="P26"><text:span text:style-name="T14"><text:s/></text:span><text:span text:style-name="T14">Max Pooling </text:span></text:p></draw:text-box></draw:frame><draw:line text:anchor-type="paragraph" draw:z-index="131" draw:name="Shape7" draw:style-name="gr81" draw:text-style-name="P8" svg:x1="4.2134in" svg:y1="0.3882in" svg:x2="4.2134in" svg:y2="0.802in"><text:p/></draw:line><draw:g text:anchor-type="paragraph" draw:z-index="144" draw:style-name="gr1"><draw:frame draw:name="Shape5" draw:style-name="gr86" draw:text-style-name="P35" svg:width="0.6614in" svg:height="0.2567in" svg:x="1.0874in" svg:y="0.1819in"><draw:text-box><text:p text:style-name="P26"><text:span text:style-name="T12"><text:s/></text:span><text:span text:style-name="T12">Convolution</text:span></text:p></draw:text-box></draw:frame><draw:line draw:name="Shape7" draw:style-name="gr43" draw:text-style-name="P8" svg:x1="1.1693in" svg:y1="0.4382in" svg:x2="1.1693in" svg:y2="0.6862in"><text:p/></draw:line><draw:frame draw:name="Shape5" draw:style-name="gr87" draw:text-style-name="P36" svg:width="0.6614in" svg:height="0.1815in" svg:x="1.9421in" svg:y="0.2138in"><draw:text-box><text:p text:style-name="P26"><text:span text:style-name="T12"><text:s/></text:span><text:span text:style-name="T12">Max Pooling </text:span></text:p></draw:text-box></draw:frame><draw:line draw:name="Shape7" draw:style-name="gr43" draw:text-style-name="P8" svg:x1="2.2681in" svg:y1="0.3953in" svg:x2="2.2681in" svg:y2="0.6807in"><text:p/></draw:line></draw:g><draw:g text:anchor-type="paragraph" draw:z-index="149" draw:style-name="gr1"><draw:line draw:name="Shape4" draw:style-name="gr4" draw:text-style-name="P41" svg:x1="4.9524in" svg:y1="0.8016in" svg:x2="5.0705in" svg:y2="1.1181in"><text:p/></draw:line><draw:frame draw:name="Shape5" draw:style-name="gr113" draw:text-style-name="P23" svg:width="0.187in" svg:height="0.0969in" svg:x="4.8846in" svg:y="0.7098in"><draw:text-box><text:p><text:span text:style-name="T6">FC1</text:span></text:p></draw:text-box></draw:frame><draw:frame draw:name="Shape5" draw:style-name="gr114" draw:text-style-name="P34" svg:width="0.374in" svg:height="0.1079in" svg:x="5.1039in" svg:y="1.1378in"><draw:text-box><text:p><text:span text:style-name="T10">FC1 outputs</text:span></text:p></draw:text-box></draw:frame><draw:g draw:style-name="gr2"><draw:line draw:name="Shape6" draw:style-name="gr3" draw:text-style-name="P42" svg:x1="4.6665in" svg:y1="1.1185in" svg:x2="5.0634in" svg:y2="1.1185in"><text:p/></draw:line><draw:line draw:name="Shape6" draw:style-name="gr3" draw:text-style-name="P42" svg:x1="4.5787in" svg:y1="0.8016in" svg:x2="4.9453in" svg:y2="0.8016in"><text:p/></draw:line><draw:line draw:name="Shape6" draw:style-name="gr3" draw:text-style-name="P42" svg:x1="4.6665in" svg:y1="1.1181in" svg:x2="4.9913in" svg:y2="0.9937in"><text:p/></draw:line><draw:line draw:name="Shape6" draw:style-name="gr3" draw:text-style-name="P42" svg:x1="4.6736in" svg:y1="0.9909in" svg:x2="5.024in" svg:y2="1.0528in"><text:p/></draw:line><draw:line draw:name="Shape6" draw:style-name="gr3" draw:text-style-name="P42" svg:x1="4.6736in" svg:y1="0.9118in" svg:x2="4.9902in" svg:y2="0.9921in"><text:p/></draw:line><draw:line draw:name="Shape6" draw:style-name="gr3" draw:text-style-name="P42" svg:x1="4.6087in" svg:y1="0.85in" svg:x2="4.9591in" svg:y2="0.9118in"><text:p/></draw:line><draw:line draw:name="Shape6" draw:style-name="gr3" draw:text-style-name="P42" svg:x1="4.7091in" svg:y1="0.9425in" svg:x2="4.9665in" svg:y2="0.85in"><text:p/></draw:line><draw:line draw:name="Shape6" draw:style-name="gr3" draw:text-style-name="P42" svg:x1="4.6736in" svg:y1="1.0535in" svg:x2="4.9661in" svg:y2="0.9291in"><text:p/></draw:line></draw:g></draw:g><draw:g text:anchor-type="paragraph" draw:z-index="150" draw:style-name="gr1"><draw:frame draw:name="Shape11" draw:style-name="gr27" draw:text-style-name="P20" svg:width="0.1886in" svg:height="0.3512in" draw:transform="rotate (-0.803724120543389) translate (2.56041666666667in 3.14136592300962in)"><draw:text-box><text:p>...</text:p></draw:text-box></draw:frame><draw:frame draw:name="Shape11" draw:style-name="gr28" draw:text-style-name="P20" svg:width="0.2413in" svg:height="0.1925in" draw:transform="rotate (-0.803724120543389) translate (3.11736111111111in 2.65138888888889in)"><draw:text-box><text:p>...</text:p></draw:text-box></draw:frame><draw:custom-shape draw:name="Shape2" draw:style-name="gr29" svg:width="0.5642in" svg:height="0.4898in" svg:x="2.3909in" svg:y="2.6835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4402in" svg:y="2.7327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5539in" svg:y="2.8417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54027777777778in 2.65902777777778in)"><draw:text-box><text:p>…</text:p></draw:text-box></draw:frame></draw:g><draw:g text:anchor-type="paragraph" draw:z-index="151" draw:style-name="gr1"><draw:frame draw:name="Shape11" draw:style-name="gr28" draw:text-style-name="P20" svg:width="0.2531in" svg:height="0.1925in" draw:transform="rotate (-0.802851455917392) translate (1.49375in 3.17956036745407in)"><draw:text-box><text:p>.…</text:p></draw:text-box></draw:frame><draw:frame draw:name="Shape11" draw:style-name="gr32" draw:text-style-name="P20" svg:width="0.3248in" svg:height="0.2413in" draw:transform="rotate (-0.802851455917392) translate (2.24583333333333in 2.51319444444444in)"><draw:text-box><text:p>….</text:p></draw:text-box></draw:frame><draw:custom-shape draw:name="Shape2" draw:style-name="gr33" svg:width="0.7587in" svg:height="0.6587in" svg:x="1.3193in" svg:y="2.5496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858in" svg:y="2.6154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5382in" svg:y="2.7618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52083333333333in 2.51597222222222in)"><draw:text-box><text:p>….</text:p></draw:text-box></draw:frame></draw:g><draw:custom-shape text:anchor-type="paragraph" draw:z-index="152" draw:name="Shape2" draw:style-name="gr73" svg:width="0.7587in" svg:height="0.6587in" svg:x="0.3075in" svg:y="2.6457in"><text:p/><draw:enhanced-geometry svg:viewBox="0 0 21600 21600" draw:type="rectangle" draw:enhanced-path="M 0 0 L 21600 0 21600 21600 0 21600 0 0 Z N"/></draw:custom-shape><draw:g text:anchor-type="paragraph" draw:z-index="153" draw:style-name="gr1"><draw:custom-shape draw:name="Shape3" draw:style-name="gr34" draw:text-style-name="P21" svg:width="0.1559in" svg:height="0.1295in" svg:x="1.8063in" svg:y="2.968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9618in" svg:y1="2.9685in" svg:x2="2.8543in" svg:y2="3.0772in"><text:p/></draw:line><draw:line draw:name="Shape4" draw:style-name="gr35" draw:text-style-name="P8" svg:x1="1.9614in" svg:y1="3.0976in" svg:x2="2.8539in" svg:y2="3.0976in"><text:p/></draw:line></draw:g></draw:g><draw:custom-shape text:anchor-type="paragraph" draw:z-index="154" draw:name="Shape3" draw:style-name="gr74" draw:text-style-name="P21" svg:width="0.1421in" svg:height="0.1461in" svg:x="2.8543in" svg:y="2.9591in"><text:p/><draw:enhanced-geometry svg:viewBox="0 0 21600 21600" draw:type="rectangle" draw:enhanced-path="M 0 0 L 21600 0 21600 21600 0 21600 0 0 Z N"/></draw:custom-shape><draw:g text:anchor-type="paragraph" draw:z-index="155" draw:style-name="gr1"><draw:custom-shape draw:name="Shape3" draw:style-name="gr37" draw:text-style-name="P21" svg:width="0.1886in" svg:height="0.1886in" svg:x="0.7425in" svg:y="2.718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9264in" svg:y1="2.7177in" svg:x2="1.8067in" svg:y2="2.8843in"><text:p/></draw:line><draw:line draw:name="Shape4" draw:style-name="gr35" draw:text-style-name="P8" svg:x1="0.9264in" svg:y1="2.9059in" svg:x2="1.8067in" svg:y2="2.9059in"><text:p/></draw:line></draw:g></draw:g><draw:frame text:anchor-type="paragraph" draw:z-index="156" draw:name="Shape9" draw:style-name="gr82" draw:text-style-name="P23" svg:width="0.326in" svg:height="0.124in" draw:transform="rotate (-0.00907571211037019) translate (1.67222222222222in 3.41805555555556in)"><draw:text-box><text:p><text:span text:style-name="T6">w x h</text:span></text:p></draw:text-box></draw:frame><draw:frame text:anchor-type="paragraph" draw:z-index="157" draw:name="Shape9" draw:style-name="gr82" draw:text-style-name="P23" svg:width="0.2713in" svg:height="0.124in" draw:transform="rotate (-0.00907571211037019) translate (2.69236111111111in 3.34444444444444in)"><draw:text-box><text:p><text:span text:style-name="T6">w x h </text:span></text:p></draw:text-box></draw:frame><draw:frame text:anchor-type="paragraph" draw:z-index="158" draw:name="Shape5" draw:style-name="gr85" draw:text-style-name="P25" svg:width="0.2988in" svg:height="0.1461in" svg:x="0.5882in" svg:y="2.5307in"><draw:text-box><text:p text:style-name="P8"><text:span text:style-name="T2">Input</text:span></text:p></draw:text-box></draw:frame><draw:g text:anchor-type="paragraph" draw:z-index="0" draw:style-name="gr1"><draw:g draw:style-name="gr2"><draw:line draw:name="Shape6" draw:style-name="gr3" draw:text-style-name="P7" svg:x1="3.1004in" svg:y1="3.2642in" svg:x2="3.715in" svg:y2="3.2642in"><text:p/></draw:line><draw:line draw:name="Shape6" draw:style-name="gr3" draw:text-style-name="P7" svg:x1="2.9642in" svg:y1="2.6827in" svg:x2="3.5315in" svg:y2="2.6827in"><text:p/></draw:line><draw:line draw:name="Shape6" draw:style-name="gr3" draw:text-style-name="P7" svg:x1="3.1004in" svg:y1="3.2622in" svg:x2="3.6035in" svg:y2="3.0343in"><text:p/></draw:line><draw:line draw:name="Shape6" draw:style-name="gr3" draw:text-style-name="P7" svg:x1="3.0614in" svg:y1="2.9882in" svg:x2="3.6555in" svg:y2="3.1445in"><text:p/></draw:line><draw:line draw:name="Shape6" draw:style-name="gr3" draw:text-style-name="P7" svg:x1="3.0118in" svg:y1="2.8402in" svg:x2="3.6043in" svg:y2="3.0315in"><text:p/></draw:line><draw:line draw:name="Shape6" draw:style-name="gr3" draw:text-style-name="P7" svg:x1="3.0118in" svg:y1="2.7697in" svg:x2="3.5543in" svg:y2="2.8827in"><text:p/></draw:line><draw:line draw:name="Shape6" draw:style-name="gr3" draw:text-style-name="P7" svg:x1="3.0614in" svg:y1="2.9874in" svg:x2="3.5661in" svg:y2="2.7697in"><text:p/></draw:line><draw:line draw:name="Shape6" draw:style-name="gr3" draw:text-style-name="P7" svg:x1="3.1146in" svg:y1="3.1433in" svg:x2="3.5673in" svg:y2="2.9154in"><text:p/></draw:line></draw:g><draw:line draw:name="Shape4" draw:style-name="gr4" draw:text-style-name="P8" svg:x1="3.5327in" svg:y1="2.6827in" svg:x2="3.7157in" svg:y2="3.2626in"><text:p/></draw:line><draw:g draw:style-name="gr2"><draw:line draw:name="Shape6" draw:style-name="gr3" draw:text-style-name="P7" svg:x1="3.715in" svg:y1="3.2283in" svg:x2="3.9945in" svg:y2="3.2283in"><text:p/></draw:line><draw:line draw:name="Shape6" draw:style-name="gr3" draw:text-style-name="P7" svg:x1="3.5795in" svg:y1="2.6827in" svg:x2="3.8685in" svg:y2="2.6827in"><text:p/></draw:line><draw:line draw:name="Shape6" draw:style-name="gr3" draw:text-style-name="P7" svg:x1="3.6909in" svg:y1="3.1197in" svg:x2="3.9799in" svg:y2="3.1197in"><text:p/></draw:line><draw:line draw:name="Shape6" draw:style-name="gr3" draw:text-style-name="P7" svg:x1="3.6169in" svg:y1="2.8528in" svg:x2="3.8921in" svg:y2="2.8528in"><text:p/></draw:line><draw:line draw:name="Shape6" draw:style-name="gr3" draw:text-style-name="P7" svg:x1="3.6091in" svg:y1="2.7673in" svg:x2="3.852in" svg:y2="2.7673in"><text:p/></draw:line><draw:line draw:name="Shape6" draw:style-name="gr3" draw:text-style-name="P7" svg:x1="3.6417in" svg:y1="2.9488in" svg:x2="3.9087in" svg:y2="2.9433in"><text:p/></draw:line><draw:line draw:name="Shape6" draw:style-name="gr3" draw:text-style-name="P7" svg:x1="3.674in" svg:y1="3.0291in" svg:x2="3.9677in" svg:y2="3.0291in"><text:p/></draw:line></draw:g><draw:frame draw:name="Shape5" draw:style-name="gr5" draw:text-style-name="P9" svg:width="0.2894in" svg:height="0.2559in" svg:x="3.4272in" svg:y="2.4929in"><draw:text-box><text:p><text:span text:style-name="T2">FC</text:span></text:p></draw:text-box></draw:frame></draw:g><draw:g text:anchor-type="paragraph" draw:z-index="159" draw:style-name="gr1"><draw:frame draw:name="Shape5" draw:style-name="gr86" draw:text-style-name="P35" svg:width="0.6614in" svg:height="0.2567in" svg:x="1.1492in" svg:y="2.2398in"><draw:text-box><text:p text:style-name="P26"><text:span text:style-name="T12"><text:s/></text:span><text:span text:style-name="T12">Convolution</text:span></text:p></draw:text-box></draw:frame><draw:line draw:name="Shape7" draw:style-name="gr43" draw:text-style-name="P8" svg:x1="1.2311in" svg:y1="2.4965in" svg:x2="1.2311in" svg:y2="2.7445in"><text:p/></draw:line><draw:frame draw:name="Shape5" draw:style-name="gr87" draw:text-style-name="P36" svg:width="0.6614in" svg:height="0.1815in" svg:x="2.0039in" svg:y="2.2717in"><draw:text-box><text:p text:style-name="P26"><text:span text:style-name="T12"><text:s/></text:span><text:span text:style-name="T12">Max Pooling </text:span></text:p></draw:text-box></draw:frame><draw:line draw:name="Shape7" draw:style-name="gr43" draw:text-style-name="P8" svg:x1="2.3299in" svg:y1="2.4531in" svg:x2="2.3299in" svg:y2="2.7386in"><text:p/></draw:line></draw:g><draw:frame text:anchor-type="paragraph" draw:z-index="160" draw:name="Shape9" draw:style-name="gr82" draw:text-style-name="P23" svg:width="0.1161in" svg:height="0.124in" draw:transform="rotate (-0.785398163397448) translate (1.4375in 3.32083333333333in)"><draw:text-box><text:p><text:span text:style-name="T6">d</text:span></text:p></draw:text-box></draw:frame><draw:frame text:anchor-type="paragraph" draw:z-index="161" draw:name="Shape9" draw:style-name="gr82" draw:text-style-name="P23" svg:width="0.1161in" svg:height="0.124in" draw:transform="rotate (-0.785398163397448) translate (2.44583333333333in 3.23402777777778in)"><draw:text-box><text:p><text:span text:style-name="T6">d</text:span></text:p></draw:text-box></draw:frame><draw:line text:anchor-type="paragraph" draw:z-index="147" draw:name="Shape12" draw:style-name="gr111" draw:text-style-name="P8" svg:x1="0.402in" svg:y1="1.7291in" svg:x2="6.7547in" svg:y2="1.7291in"><text:p/></draw:line><draw:frame text:anchor-type="paragraph" draw:z-index="148" draw:name="Shape13" draw:style-name="gr112" draw:text-style-name="P40" svg:width="0.5157in" svg:height="0.1925in" svg:x="3.0728in" svg:y="0.852in"><draw:text-box><text:p text:style-name="P8">……..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162" draw:style-name="gr1"><draw:line draw:name="Shape4" draw:style-name="gr4" draw:text-style-name="P8" svg:x1="4.4732in" svg:y1="0.1795in" svg:x2="4.6366in" svg:y2="0.6602in"><text:p/></draw:line><draw:frame draw:name="Shape5" draw:style-name="gr115" draw:text-style-name="P9" svg:width="0.2579in" svg:height="0.2122in" svg:x="4.3799in" svg:y="0.0398in"><draw:text-box><text:p><text:span text:style-name="T2">FC1</text:span></text:p></draw:text-box></draw:frame><draw:frame draw:name="Shape5" draw:style-name="gr116" draw:text-style-name="P23" svg:width="0.5161in" svg:height="0.2453in" svg:x="4.6835in" svg:y="0.6898in"><draw:text-box><text:p><text:span text:style-name="T6">FC1 outputs</text:span></text:p></draw:text-box></draw:frame><draw:g draw:style-name="gr2"><draw:line draw:name="Shape6" draw:style-name="gr3" draw:text-style-name="P7" svg:x1="4.0791in" svg:y1="0.6614in" svg:x2="4.6276in" svg:y2="0.6614in"><text:p/></draw:line><draw:line draw:name="Shape6" draw:style-name="gr3" draw:text-style-name="P7" svg:x1="3.9579in" svg:y1="0.1795in" svg:x2="4.4646in" svg:y2="0.1795in"><text:p/></draw:line><draw:line draw:name="Shape6" draw:style-name="gr3" draw:text-style-name="P7" svg:x1="4.0791in" svg:y1="0.6598in" svg:x2="4.528in" svg:y2="0.4705in"><text:p/></draw:line><draw:line draw:name="Shape6" draw:style-name="gr3" draw:text-style-name="P7" svg:x1="4.0898in" svg:y1="0.4677in" svg:x2="4.574in" svg:y2="0.5614in"><text:p/></draw:line><draw:line draw:name="Shape6" draw:style-name="gr3" draw:text-style-name="P7" svg:x1="4.0898in" svg:y1="0.3465in" svg:x2="4.5276in" svg:y2="0.4685in"><text:p/></draw:line><draw:line draw:name="Shape6" draw:style-name="gr3" draw:text-style-name="P7" svg:x1="3.9988in" svg:y1="0.2512in" svg:x2="4.4831in" svg:y2="0.3449in"><text:p/></draw:line><draw:line draw:name="Shape6" draw:style-name="gr3" draw:text-style-name="P7" svg:x1="4.137in" svg:y1="0.3917in" svg:x2="4.4929in" svg:y2="0.2512in"><text:p/></draw:line><draw:line draw:name="Shape6" draw:style-name="gr3" draw:text-style-name="P7" svg:x1="4.0898in" svg:y1="0.5626in" svg:x2="4.4937in" svg:y2="0.3732in"><text:p/></draw:line></draw:g></draw:g></text:p>
      <text:p text:style-name="P4"/>
      <text:p text:style-name="P4"/>
      <text:p text:style-name="P4"/>
      <text:p text:style-name="P4"/>
      <text:p text:style-name="P4"/>
      <text:p text:style-name="P4"><draw:g text:anchor-type="paragraph" draw:z-index="163" draw:style-name="gr117"><draw:g draw:style-name="gr2"><draw:frame draw:name="Shape11" draw:style-name="gr27" draw:text-style-name="P20" svg:width="0.1886in" svg:height="0.3512in" draw:transform="rotate (-0.803724120543389) translate (2.32738407699038in 0.934027777777778in)"><draw:text-box><text:p>...</text:p></draw:text-box></draw:frame><draw:frame draw:name="Shape11" draw:style-name="gr28" draw:text-style-name="P20" svg:width="0.2413in" svg:height="0.1925in" draw:transform="rotate (-0.803724120543389) translate (2.88571741032371in 0.445833333333333in)"><draw:text-box><text:p>...</text:p></draw:text-box></draw:frame><draw:custom-shape draw:name="Shape2" draw:style-name="gr29" svg:width="0.5642in" svg:height="0.4898in" svg:x="2.1583in" svg:y="0.4768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2075in" svg:y="0.5264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3213in" svg:y="0.6354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30763888888889in 0.453772965879265in)"><draw:text-box><text:p>…</text:p></draw:text-box></draw:frame></draw:g><draw:g draw:style-name="gr2"><draw:frame draw:name="Shape11" draw:style-name="gr28" draw:text-style-name="P20" svg:width="0.2531in" svg:height="0.1925in" draw:transform="rotate (-0.802851455917392) translate (1.2621062992126in 0.972222222222222in)"><draw:text-box><text:p>.…</text:p></draw:text-box></draw:frame><draw:frame draw:name="Shape11" draw:style-name="gr32" draw:text-style-name="P20" svg:width="0.3248in" svg:height="0.2413in" draw:transform="rotate (-0.802851455917392) translate (2.01280074365704in 0.307638888888889in)"><draw:text-box><text:p>….</text:p></draw:text-box></draw:frame><draw:custom-shape draw:name="Shape2" draw:style-name="gr33" svg:width="0.7587in" svg:height="0.6587in" svg:x="1.0866in" svg:y="0.3429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1531in" svg:y="0.4091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055in" svg:y="0.5555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28819444444444in 0.310416666666667in)"><draw:text-box><text:p>….</text:p></draw:text-box></draw:frame></draw:g><draw:custom-shape draw:name="Shape2" draw:style-name="gr33" svg:width="0.7587in" svg:height="0.6587in" svg:x="0.0748in" svg:y="0.4394in"><text:p/><draw:enhanced-geometry svg:viewBox="0 0 21600 21600" draw:type="rectangle" draw:enhanced-path="M 0 0 L 21600 0 21600 21600 0 21600 0 0 Z N"/></draw:custom-shape><draw:g draw:style-name="gr2"><draw:custom-shape draw:name="Shape3" draw:style-name="gr34" draw:text-style-name="P21" svg:width="0.1559in" svg:height="0.1295in" svg:x="1.5736in" svg:y="0.7622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7291in" svg:y1="0.763in" svg:x2="2.6217in" svg:y2="0.8717in"><text:p/></draw:line><draw:line draw:name="Shape4" draw:style-name="gr35" draw:text-style-name="P8" svg:x1="1.7287in" svg:y1="0.8921in" svg:x2="2.6213in" svg:y2="0.8921in"><text:p/></draw:line></draw:g></draw:g><draw:custom-shape draw:name="Shape3" draw:style-name="gr36" draw:text-style-name="P21" svg:width="0.1421in" svg:height="0.1461in" svg:x="2.6213in" svg:y="0.7528in"><text:p/><draw:enhanced-geometry svg:viewBox="0 0 21600 21600" draw:type="rectangle" draw:enhanced-path="M 0 0 L 21600 0 21600 21600 0 21600 0 0 Z N"/></draw:custom-shape><draw:g draw:style-name="gr2"><draw:custom-shape draw:name="Shape3" draw:style-name="gr37" draw:text-style-name="P21" svg:width="0.1886in" svg:height="0.1886in" svg:x="0.5409in" svg:y="0.695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7244in" svg:y1="0.6961in" svg:x2="1.6047in" svg:y2="0.8626in"><text:p/></draw:line><draw:line draw:name="Shape4" draw:style-name="gr35" draw:text-style-name="P8" svg:x1="0.7244in" svg:y1="0.8843in" svg:x2="1.6047in" svg:y2="0.8843in"><text:p/></draw:line></draw:g></draw:g><draw:frame draw:name="Shape5" draw:style-name="gr38" draw:text-style-name="P22" svg:width="0.9114in" svg:height="0.1323in" svg:x="-0.0016in" svg:y="1.1457in"><draw:text-box><text:p text:style-name="P8"><text:span text:style-name="T6">1x192x256</text:span></text:p></draw:text-box></draw:frame><draw:frame draw:name="Shape8" draw:style-name="gr44" draw:text-style-name="P24" svg:width="0.1815in" svg:height="0.113in" svg:x="0.5539in" svg:y="0.5894in"><draw:text-box><text:p><text:span text:style-name="T7">3x3</text:span></text:p></draw:text-box></draw:frame><draw:frame draw:name="Shape8" draw:style-name="gr44" draw:text-style-name="P24" svg:width="0.1815in" svg:height="0.113in" svg:x="1.5736in" svg:y="0.65in"><draw:text-box><text:p><text:span text:style-name="T7">2x2</text:span></text:p></draw:text-box></draw:frame><draw:frame draw:name="Shape9" draw:style-name="gr45" draw:text-style-name="P23" svg:width="0.326in" svg:height="0.124in" draw:transform="rotate (-0.00907571211037019) translate (1.43958333333333in 1.21280074365704in)"><draw:text-box><text:p><text:span text:style-name="T6">254x190</text:span></text:p></draw:text-box></draw:frame><draw:frame draw:name="Shape9" draw:style-name="gr45" draw:text-style-name="P23" svg:width="0.2713in" svg:height="0.124in" draw:transform="rotate (-0.00907571211037019) translate (2.45972222222222in 1.13918963254593in)"><draw:text-box><text:p><text:span text:style-name="T6">127x95</text:span></text:p></draw:text-box></draw:frame><draw:frame draw:name="Shape5" draw:style-name="gr48" draw:text-style-name="P25" svg:width="0.2988in" svg:height="0.1461in" svg:x="0.3555in" svg:y="0.324in"><draw:text-box><text:p text:style-name="P8"><text:span text:style-name="T2">Input</text:span></text:p></draw:text-box></draw:frame><draw:frame draw:name="Shape5" draw:style-name="gr67" draw:text-style-name="P30" svg:width="0.6614in" svg:height="0.2567in" svg:x="0.9165in" svg:y="0.0339in"><draw:text-box><text:p text:style-name="P8"><text:span text:style-name="T6"><text:s/></text:span><text:span text:style-name="T6">Convolution C1</text:span></text:p><text:p text:style-name="P8"><text:span text:style-name="T10">Filters: 32</text:span></text:p><text:p text:style-name="P8"><text:span text:style-name="T10">kernel_size: 3x3</text:span></text:p></draw:text-box></draw:frame><draw:line draw:name="Shape7" draw:style-name="gr43" draw:text-style-name="P8" svg:x1="0.9984in" svg:y1="0.2894in" svg:x2="0.9984in" svg:y2="0.5374in"><text:p/></draw:line><draw:frame draw:name="Shape5" draw:style-name="gr68" draw:text-style-name="P31" svg:width="0.6614in" svg:height="0.1815in" svg:x="1.7713in" svg:y="0.065in"><draw:text-box><text:p text:style-name="P8"><text:span text:style-name="T6"><text:s/></text:span><text:span text:style-name="T6">Max Pooling P1</text:span></text:p><text:p text:style-name="P8"><text:span text:style-name="T10">kernel_size: 2x2</text:span></text:p></draw:text-box></draw:frame><draw:line draw:name="Shape7" draw:style-name="gr43" draw:text-style-name="P8" svg:x1="2.0965in" svg:y1="0.2469in" svg:x2="2.0965in" svg:y2="0.5323in"><text:p/></draw:line><draw:g draw:style-name="gr2"><draw:line draw:name="Shape4" draw:style-name="gr35" draw:text-style-name="P8" svg:x1="2.7626in" svg:y1="0.7539in" svg:x2="3.3134in" svg:y2="0.8827in"><text:p/></draw:line><draw:line draw:name="Shape4" draw:style-name="gr35" draw:text-style-name="P8" svg:x1="2.7626in" svg:y1="0.8988in" svg:x2="3.3134in" svg:y2="0.8988in"><text:p/></draw:line></draw:g><draw:frame draw:name="Shape9" draw:style-name="gr45" draw:text-style-name="P23" svg:width="0.1161in" svg:height="0.124in" draw:transform="rotate (-0.785398163397448) translate (1.20486111111111in 1.11557852143482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2.21319444444444in 1.02738407699038in)"><draw:text-box><text:p><text:span text:style-name="T6">32</text:span></text:p></draw:text-box></draw:frame><draw:g draw:style-name="gr2"><draw:custom-shape draw:name="Shape2" draw:style-name="gr118" draw:text-style-name="P29" svg:width="0.437in" svg:height="0.424in" svg:x="3.8559in" svg:y="0.5539in"><text:p/><draw:enhanced-geometry svg:viewBox="0 0 21600 21600" draw:type="rectangle" draw:enhanced-path="M 0 0 L 21600 0 21600 21600 0 21600 0 0 Z N"/></draw:custom-shape><draw:custom-shape draw:name="Shape2" draw:style-name="gr52" draw:text-style-name="P29" svg:width="0.565in" svg:height="0.4898in" svg:x="2.9858in" svg:y="0.4091in"><text:p/><draw:enhanced-geometry svg:viewBox="0 0 21600 21600" draw:type="rectangle" draw:enhanced-path="M 0 0 L 21600 0 21600 21600 0 21600 0 0 Z N"/></draw:custom-shape><draw:g draw:style-name="gr2"><draw:frame draw:name="Shape9" draw:style-name="gr45" draw:text-style-name="P23" svg:width="0.2776in" svg:height="0.124in" draw:transform="rotate (-0.00907571211037019) translate (3.3308562992126in 1.10377296587927in)"><draw:text-box><text:p><text:span text:style-name="T6">126x94</text:span></text:p></draw:text-box></draw:frame><draw:frame draw:name="Shape9" draw:style-name="gr46" draw:text-style-name="P23" svg:width="0.2394in" svg:height="0.1362in" draw:transform="rotate (-0.00907571211037019) translate (4.12152777777778in 1.08016185476815in)"><draw:text-box><text:p><text:span text:style-name="T6">63x47</text:span></text:p></draw:text-box></draw:frame><draw:g draw:style-name="gr2"><draw:frame draw:name="Shape11" draw:style-name="gr28" draw:text-style-name="P28" svg:width="0.1894in" svg:height="0.1925in" draw:transform="rotate (-0.80354958761819) translate (3.19930555555556in 0.902083333333333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3.75833333333333in 0.412800743657043in)"><draw:text-box><text:p><text:span text:style-name="T9">...</text:span></text:p></draw:text-box></draw:frame><draw:custom-shape draw:name="Shape2" draw:style-name="gr52" draw:text-style-name="P29" svg:width="0.565in" svg:height="0.4898in" svg:x="3.0295in" svg:y="0.4449in"><text:p/><draw:enhanced-geometry svg:viewBox="0 0 21600 21600" draw:type="rectangle" draw:enhanced-path="M 0 0 L 21600 0 21600 21600 0 21600 0 0 Z N"/></draw:custom-shape><draw:custom-shape draw:name="Shape2" draw:style-name="gr53" draw:text-style-name="P29" svg:width="0.565in" svg:height="0.4913in" svg:x="3.0791in" svg:y="0.4941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1921in" svg:y="0.6031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17847222222222in 0.421134076990376in)"><draw:text-box><text:p><text:span text:style-name="T9">…</text:span></text:p></draw:text-box></draw:frame></draw:g><draw:g draw:style-name="gr2"><draw:frame draw:name="Shape11" draw:style-name="gr54" draw:text-style-name="P19" svg:width="0.1453in" svg:height="0.1669in" draw:transform="rotate (-0.802327857141794) translate (4.01944444444444in 0.932939632545932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4.44752296587927in 0.557638888888889in)"><draw:text-box><text:p><text:span text:style-name="T5">...</text:span></text:p></draw:text-box></draw:frame><draw:custom-shape draw:name="Shape2" draw:style-name="gr55" draw:text-style-name="P29" svg:width="0.4331in" svg:height="0.376in" svg:x="3.8902in" svg:y="0.5827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3.9276in" svg:y="0.6193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4.0146in" svg:y="0.7031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4.00416666666667in 0.563888888888889in)"><draw:text-box><text:p><text:span text:style-name="T5">…</text:span></text:p></draw:text-box></draw:frame></draw:g><draw:g draw:style-name="gr2"><draw:custom-shape draw:name="Shape3" draw:style-name="gr66" draw:text-style-name="P21" svg:width="0.1323in" svg:height="0.1295in" svg:x="3.3457in" svg:y="0.805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4772in" svg:y1="0.8067in" svg:x2="4.1823in" svg:y2="0.9154in"><text:p/></draw:line><draw:line draw:name="Shape4" draw:style-name="gr35" draw:text-style-name="P8" svg:x1="3.4768in" svg:y1="0.9331in" svg:x2="4.1819in" svg:y2="0.9331in"><text:p/></draw:line></draw:g></draw:g><draw:frame draw:name="Shape5" draw:style-name="gr67" draw:text-style-name="P30" svg:width="0.6614in" svg:height="0.2567in" svg:x="2.8803in" svg:y="0.0709in"><draw:text-box><text:p text:style-name="P8"><text:span text:style-name="T6"><text:s/></text:span><text:span text:style-name="T6">Convolution C2</text:span></text:p><text:p text:style-name="P8"><text:span text:style-name="T10">Filters: 64</text:span></text:p><text:p text:style-name="P8"><text:span text:style-name="T10">kernel_size: 2x2</text:span></text:p></draw:text-box></draw:frame><draw:line draw:name="Shape7" draw:style-name="gr43" draw:text-style-name="P8" svg:x1="2.9177in" svg:y1="0.3276in" svg:x2="2.9177in" svg:y2="0.5756in"><text:p/></draw:line><draw:frame draw:name="Shape5" draw:style-name="gr68" draw:text-style-name="P31" svg:width="0.6614in" svg:height="0.1815in" svg:x="3.6102in" svg:y="0.0756in"><draw:text-box><text:p text:style-name="P8"><text:span text:style-name="T6"><text:s/></text:span><text:span text:style-name="T6">Max Pooling P2</text:span></text:p><text:p text:style-name="P8"><text:span text:style-name="T10">kernel_size: 2x2</text:span></text:p></draw:text-box></draw:frame><draw:line draw:name="Shape7" draw:style-name="gr43" draw:text-style-name="P8" svg:x1="3.8264in" svg:y1="0.2567in" svg:x2="3.8264in" svg:y2="0.5421in"><text:p/></draw:line><draw:g draw:style-name="gr2"><draw:custom-shape draw:name="Shape3" draw:style-name="gr66" draw:text-style-name="P21" svg:width="0.1323in" svg:height="0.1295in" svg:x="4.1949in" svg:y="0.8248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3264in" svg:y1="0.8244in" svg:x2="4.8122in" svg:y2="0.9331in"><text:p/></draw:line><draw:line draw:name="Shape4" draw:style-name="gr35" draw:text-style-name="P8" svg:x1="4.3256in" svg:y1="0.9539in" svg:x2="4.8114in" svg:y2="0.9539in"><text:p/></draw:line></draw:g></draw:g><draw:frame draw:name="Shape9" draw:style-name="gr45" draw:text-style-name="P23" svg:width="0.1161in" svg:height="0.124in" draw:transform="rotate (-0.785398163397448) translate (3.09305555555556in 1.00763888888889in)"><draw:text-box><text:p><text:span text:style-name="T6">64</text:span></text:p></draw:text-box></draw:frame><draw:frame draw:name="Shape9" draw:style-name="gr45" draw:text-style-name="P23" svg:width="0.1161in" svg:height="0.124in" draw:transform="rotate (-0.785398163397448) translate (3.93224518810149in 0.996527777777778in)"><draw:text-box><text:p><text:span text:style-name="T6">64</text:span></text:p></draw:text-box></draw:frame><draw:frame draw:name="Shape8" draw:style-name="gr44" draw:text-style-name="P24" svg:width="0.1815in" svg:height="0.113in" svg:x="3.3394in" svg:y="0.7055in"><draw:text-box><text:p><text:span text:style-name="T7">2x2</text:span></text:p></draw:text-box></draw:frame></draw:g></draw:g><draw:g draw:style-name="gr2"><draw:custom-shape draw:name="Shape2" draw:style-name="gr62" draw:text-style-name="P29" svg:width="0.3287in" svg:height="0.285in" svg:x="5.2075in" svg:y="0.6382in"><text:p/><draw:enhanced-geometry svg:viewBox="0 0 21600 21600" draw:type="rectangle" draw:enhanced-path="M 0 0 L 21600 0 21600 21600 0 21600 0 0 Z N"/></draw:custom-shape><draw:frame draw:name="Shape9" draw:style-name="gr47" draw:text-style-name="P23" svg:width="0.215in" svg:height="0.1185in" draw:transform="rotate (-0.00907571211037019) translate (4.83611111111111in 1.07361111111111in)"><draw:text-box><text:p><text:span text:style-name="T6">62x46</text:span></text:p></draw:text-box></draw:frame><draw:frame draw:name="Shape9" draw:style-name="gr47" draw:text-style-name="P23" svg:width="0.2425in" svg:height="0.1185in" draw:transform="rotate (-0.00907571211037019) translate (5.37807852143482in 1.06736111111111in)"><draw:text-box><text:p><text:span text:style-name="T6">31x23</text:span></text:p></draw:text-box></draw:frame><draw:g draw:style-name="gr2"><draw:custom-shape draw:name="Shape2" draw:style-name="gr62" draw:text-style-name="P29" svg:width="0.3287in" svg:height="0.285in" svg:x="5.1831in" svg:y="0.6091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5.2075in" svg:y="0.6331in"><text:p/><draw:enhanced-geometry svg:viewBox="0 0 21600 21600" draw:type="rectangle" draw:enhanced-path="M 0 0 L 21600 0 21600 21600 0 21600 0 0 Z N"/></draw:custom-shape><draw:g draw:style-name="gr2"><draw:frame draw:name="Shape11" draw:style-name="gr58" draw:text-style-name="P9" svg:width="0.1098in" svg:height="0.1386in" draw:transform="rotate (-0.803200521767791) translate (5.32877296587926in 0.926388888888889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5.65446741032371in 0.640972222222222in)"><draw:text-box><text:p><text:span text:style-name="T2">...</text:span></text:p></draw:text-box></draw:frame><draw:custom-shape draw:name="Shape2" draw:style-name="gr60" draw:text-style-name="P29" svg:width="0.3295in" svg:height="0.285in" svg:x="5.2319in" svg:y="0.6594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5.2602in" svg:y="0.6874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5.3264in" svg:y="0.7512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5.31875in 0.644050743657043in)"><draw:text-box><text:p><text:span text:style-name="T2">…</text:span></text:p></draw:text-box></draw:frame></draw:g></draw:g><draw:g draw:style-name="gr2"><draw:custom-shape draw:name="Shape2" draw:style-name="gr63" draw:text-style-name="P29" svg:width="0.4331in" svg:height="0.3768in" svg:x="4.5122in" svg:y="0.4965in"><text:p/><draw:enhanced-geometry svg:viewBox="0 0 21600 21600" draw:type="rectangle" draw:enhanced-path="M 0 0 L 21600 0 21600 21600 0 21600 0 0 Z N"/></draw:custom-shape><draw:g draw:style-name="gr2"><draw:custom-shape draw:name="Shape2" draw:style-name="gr63" draw:text-style-name="P29" svg:width="0.4331in" svg:height="0.3768in" svg:x="4.5437in" svg:y="0.5276in"><text:p/><draw:enhanced-geometry svg:viewBox="0 0 21600 21600" draw:type="rectangle" draw:enhanced-path="M 0 0 L 21600 0 21600 21600 0 21600 0 0 Z N"/></draw:custom-shape><draw:g draw:style-name="gr2"><draw:frame draw:name="Shape11" draw:style-name="gr41" draw:text-style-name="P19" svg:width="0.1453in" svg:height="0.1449in" draw:transform="rotate (-0.805643982720583) translate (4.70793963254593in 0.917361111111111in)"><draw:text-box><text:p><text:span text:style-name="T5">...</text:span></text:p></draw:text-box></draw:frame><draw:frame draw:name="Shape11" draw:style-name="gr41" draw:text-style-name="P19" svg:width="0.1858in" svg:height="0.1449in" draw:transform="rotate (-0.806516647346579) translate (5.1371062992126in 0.541272965879265in)"><draw:text-box><text:p><text:span text:style-name="T5">...</text:span></text:p></draw:text-box></draw:frame><draw:custom-shape draw:name="Shape2" draw:style-name="gr63" draw:text-style-name="P29" svg:width="0.4331in" svg:height="0.3768in" svg:x="4.5795in" svg:y="0.5665in"><text:p/><draw:enhanced-geometry svg:viewBox="0 0 21600 21600" draw:type="rectangle" draw:enhanced-path="M 0 0 L 21600 0 21600 21600 0 21600 0 0 Z N"/></draw:custom-shape><draw:custom-shape draw:name="Shape2" draw:style-name="gr64" draw:text-style-name="P29" svg:width="0.4335in" svg:height="0.3787in" svg:x="4.6165in" svg:y="0.6031in"><text:p/><draw:enhanced-geometry svg:viewBox="0 0 21600 21600" draw:type="rectangle" draw:enhanced-path="M 0 0 L 21600 0 21600 21600 0 21600 0 0 Z N"/></draw:custom-shape><draw:custom-shape draw:name="Shape2" draw:style-name="gr65" draw:text-style-name="P29" svg:width="0.4323in" svg:height="0.3768in" svg:x="4.7039in" svg:y="0.6874in"><text:p/><draw:enhanced-geometry svg:viewBox="0 0 21600 21600" draw:type="rectangle" draw:enhanced-path="M 0 0 L 21600 0 21600 21600 0 21600 0 0 Z N"/></draw:custom-shape><draw:frame draw:name="Shape11" draw:style-name="gr41" draw:text-style-name="P19" svg:width="0.187in" svg:height="0.1449in" draw:transform="rotate (-0.801106126665397) translate (4.69266185476815in 0.547522965879265in)"><draw:text-box><text:p><text:span text:style-name="T5">…</text:span></text:p></draw:text-box></draw:frame></draw:g></draw:g></draw:g><draw:g draw:style-name="gr2"><draw:custom-shape draw:name="Shape3" draw:style-name="gr66" draw:text-style-name="P21" svg:width="0.1323in" svg:height="0.1295in" svg:x="4.8386in" svg:y="0.843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9705in" svg:y1="0.8437in" svg:x2="5.4563in" svg:y2="0.9524in"><text:p/></draw:line><draw:line draw:name="Shape4" draw:style-name="gr35" draw:text-style-name="P8" svg:x1="4.9705in" svg:y1="0.9732in" svg:x2="5.4563in" svg:y2="0.9732in"><text:p/></draw:line></draw:g></draw:g><draw:frame draw:name="Shape5" draw:style-name="gr67" draw:text-style-name="P30" svg:width="0.6614in" svg:height="0.2567in" svg:x="4.4201in" svg:y="0.0075in"><draw:text-box><text:p text:style-name="P8"><text:span text:style-name="T6"><text:s/></text:span><text:span text:style-name="T6">Convolution C3</text:span></text:p><text:p text:style-name="P8"><text:span text:style-name="T10">Filters: 128</text:span></text:p><text:p text:style-name="P8"><text:span text:style-name="T10">kernel_size: 2x2</text:span></text:p></draw:text-box></draw:frame><draw:line draw:name="Shape7" draw:style-name="gr43" draw:text-style-name="P8" svg:x1="4.4657in" svg:y1="0.2646in" svg:x2="4.4657in" svg:y2="0.4965in"><text:p/></draw:line><draw:frame draw:name="Shape5" draw:style-name="gr68" draw:text-style-name="P31" svg:width="0.6614in" svg:height="0.1815in" svg:x="4.9764in" svg:y="0.2858in"><draw:text-box><text:p text:style-name="P8"><text:span text:style-name="T6"><text:s/></text:span><text:span text:style-name="T6">Max Pooling P3</text:span></text:p><text:p text:style-name="P8"><text:span text:style-name="T10">kernel_size: 2x2</text:span></text:p></draw:text-box></draw:frame><draw:line draw:name="Shape7" draw:style-name="gr43" draw:text-style-name="P8" svg:x1="5.1476in" svg:y1="0.4673in" svg:x2="5.1476in" svg:y2="0.6547in"><text:p/></draw:line><draw:frame draw:name="Shape9" draw:style-name="gr45" draw:text-style-name="P23" svg:width="0.178in" svg:height="0.124in" draw:transform="rotate (-0.785398163397449) translate (4.60030074365704in 0.970833333333333in)"><draw:text-box><text:p><text:span text:style-name="T6">128</text:span></text:p></draw:text-box></draw:frame><draw:frame draw:name="Shape9" draw:style-name="gr45" draw:text-style-name="P23" svg:width="0.178in" svg:height="0.124in" draw:transform="rotate (-0.785398163397449) translate (5.22321741032371in 0.952777777777778in)"><draw:text-box><text:p><text:span text:style-name="T6">128</text:span></text:p></draw:text-box></draw:frame><draw:frame draw:name="Shape8" draw:style-name="gr44" draw:text-style-name="P24" svg:width="0.1815in" svg:height="0.113in" svg:x="4.8311in" svg:y="0.7311in"><draw:text-box><text:p><text:span text:style-name="T7">2x2</text:span></text:p></draw:text-box></draw:frame></draw:g><draw:g draw:style-name="gr2"><draw:g draw:style-name="gr2"><draw:line draw:name="Shape6" draw:style-name="gr3" draw:text-style-name="P7" svg:x1="5.6575in" svg:y1="1.0181in" svg:x2="6.0413in" svg:y2="1.0181in"><text:p/></draw:line><draw:line draw:name="Shape6" draw:style-name="gr3" draw:text-style-name="P7" svg:x1="5.5724in" svg:y1="0.6913in" svg:x2="5.9268in" svg:y2="0.6913in"><text:p/></draw:line><draw:line draw:name="Shape6" draw:style-name="gr3" draw:text-style-name="P7" svg:x1="5.6575in" svg:y1="1.0189in" svg:x2="5.9717in" svg:y2="0.8902in"><text:p/></draw:line><draw:line draw:name="Shape6" draw:style-name="gr3" draw:text-style-name="P7" svg:x1="5.665in" svg:y1="0.8878in" svg:x2="6.0035in" svg:y2="0.9516in"><text:p/></draw:line><draw:line draw:name="Shape6" draw:style-name="gr3" draw:text-style-name="P7" svg:x1="5.665in" svg:y1="0.8039in" svg:x2="5.9713in" svg:y2="0.887in"><text:p/></draw:line><draw:line draw:name="Shape6" draw:style-name="gr3" draw:text-style-name="P7" svg:x1="5.6012in" svg:y1="0.7406in" svg:x2="5.9398in" svg:y2="0.8043in"><text:p/></draw:line><draw:line draw:name="Shape6" draw:style-name="gr3" draw:text-style-name="P7" svg:x1="5.6984in" svg:y1="0.8362in" svg:x2="5.9472in" svg:y2="0.7406in"><text:p/></draw:line><draw:line draw:name="Shape6" draw:style-name="gr3" draw:text-style-name="P7" svg:x1="5.665in" svg:y1="0.9512in" svg:x2="5.9476in" svg:y2="0.8224in"><text:p/></draw:line></draw:g><draw:g draw:style-name="gr2"><draw:line draw:name="Shape4" draw:style-name="gr35" draw:text-style-name="P8" svg:x1="5.6567in" svg:y1="0.7791in" svg:x2="5.9094in" svg:y2="0.6913in"><text:p/></draw:line><draw:g draw:style-name="gr2"><draw:line draw:name="Shape4" draw:style-name="gr35" draw:text-style-name="P8" svg:x1="6.5764in" svg:y1="0.75in" svg:x2="6.6823in" svg:y2="0.75in"><text:p/></draw:line><draw:line draw:name="Shape4" draw:style-name="gr35" draw:text-style-name="P8" svg:x1="6.5921in" svg:y1="0.7909in" svg:x2="6.6724in" svg:y2="0.7909in"><text:p/></draw:line></draw:g><draw:line draw:name="Shape4" draw:style-name="gr4" draw:text-style-name="P8" svg:x1="5.9264in" svg:y1="0.6913in" svg:x2="6.0406in" svg:y2="1.0181in"><text:p/></draw:line><draw:line draw:name="Shape4" draw:style-name="gr4" draw:text-style-name="P8" svg:x1="6.5524in" svg:y1="0.7354in" svg:x2="6.6224in" svg:y2="0.9177in"><text:p/></draw:line><draw:line draw:name="Shape6" draw:style-name="gr3" draw:text-style-name="P7" svg:x1="5.665in" svg:y1="0.8878in" svg:x2="6.0035in" svg:y2="0.9516in"><text:p/></draw:line><draw:frame draw:name="Shape5" draw:style-name="gr119" draw:text-style-name="P9" svg:width="0.1807in" svg:height="0.1441in" svg:x="5.8602in" svg:y="0.5827in"><draw:text-box><text:p><text:span text:style-name="T2">FC1</text:span></text:p></draw:text-box></draw:frame><draw:frame draw:name="Shape5" draw:style-name="gr120" draw:text-style-name="P23" svg:width="0.237in" svg:height="0.1496in" svg:x="6.1177in" svg:y="1.0382in"><draw:text-box><text:p><text:span text:style-name="T6">500</text:span></text:p></draw:text-box></draw:frame><draw:frame draw:name="Shape5" draw:style-name="gr121" draw:text-style-name="P23" svg:width="0.2185in" svg:height="0.1252in" svg:x="6.4811in" svg:y="0.9819in"><draw:text-box><text:p><text:span text:style-name="T6">500</text:span></text:p></draw:text-box></draw:frame><draw:frame draw:name="Shape5" draw:style-name="gr122" draw:text-style-name="P23" svg:width="0.1087in" svg:height="0.1421in" svg:x="6.7122in" svg:y="0.7764in"><draw:text-box><text:p><text:span text:style-name="T6">16</text:span></text:p></draw:text-box></draw:frame><draw:line draw:name="Shape6" draw:style-name="gr3" draw:text-style-name="P7" svg:x1="5.665in" svg:y1="0.8039in" svg:x2="5.9713in" svg:y2="0.887in"><text:p/></draw:line><draw:line draw:name="Shape6" draw:style-name="gr3" draw:text-style-name="P7" svg:x1="5.6008in" svg:y1="0.7406in" svg:x2="5.9394in" svg:y2="0.8043in"><text:p/></draw:line><draw:g draw:style-name="gr2"><draw:line draw:name="Shape6" draw:style-name="gr3" draw:text-style-name="P7" svg:x1="6.0343in" svg:y1="1.0181in" svg:x2="6.4181in" svg:y2="1.0181in"><text:p/></draw:line><draw:line draw:name="Shape6" draw:style-name="gr3" draw:text-style-name="P7" svg:x1="5.9492in" svg:y1="0.6913in" svg:x2="6.3035in" svg:y2="0.6913in"><text:p/></draw:line><draw:line draw:name="Shape6" draw:style-name="gr3" draw:text-style-name="P7" svg:x1="6.0343in" svg:y1="1.0189in" svg:x2="6.3484in" svg:y2="0.8902in"><text:p/></draw:line><draw:line draw:name="Shape6" draw:style-name="gr3" draw:text-style-name="P7" svg:x1="6.0087in" svg:y1="0.863in" svg:x2="6.3795in" svg:y2="0.9508in"><text:p/></draw:line><draw:line draw:name="Shape6" draw:style-name="gr3" draw:text-style-name="P7" svg:x1="5.9783in" svg:y1="0.7803in" svg:x2="6.3484in" svg:y2="0.8882in"><text:p/></draw:line><draw:line draw:name="Shape6" draw:style-name="gr3" draw:text-style-name="P7" svg:x1="5.9783in" svg:y1="0.7406in" svg:x2="6.3169in" svg:y2="0.8043in"><text:p/></draw:line><draw:line draw:name="Shape6" draw:style-name="gr3" draw:text-style-name="P7" svg:x1="6.0087in" svg:y1="0.8634in" svg:x2="6.3236in" svg:y2="0.7406in"><text:p/></draw:line><draw:line draw:name="Shape6" draw:style-name="gr3" draw:text-style-name="P7" svg:x1="6.0417in" svg:y1="0.9512in" svg:x2="6.3244in" svg:y2="0.8224in"><text:p/></draw:line></draw:g><draw:line draw:name="Shape4" draw:style-name="gr4" draw:text-style-name="P8" svg:x1="6.3031in" svg:y1="0.6913in" svg:x2="6.4173in" svg:y2="1.0181in"><text:p/></draw:line><draw:g draw:style-name="gr2"><draw:line draw:name="Shape6" draw:style-name="gr3" draw:text-style-name="P7" svg:x1="6.4177in" svg:y1="0.9992in" svg:x2="6.5925in" svg:y2="0.9181in"><text:p/></draw:line><draw:line draw:name="Shape6" draw:style-name="gr3" draw:text-style-name="P7" svg:x1="6.3327in" svg:y1="0.6913in" svg:x2="6.5516in" svg:y2="0.7575in"><text:p/></draw:line><draw:line draw:name="Shape6" draw:style-name="gr3" draw:text-style-name="P7" svg:x1="6.3886in" svg:y1="0.9382in" svg:x2="6.5925in" svg:y2="0.8413in"><text:p/></draw:line><draw:line draw:name="Shape6" draw:style-name="gr3" draw:text-style-name="P7" svg:x1="6.3713in" svg:y1="0.8213in" svg:x2="6.576in" svg:y2="0.8736in"><text:p/></draw:line><draw:line draw:name="Shape6" draw:style-name="gr3" draw:text-style-name="P7" svg:x1="6.352in" svg:y1="0.7579in" svg:x2="6.5925in" svg:y2="0.839in"><text:p/></draw:line><draw:line draw:name="Shape6" draw:style-name="gr3" draw:text-style-name="P7" svg:x1="6.352in" svg:y1="0.7291in" svg:x2="6.552in" svg:y2="0.7772in"><text:p/></draw:line><draw:line draw:name="Shape6" draw:style-name="gr3" draw:text-style-name="P7" svg:x1="6.3713in" svg:y1="0.8209in" svg:x2="6.5512in" svg:y2="0.7764in"><text:p/></draw:line><draw:line draw:name="Shape6" draw:style-name="gr3" draw:text-style-name="P7" svg:x1="6.3933in" svg:y1="0.8878in" svg:x2="6.5768in" svg:y2="0.7909in"><text:p/></draw:line></draw:g><draw:g draw:style-name="gr2"><draw:line draw:name="Shape4" draw:style-name="gr35" draw:text-style-name="P8" svg:x1="6.6209in" svg:y1="0.8524in" svg:x2="6.7012in" svg:y2="0.8524in"><text:p/></draw:line></draw:g><draw:frame draw:name="Shape11" draw:style-name="gr123" draw:text-style-name="P34" svg:width="0.1189in" svg:height="0.0807in" draw:transform="rotate (-1.25646252851072) translate (6.6875in 0.782939632545932in)"><draw:text-box><text:p><text:span text:style-name="T10">…</text:span><text:span text:style-name="T10">.</text:span></text:p></draw:text-box></draw:frame><draw:frame draw:name="Shape5" draw:style-name="gr119" draw:text-style-name="P9" svg:width="0.1807in" svg:height="0.1441in" svg:x="6.2374in" svg:y="0.5846in"><draw:text-box><text:p><text:span text:style-name="T2">FC2</text:span></text:p></draw:text-box></draw:frame><draw:frame draw:name="Shape5" draw:style-name="gr119" draw:text-style-name="P9" svg:width="0.1807in" svg:height="0.1441in" svg:x="6.4921in" svg:y="0.6327in"><draw:text-box><text:p><text:span text:style-name="T2">FC3</text:span></text:p></draw:text-box></draw:frame></draw:g></draw:g></draw:g></text:p>
      <text:p text:style-name="P4"/>
      <text:p text:style-name="P4"/>
      <text:p text:style-name="P4"/>
      <text:p text:style-name="P4"><draw:g text:anchor-type="paragraph" draw:z-index="164" draw:style-name="gr117"><draw:g draw:style-name="gr2"><draw:frame draw:name="Shape11" draw:style-name="gr27" draw:text-style-name="P20" svg:width="0.1886in" svg:height="0.3512in" draw:transform="rotate (-0.803724120543389) translate (2.30486111111111in 1.75069444444444in)"><draw:text-box><text:p>...</text:p></draw:text-box></draw:frame><draw:frame draw:name="Shape11" draw:style-name="gr28" draw:text-style-name="P20" svg:width="0.2413in" svg:height="0.1925in" draw:transform="rotate (-0.803724120543389) translate (2.86280074365704in 1.2625in)"><draw:text-box><text:p>...</text:p></draw:text-box></draw:frame><draw:custom-shape draw:name="Shape2" draw:style-name="gr29" svg:width="0.5642in" svg:height="0.4898in" svg:x="2.1354in" svg:y="1.2937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1846in" svg:y="1.3433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2984in" svg:y="1.4524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28472222222222in 1.27083333333333in)"><draw:text-box><text:p>…</text:p></draw:text-box></draw:frame></draw:g><draw:g draw:style-name="gr2"><draw:frame draw:name="Shape11" draw:style-name="gr28" draw:text-style-name="P20" svg:width="0.2531in" svg:height="0.1925in" draw:transform="rotate (-0.802851455917392) translate (1.23918963254593in 1.78888888888889in)"><draw:text-box><text:p>.…</text:p></draw:text-box></draw:frame><draw:frame draw:name="Shape11" draw:style-name="gr32" draw:text-style-name="P20" svg:width="0.3248in" svg:height="0.2413in" draw:transform="rotate (-0.802851455917392) translate (1.99027777777778in 1.12430555555556in)"><draw:text-box><text:p>….</text:p></draw:text-box></draw:frame><draw:custom-shape draw:name="Shape2" draw:style-name="gr33" svg:width="0.7587in" svg:height="0.6587in" svg:x="1.0638in" svg:y="1.1598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1303in" svg:y="1.226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2827in" svg:y="1.3724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26527777777778in 1.12708333333333in)"><draw:text-box><text:p>….</text:p></draw:text-box></draw:frame></draw:g><draw:custom-shape draw:name="Shape2" draw:style-name="gr33" svg:width="0.7587in" svg:height="0.6587in" svg:x="0.052in" svg:y="1.2563in"><text:p/><draw:enhanced-geometry svg:viewBox="0 0 21600 21600" draw:type="rectangle" draw:enhanced-path="M 0 0 L 21600 0 21600 21600 0 21600 0 0 Z N"/></draw:custom-shape><draw:g draw:style-name="gr2"><draw:custom-shape draw:name="Shape3" draw:style-name="gr34" draw:text-style-name="P21" svg:width="0.1559in" svg:height="0.1295in" svg:x="1.5508in" svg:y="1.579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7063in" svg:y1="1.5799in" svg:x2="2.5988in" svg:y2="1.6886in"><text:p/></draw:line><draw:line draw:name="Shape4" draw:style-name="gr35" draw:text-style-name="P8" svg:x1="1.7059in" svg:y1="1.7091in" svg:x2="2.5984in" svg:y2="1.7091in"><text:p/></draw:line></draw:g></draw:g><draw:custom-shape draw:name="Shape3" draw:style-name="gr36" draw:text-style-name="P21" svg:width="0.1421in" svg:height="0.1461in" svg:x="2.5984in" svg:y="1.5697in"><text:p/><draw:enhanced-geometry svg:viewBox="0 0 21600 21600" draw:type="rectangle" draw:enhanced-path="M 0 0 L 21600 0 21600 21600 0 21600 0 0 Z N"/></draw:custom-shape><draw:g draw:style-name="gr2"><draw:custom-shape draw:name="Shape3" draw:style-name="gr37" draw:text-style-name="P21" svg:width="0.1886in" svg:height="0.1886in" svg:x="0.5181in" svg:y="1.5126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702in" svg:y1="1.5126in" svg:x2="1.5823in" svg:y2="1.6791in"><text:p/></draw:line><draw:line draw:name="Shape4" draw:style-name="gr35" draw:text-style-name="P8" svg:x1="0.702in" svg:y1="1.7008in" svg:x2="1.5823in" svg:y2="1.7008in"><text:p/></draw:line></draw:g></draw:g><draw:frame draw:name="Shape5" draw:style-name="gr38" draw:text-style-name="P22" svg:width="0.9114in" svg:height="0.1323in" svg:x="-0.0244in" svg:y="1.9626in"><draw:text-box><text:p text:style-name="P8"><text:span text:style-name="T6">1x192x256</text:span></text:p></draw:text-box></draw:frame><draw:frame draw:name="Shape8" draw:style-name="gr44" draw:text-style-name="P24" svg:width="0.1815in" svg:height="0.113in" svg:x="0.5311in" svg:y="1.4063in"><draw:text-box><text:p><text:span text:style-name="T7">3x3</text:span></text:p></draw:text-box></draw:frame><draw:frame draw:name="Shape8" draw:style-name="gr44" draw:text-style-name="P24" svg:width="0.1815in" svg:height="0.113in" svg:x="1.5508in" svg:y="1.4669in"><draw:text-box><text:p><text:span text:style-name="T7">2x2</text:span></text:p></draw:text-box></draw:frame><draw:frame draw:name="Shape9" draw:style-name="gr45" draw:text-style-name="P23" svg:width="0.326in" svg:height="0.124in" draw:transform="rotate (-0.00907571211037019) translate (1.41666666666667in 2.02986111111111in)"><draw:text-box><text:p><text:span text:style-name="T6">254x190</text:span></text:p></draw:text-box></draw:frame><draw:frame draw:name="Shape9" draw:style-name="gr45" draw:text-style-name="P23" svg:width="0.2713in" svg:height="0.124in" draw:transform="rotate (-0.00907571211037019) translate (2.43680555555556in 1.95625in)"><draw:text-box><text:p><text:span text:style-name="T6">127x95</text:span></text:p></draw:text-box></draw:frame><draw:frame draw:name="Shape5" draw:style-name="gr48" draw:text-style-name="P25" svg:width="0.2988in" svg:height="0.1461in" svg:x="0.3327in" svg:y="1.1409in"><draw:text-box><text:p text:style-name="P8"><text:span text:style-name="T2">Input</text:span></text:p></draw:text-box></draw:frame><draw:frame draw:name="Shape5" draw:style-name="gr67" draw:text-style-name="P30" svg:width="0.6614in" svg:height="0.2567in" svg:x="0.8937in" svg:y="0.8508in"><draw:text-box><text:p text:style-name="P8"><text:span text:style-name="T6"><text:s/></text:span><text:span text:style-name="T6">Convolution C1</text:span></text:p><text:p text:style-name="P8"><text:span text:style-name="T10">Filters: 32</text:span></text:p><text:p text:style-name="P8"><text:span text:style-name="T10">kernel_size: 3x3</text:span></text:p></draw:text-box></draw:frame><draw:line draw:name="Shape7" draw:style-name="gr43" draw:text-style-name="P8" svg:x1="0.9756in" svg:y1="1.1063in" svg:x2="0.9756in" svg:y2="1.3543in"><text:p/></draw:line><draw:frame draw:name="Shape5" draw:style-name="gr68" draw:text-style-name="P31" svg:width="0.6614in" svg:height="0.1815in" svg:x="1.7484in" svg:y="0.8819in"><draw:text-box><text:p text:style-name="P8"><text:span text:style-name="T6"><text:s/></text:span><text:span text:style-name="T6">Max Pooling P1</text:span></text:p><text:p text:style-name="P8"><text:span text:style-name="T10">kernel_size: 2x2</text:span></text:p></draw:text-box></draw:frame><draw:line draw:name="Shape7" draw:style-name="gr43" draw:text-style-name="P8" svg:x1="2.0736in" svg:y1="1.0634in" svg:x2="2.0736in" svg:y2="1.3488in"><text:p/></draw:line><draw:g draw:style-name="gr2"><draw:line draw:name="Shape4" draw:style-name="gr35" draw:text-style-name="P8" svg:x1="2.7402in" svg:y1="1.5709in" svg:x2="3.2909in" svg:y2="1.6996in"><text:p/></draw:line><draw:line draw:name="Shape4" draw:style-name="gr35" draw:text-style-name="P8" svg:x1="2.7402in" svg:y1="1.7154in" svg:x2="3.2909in" svg:y2="1.7154in"><text:p/></draw:line></draw:g><draw:frame draw:name="Shape9" draw:style-name="gr45" draw:text-style-name="P23" svg:width="0.1161in" svg:height="0.124in" draw:transform="rotate (-0.785398163397448) translate (1.18194444444444in 1.93263888888889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2.19027777777778in 1.84444444444444in)"><draw:text-box><text:p><text:span text:style-name="T6">32</text:span></text:p></draw:text-box></draw:frame><draw:g draw:style-name="gr2"><draw:custom-shape draw:name="Shape2" draw:style-name="gr118" draw:text-style-name="P29" svg:width="0.437in" svg:height="0.424in" svg:x="3.8331in" svg:y="1.3709in"><text:p/><draw:enhanced-geometry svg:viewBox="0 0 21600 21600" draw:type="rectangle" draw:enhanced-path="M 0 0 L 21600 0 21600 21600 0 21600 0 0 Z N"/></draw:custom-shape><draw:custom-shape draw:name="Shape2" draw:style-name="gr52" draw:text-style-name="P29" svg:width="0.565in" svg:height="0.4898in" svg:x="2.963in" svg:y="1.226in"><text:p/><draw:enhanced-geometry svg:viewBox="0 0 21600 21600" draw:type="rectangle" draw:enhanced-path="M 0 0 L 21600 0 21600 21600 0 21600 0 0 Z N"/></draw:custom-shape><draw:g draw:style-name="gr2"><draw:frame draw:name="Shape9" draw:style-name="gr45" draw:text-style-name="P23" svg:width="0.2776in" svg:height="0.124in" draw:transform="rotate (-0.00907571211037019) translate (3.30793963254593in 1.92083333333333in)"><draw:text-box><text:p><text:span text:style-name="T6">126x94</text:span></text:p></draw:text-box></draw:frame><draw:frame draw:name="Shape9" draw:style-name="gr46" draw:text-style-name="P23" svg:width="0.2394in" svg:height="0.1362in" draw:transform="rotate (-0.00907571211037019) translate (4.09861111111111in 1.89722222222222in)"><draw:text-box><text:p><text:span text:style-name="T6">63x47</text:span></text:p></draw:text-box></draw:frame><draw:g draw:style-name="gr2"><draw:frame draw:name="Shape11" draw:style-name="gr28" draw:text-style-name="P28" svg:width="0.1894in" svg:height="0.1925in" draw:transform="rotate (-0.80354958761819) translate (3.17638888888889in 1.71875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3.73541666666667in 1.22986111111111in)"><draw:text-box><text:p><text:span text:style-name="T9">...</text:span></text:p></draw:text-box></draw:frame><draw:custom-shape draw:name="Shape2" draw:style-name="gr52" draw:text-style-name="P29" svg:width="0.565in" svg:height="0.4898in" svg:x="3.0067in" svg:y="1.2618in"><text:p/><draw:enhanced-geometry svg:viewBox="0 0 21600 21600" draw:type="rectangle" draw:enhanced-path="M 0 0 L 21600 0 21600 21600 0 21600 0 0 Z N"/></draw:custom-shape><draw:custom-shape draw:name="Shape2" draw:style-name="gr53" draw:text-style-name="P29" svg:width="0.565in" svg:height="0.4913in" svg:x="3.0563in" svg:y="1.311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1693in" svg:y="1.4201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15555555555556in 1.23819444444444in)"><draw:text-box><text:p><text:span text:style-name="T9">…</text:span></text:p></draw:text-box></draw:frame></draw:g><draw:g draw:style-name="gr2"><draw:frame draw:name="Shape11" draw:style-name="gr54" draw:text-style-name="P19" svg:width="0.1453in" svg:height="0.1669in" draw:transform="rotate (-0.802327857141794) translate (3.99652777777778in 1.75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4.425in 1.37430555555556in)"><draw:text-box><text:p><text:span text:style-name="T5">...</text:span></text:p></draw:text-box></draw:frame><draw:custom-shape draw:name="Shape2" draw:style-name="gr55" draw:text-style-name="P29" svg:width="0.4331in" svg:height="0.376in" svg:x="3.8673in" svg:y="1.3996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3.9047in" svg:y="1.4362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3.9917in" svg:y="1.5201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3.98125in 1.38055555555556in)"><draw:text-box><text:p><text:span text:style-name="T5">…</text:span></text:p></draw:text-box></draw:frame></draw:g><draw:g draw:style-name="gr2"><draw:custom-shape draw:name="Shape3" draw:style-name="gr66" draw:text-style-name="P21" svg:width="0.1323in" svg:height="0.1295in" svg:x="3.3228in" svg:y="1.622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4547in" svg:y1="1.6236in" svg:x2="4.1598in" svg:y2="1.7323in"><text:p/></draw:line><draw:line draw:name="Shape4" draw:style-name="gr35" draw:text-style-name="P8" svg:x1="3.4539in" svg:y1="1.75in" svg:x2="4.1591in" svg:y2="1.75in"><text:p/></draw:line></draw:g></draw:g><draw:frame draw:name="Shape5" draw:style-name="gr67" draw:text-style-name="P30" svg:width="0.6614in" svg:height="0.2567in" svg:x="2.8575in" svg:y="0.8878in"><draw:text-box><text:p text:style-name="P8"><text:span text:style-name="T6"><text:s/></text:span><text:span text:style-name="T6">Convolution C2</text:span></text:p><text:p text:style-name="P8"><text:span text:style-name="T10">Filters: 64</text:span></text:p><text:p text:style-name="P8"><text:span text:style-name="T10">kernel_size: 2x2</text:span></text:p></draw:text-box></draw:frame><draw:line draw:name="Shape7" draw:style-name="gr43" draw:text-style-name="P8" svg:x1="2.8949in" svg:y1="1.1445in" svg:x2="2.8949in" svg:y2="1.3925in"><text:p/></draw:line><draw:frame draw:name="Shape5" draw:style-name="gr68" draw:text-style-name="P31" svg:width="0.6614in" svg:height="0.1815in" svg:x="3.5874in" svg:y="0.8925in"><draw:text-box><text:p text:style-name="P8"><text:span text:style-name="T6"><text:s/></text:span><text:span text:style-name="T6">Max Pooling P2</text:span></text:p><text:p text:style-name="P8"><text:span text:style-name="T10">kernel_size: 2x2</text:span></text:p></draw:text-box></draw:frame><draw:line draw:name="Shape7" draw:style-name="gr43" draw:text-style-name="P8" svg:x1="3.8035in" svg:y1="1.0736in" svg:x2="3.8035in" svg:y2="1.3591in"><text:p/></draw:line><draw:g draw:style-name="gr2"><draw:custom-shape draw:name="Shape3" draw:style-name="gr66" draw:text-style-name="P21" svg:width="0.1323in" svg:height="0.1295in" svg:x="4.172in" svg:y="1.641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3035in" svg:y1="1.6413in" svg:x2="4.7894in" svg:y2="1.75in"><text:p/></draw:line><draw:line draw:name="Shape4" draw:style-name="gr35" draw:text-style-name="P8" svg:x1="4.3028in" svg:y1="1.7709in" svg:x2="4.7886in" svg:y2="1.7709in"><text:p/></draw:line></draw:g></draw:g><draw:frame draw:name="Shape9" draw:style-name="gr45" draw:text-style-name="P23" svg:width="0.1161in" svg:height="0.124in" draw:transform="rotate (-0.785398163397448) translate (3.07013888888889in 1.82430555555556in)"><draw:text-box><text:p><text:span text:style-name="T6">64</text:span></text:p></draw:text-box></draw:frame><draw:frame draw:name="Shape9" draw:style-name="gr45" draw:text-style-name="P23" svg:width="0.1161in" svg:height="0.124in" draw:transform="rotate (-0.785398163397448) translate (3.90972222222222in 1.81319444444444in)"><draw:text-box><text:p><text:span text:style-name="T6">64</text:span></text:p></draw:text-box></draw:frame><draw:frame draw:name="Shape8" draw:style-name="gr44" draw:text-style-name="P24" svg:width="0.1815in" svg:height="0.113in" svg:x="3.3165in" svg:y="1.5224in"><draw:text-box><text:p><text:span text:style-name="T7">2x2</text:span></text:p></draw:text-box></draw:frame></draw:g></draw:g><draw:g draw:style-name="gr2"><draw:custom-shape draw:name="Shape2" draw:style-name="gr62" draw:text-style-name="P29" svg:width="0.3287in" svg:height="0.285in" svg:x="5.1846in" svg:y="1.4551in"><text:p/><draw:enhanced-geometry svg:viewBox="0 0 21600 21600" draw:type="rectangle" draw:enhanced-path="M 0 0 L 21600 0 21600 21600 0 21600 0 0 Z N"/></draw:custom-shape><draw:frame draw:name="Shape9" draw:style-name="gr47" draw:text-style-name="P23" svg:width="0.215in" svg:height="0.1185in" draw:transform="rotate (-0.00907571211037019) translate (4.81319444444444in 1.89067147856518in)"><draw:text-box><text:p><text:span text:style-name="T6">62x46</text:span></text:p></draw:text-box></draw:frame><draw:frame draw:name="Shape9" draw:style-name="gr47" draw:text-style-name="P23" svg:width="0.2425in" svg:height="0.1185in" draw:transform="rotate (-0.00907571211037019) translate (5.35516185476815in 1.88442147856518in)"><draw:text-box><text:p><text:span text:style-name="T6">31x23</text:span></text:p></draw:text-box></draw:frame><draw:g draw:style-name="gr2"><draw:custom-shape draw:name="Shape2" draw:style-name="gr62" draw:text-style-name="P29" svg:width="0.3287in" svg:height="0.285in" svg:x="5.1602in" svg:y="1.426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5.1846in" svg:y="1.45in"><text:p/><draw:enhanced-geometry svg:viewBox="0 0 21600 21600" draw:type="rectangle" draw:enhanced-path="M 0 0 L 21600 0 21600 21600 0 21600 0 0 Z N"/></draw:custom-shape><draw:g draw:style-name="gr2"><draw:frame draw:name="Shape11" draw:style-name="gr58" draw:text-style-name="P9" svg:width="0.1098in" svg:height="0.1386in" draw:transform="rotate (-0.803200521767791) translate (5.3058562992126in 1.74344925634296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5.63155074365704in 1.45803258967629in)"><draw:text-box><text:p><text:span text:style-name="T2">...</text:span></text:p></draw:text-box></draw:frame><draw:custom-shape draw:name="Shape2" draw:style-name="gr60" draw:text-style-name="P29" svg:width="0.3295in" svg:height="0.285in" svg:x="5.2091in" svg:y="1.4764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5.2374in" svg:y="1.5043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5.3035in" svg:y="1.5681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5.29583333333333in 1.46111111111111in)"><draw:text-box><text:p><text:span text:style-name="T2">…</text:span></text:p></draw:text-box></draw:frame></draw:g></draw:g><draw:g draw:style-name="gr2"><draw:custom-shape draw:name="Shape2" draw:style-name="gr63" draw:text-style-name="P29" svg:width="0.4331in" svg:height="0.3768in" svg:x="4.4894in" svg:y="1.3134in"><text:p/><draw:enhanced-geometry svg:viewBox="0 0 21600 21600" draw:type="rectangle" draw:enhanced-path="M 0 0 L 21600 0 21600 21600 0 21600 0 0 Z N"/></draw:custom-shape><draw:g draw:style-name="gr2"><draw:custom-shape draw:name="Shape2" draw:style-name="gr63" draw:text-style-name="P29" svg:width="0.4331in" svg:height="0.3768in" svg:x="4.5209in" svg:y="1.3445in"><text:p/><draw:enhanced-geometry svg:viewBox="0 0 21600 21600" draw:type="rectangle" draw:enhanced-path="M 0 0 L 21600 0 21600 21600 0 21600 0 0 Z N"/></draw:custom-shape><draw:g draw:style-name="gr2"><draw:frame draw:name="Shape11" draw:style-name="gr41" draw:text-style-name="P19" svg:width="0.1453in" svg:height="0.1449in" draw:transform="rotate (-0.805643982720583) translate (4.68541666666667in 1.73442147856518in)"><draw:text-box><text:p><text:span text:style-name="T5">...</text:span></text:p></draw:text-box></draw:frame><draw:frame draw:name="Shape11" draw:style-name="gr41" draw:text-style-name="P19" svg:width="0.1858in" svg:height="0.1449in" draw:transform="rotate (-0.806516647346579) translate (5.11458333333333in 1.35833333333333in)"><draw:text-box><text:p><text:span text:style-name="T5">...</text:span></text:p></draw:text-box></draw:frame><draw:custom-shape draw:name="Shape2" draw:style-name="gr63" draw:text-style-name="P29" svg:width="0.4331in" svg:height="0.3768in" svg:x="4.5567in" svg:y="1.3835in"><text:p/><draw:enhanced-geometry svg:viewBox="0 0 21600 21600" draw:type="rectangle" draw:enhanced-path="M 0 0 L 21600 0 21600 21600 0 21600 0 0 Z N"/></draw:custom-shape><draw:custom-shape draw:name="Shape2" draw:style-name="gr64" draw:text-style-name="P29" svg:width="0.4335in" svg:height="0.3787in" svg:x="4.5937in" svg:y="1.4201in"><text:p/><draw:enhanced-geometry svg:viewBox="0 0 21600 21600" draw:type="rectangle" draw:enhanced-path="M 0 0 L 21600 0 21600 21600 0 21600 0 0 Z N"/></draw:custom-shape><draw:custom-shape draw:name="Shape2" draw:style-name="gr65" draw:text-style-name="P29" svg:width="0.4323in" svg:height="0.3768in" svg:x="4.6811in" svg:y="1.5043in"><text:p/><draw:enhanced-geometry svg:viewBox="0 0 21600 21600" draw:type="rectangle" draw:enhanced-path="M 0 0 L 21600 0 21600 21600 0 21600 0 0 Z N"/></draw:custom-shape><draw:frame draw:name="Shape11" draw:style-name="gr41" draw:text-style-name="P19" svg:width="0.187in" svg:height="0.1449in" draw:transform="rotate (-0.801106126665397) translate (4.67013888888889in 1.36458333333333in)"><draw:text-box><text:p><text:span text:style-name="T5">…</text:span></text:p></draw:text-box></draw:frame></draw:g></draw:g></draw:g><draw:g draw:style-name="gr2"><draw:custom-shape draw:name="Shape3" draw:style-name="gr66" draw:text-style-name="P21" svg:width="0.1323in" svg:height="0.1295in" svg:x="4.8157in" svg:y="1.6606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9476in" svg:y1="1.6606in" svg:x2="5.4335in" svg:y2="1.7693in"><text:p/></draw:line><draw:line draw:name="Shape4" draw:style-name="gr35" draw:text-style-name="P8" svg:x1="4.9476in" svg:y1="1.7902in" svg:x2="5.4335in" svg:y2="1.7902in"><text:p/></draw:line></draw:g></draw:g><draw:frame draw:name="Shape5" draw:style-name="gr67" draw:text-style-name="P30" svg:width="0.6614in" svg:height="0.2567in" svg:x="4.3972in" svg:y="0.8244in"><draw:text-box><text:p text:style-name="P8"><text:span text:style-name="T6"><text:s/></text:span><text:span text:style-name="T6">Convolution C3</text:span></text:p><text:p text:style-name="P8"><text:span text:style-name="T10">Filters: 128</text:span></text:p><text:p text:style-name="P8"><text:span text:style-name="T10">kernel_size: 2x2</text:span></text:p></draw:text-box></draw:frame><draw:line draw:name="Shape7" draw:style-name="gr43" draw:text-style-name="P8" svg:x1="4.4429in" svg:y1="1.0815in" svg:x2="4.4429in" svg:y2="1.3134in"><text:p/></draw:line><draw:frame draw:name="Shape5" draw:style-name="gr68" draw:text-style-name="P31" svg:width="0.6614in" svg:height="0.1815in" svg:x="4.9535in" svg:y="1.1028in"><draw:text-box><text:p text:style-name="P8"><text:span text:style-name="T6"><text:s/></text:span><text:span text:style-name="T6">Max Pooling P3</text:span></text:p><text:p text:style-name="P8"><text:span text:style-name="T10">kernel_size: 2x2</text:span></text:p></draw:text-box></draw:frame><draw:line draw:name="Shape7" draw:style-name="gr43" draw:text-style-name="P8" svg:x1="5.1248in" svg:y1="1.2843in" svg:x2="5.1248in" svg:y2="1.4717in"><text:p/></draw:line><draw:frame draw:name="Shape9" draw:style-name="gr45" draw:text-style-name="P23" svg:width="0.178in" svg:height="0.124in" draw:transform="rotate (-0.785398163397449) translate (4.57777777777778in 1.7878937007874in)"><draw:text-box><text:p><text:span text:style-name="T6">128</text:span></text:p></draw:text-box></draw:frame><draw:frame draw:name="Shape9" draw:style-name="gr45" draw:text-style-name="P23" svg:width="0.178in" svg:height="0.124in" draw:transform="rotate (-0.785398163397449) translate (5.20030074365704in 1.76983814523185in)"><draw:text-box><text:p><text:span text:style-name="T6">128</text:span></text:p></draw:text-box></draw:frame><draw:frame draw:name="Shape8" draw:style-name="gr44" draw:text-style-name="P24" svg:width="0.1815in" svg:height="0.113in" svg:x="4.8083in" svg:y="1.548in"><draw:text-box><text:p><text:span text:style-name="T7">2x2</text:span></text:p></draw:text-box></draw:frame></draw:g><draw:g draw:style-name="gr2"><draw:g draw:style-name="gr2"><draw:line draw:name="Shape6" draw:style-name="gr3" draw:text-style-name="P7" svg:x1="5.6346in" svg:y1="1.8354in" svg:x2="6.0185in" svg:y2="1.8354in"><text:p/></draw:line><draw:line draw:name="Shape6" draw:style-name="gr3" draw:text-style-name="P7" svg:x1="5.5496in" svg:y1="1.5087in" svg:x2="5.9039in" svg:y2="1.5087in"><text:p/></draw:line><draw:line draw:name="Shape6" draw:style-name="gr3" draw:text-style-name="P7" svg:x1="5.6346in" svg:y1="1.8358in" svg:x2="5.9488in" svg:y2="1.7071in"><text:p/></draw:line><draw:line draw:name="Shape6" draw:style-name="gr3" draw:text-style-name="P7" svg:x1="5.6421in" svg:y1="1.7043in" svg:x2="5.9807in" svg:y2="1.7681in"><text:p/></draw:line><draw:line draw:name="Shape6" draw:style-name="gr3" draw:text-style-name="P7" svg:x1="5.6421in" svg:y1="1.6213in" svg:x2="5.9484in" svg:y2="1.7043in"><text:p/></draw:line><draw:line draw:name="Shape6" draw:style-name="gr3" draw:text-style-name="P7" svg:x1="5.5787in" svg:y1="1.5579in" svg:x2="5.9173in" svg:y2="1.6217in"><text:p/></draw:line><draw:line draw:name="Shape6" draw:style-name="gr3" draw:text-style-name="P7" svg:x1="5.6756in" svg:y1="1.6535in" svg:x2="5.9244in" svg:y2="1.5579in"><text:p/></draw:line><draw:line draw:name="Shape6" draw:style-name="gr3" draw:text-style-name="P7" svg:x1="5.6421in" svg:y1="1.7677in" svg:x2="5.9248in" svg:y2="1.639in"><text:p/></draw:line></draw:g><draw:g draw:style-name="gr2"><draw:line draw:name="Shape4" draw:style-name="gr35" draw:text-style-name="P8" svg:x1="5.6339in" svg:y1="1.5965in" svg:x2="5.8866in" svg:y2="1.5087in"><text:p/></draw:line><draw:g draw:style-name="gr2"><draw:line draw:name="Shape4" draw:style-name="gr35" draw:text-style-name="P8" svg:x1="6.5535in" svg:y1="1.5673in" svg:x2="6.6594in" svg:y2="1.5673in"><text:p/></draw:line><draw:line draw:name="Shape4" draw:style-name="gr35" draw:text-style-name="P8" svg:x1="6.5697in" svg:y1="1.6079in" svg:x2="6.65in" svg:y2="1.6079in"><text:p/></draw:line></draw:g><draw:line draw:name="Shape4" draw:style-name="gr4" draw:text-style-name="P8" svg:x1="5.9035in" svg:y1="1.5087in" svg:x2="6.0177in" svg:y2="1.8354in"><text:p/></draw:line><draw:line draw:name="Shape4" draw:style-name="gr4" draw:text-style-name="P8" svg:x1="6.5291in" svg:y1="1.5524in" svg:x2="6.5992in" svg:y2="1.7346in"><text:p/></draw:line><draw:line draw:name="Shape6" draw:style-name="gr3" draw:text-style-name="P7" svg:x1="5.6417in" svg:y1="1.7043in" svg:x2="5.9803in" svg:y2="1.7681in"><text:p/></draw:line><draw:frame draw:name="Shape5" draw:style-name="gr119" draw:text-style-name="P9" svg:width="0.1807in" svg:height="0.1441in" svg:x="5.8374in" svg:y="1.3996in"><draw:text-box><text:p><text:span text:style-name="T2">FC1</text:span></text:p></draw:text-box></draw:frame><draw:frame draw:name="Shape5" draw:style-name="gr120" draw:text-style-name="P23" svg:width="0.237in" svg:height="0.1496in" svg:x="6.0949in" svg:y="1.8551in"><draw:text-box><text:p><text:span text:style-name="T6">1000</text:span></text:p></draw:text-box></draw:frame><draw:frame draw:name="Shape5" draw:style-name="gr121" draw:text-style-name="P23" svg:width="0.2185in" svg:height="0.1252in" svg:x="6.4583in" svg:y="1.7988in"><draw:text-box><text:p><text:span text:style-name="T6">1000</text:span></text:p></draw:text-box></draw:frame><draw:frame draw:name="Shape5" draw:style-name="gr122" draw:text-style-name="P23" svg:width="0.1087in" svg:height="0.1421in" svg:x="6.6894in" svg:y="1.5933in"><draw:text-box><text:p><text:span text:style-name="T6">16</text:span></text:p></draw:text-box></draw:frame><draw:line draw:name="Shape6" draw:style-name="gr3" draw:text-style-name="P7" svg:x1="5.6417in" svg:y1="1.6213in" svg:x2="5.948in" svg:y2="1.7043in"><text:p/></draw:line><draw:line draw:name="Shape6" draw:style-name="gr3" draw:text-style-name="P7" svg:x1="5.5776in" svg:y1="1.5579in" svg:x2="5.9161in" svg:y2="1.6217in"><text:p/></draw:line><draw:g draw:style-name="gr2"><draw:line draw:name="Shape6" draw:style-name="gr3" draw:text-style-name="P7" svg:x1="6.0114in" svg:y1="1.8354in" svg:x2="6.3953in" svg:y2="1.8354in"><text:p/></draw:line><draw:line draw:name="Shape6" draw:style-name="gr3" draw:text-style-name="P7" svg:x1="5.9264in" svg:y1="1.5087in" svg:x2="6.2807in" svg:y2="1.5087in"><text:p/></draw:line><draw:line draw:name="Shape6" draw:style-name="gr3" draw:text-style-name="P7" svg:x1="6.0114in" svg:y1="1.8358in" svg:x2="6.3256in" svg:y2="1.7071in"><text:p/></draw:line><draw:line draw:name="Shape6" draw:style-name="gr3" draw:text-style-name="P7" svg:x1="5.9854in" svg:y1="1.6799in" svg:x2="6.3563in" svg:y2="1.7677in"><text:p/></draw:line><draw:line draw:name="Shape6" draw:style-name="gr3" draw:text-style-name="P7" svg:x1="5.9555in" svg:y1="1.5976in" svg:x2="6.3256in" svg:y2="1.7055in"><text:p/></draw:line><draw:line draw:name="Shape6" draw:style-name="gr3" draw:text-style-name="P7" svg:x1="5.9555in" svg:y1="1.5579in" svg:x2="6.2941in" svg:y2="1.6217in"><text:p/></draw:line><draw:line draw:name="Shape6" draw:style-name="gr3" draw:text-style-name="P7" svg:x1="5.9854in" svg:y1="1.6807in" svg:x2="6.3004in" svg:y2="1.5579in"><text:p/></draw:line><draw:line draw:name="Shape6" draw:style-name="gr3" draw:text-style-name="P7" svg:x1="6.0185in" svg:y1="1.7677in" svg:x2="6.3012in" svg:y2="1.639in"><text:p/></draw:line></draw:g><draw:line draw:name="Shape4" draw:style-name="gr4" draw:text-style-name="P8" svg:x1="6.2803in" svg:y1="1.5087in" svg:x2="6.3945in" svg:y2="1.8354in"><text:p/></draw:line><draw:g draw:style-name="gr2"><draw:line draw:name="Shape6" draw:style-name="gr3" draw:text-style-name="P7" svg:x1="6.3949in" svg:y1="1.8161in" svg:x2="6.5697in" svg:y2="1.735in"><text:p/></draw:line><draw:line draw:name="Shape6" draw:style-name="gr3" draw:text-style-name="P7" svg:x1="6.3102in" svg:y1="1.5087in" svg:x2="6.5291in" svg:y2="1.5748in"><text:p/></draw:line><draw:line draw:name="Shape6" draw:style-name="gr3" draw:text-style-name="P7" svg:x1="6.3657in" svg:y1="1.7551in" svg:x2="6.5697in" svg:y2="1.6583in"><text:p/></draw:line><draw:line draw:name="Shape6" draw:style-name="gr3" draw:text-style-name="P7" svg:x1="6.3488in" svg:y1="1.6382in" svg:x2="6.5535in" svg:y2="1.6906in"><text:p/></draw:line><draw:line draw:name="Shape6" draw:style-name="gr3" draw:text-style-name="P7" svg:x1="6.3291in" svg:y1="1.5748in" svg:x2="6.5697in" svg:y2="1.6559in"><text:p/></draw:line><draw:line draw:name="Shape6" draw:style-name="gr3" draw:text-style-name="P7" svg:x1="6.3291in" svg:y1="1.5465in" svg:x2="6.5291in" svg:y2="1.5945in"><text:p/></draw:line><draw:line draw:name="Shape6" draw:style-name="gr3" draw:text-style-name="P7" svg:x1="6.3488in" svg:y1="1.6378in" svg:x2="6.5287in" svg:y2="1.5933in"><text:p/></draw:line><draw:line draw:name="Shape6" draw:style-name="gr3" draw:text-style-name="P7" svg:x1="6.3705in" svg:y1="1.7047in" svg:x2="6.5539in" svg:y2="1.6079in"><text:p/></draw:line></draw:g><draw:g draw:style-name="gr2"><draw:line draw:name="Shape4" draw:style-name="gr35" draw:text-style-name="P8" svg:x1="6.5984in" svg:y1="1.6697in" svg:x2="6.6787in" svg:y2="1.6697in"><text:p/></draw:line></draw:g><draw:frame draw:name="Shape11" draw:style-name="gr123" draw:text-style-name="P34" svg:width="0.1189in" svg:height="0.0807in" draw:transform="rotate (-1.25646252851072) translate (6.66458333333333in 1.6in)"><draw:text-box><text:p><text:span text:style-name="T10">…</text:span><text:span text:style-name="T10">.</text:span></text:p></draw:text-box></draw:frame><draw:frame draw:name="Shape5" draw:style-name="gr119" draw:text-style-name="P9" svg:width="0.1807in" svg:height="0.1441in" svg:x="6.2146in" svg:y="1.4016in"><draw:text-box><text:p><text:span text:style-name="T2">FC2</text:span></text:p></draw:text-box></draw:frame><draw:frame draw:name="Shape5" draw:style-name="gr119" draw:text-style-name="P9" svg:width="0.1807in" svg:height="0.1441in" svg:x="6.4693in" svg:y="1.4496in"><draw:text-box><text:p><text:span text:style-name="T2">FC3</text:span></text:p></draw:text-box></draw:frame></draw:g></draw:g></draw:g></text:p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9-12T14:53:01.869515392</dc:date>
    <meta:editing-duration>PT5H35M46S</meta:editing-duration>
    <meta:editing-cycles>136</meta:editing-cycles>
    <meta:generator>LibreOffice/5.1.6.2$Linux_X86_64 LibreOffice_project/10m0$Build-2</meta:generator>
    <meta:document-statistic meta:table-count="0" meta:image-count="0" meta:object-count="0" meta:page-count="3" meta:paragraph-count="3" meta:word-count="12" meta:character-count="64" meta:non-whitespace-character-count="53"/>
  </office:meta>
</office:document-meta>
</file>